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D000000294EB55EC17D53E927.png" manifest:media-type="image/png"/>
  <manifest:file-entry manifest:full-path="Pictures/10000167000002FF0000043D7FBBAEB6AD7A03D5.svg" manifest:media-type="image/svg+xml"/>
  <manifest:file-entry manifest:full-path="Pictures/1000020100000007000000249BE333ABB78A3DF2.png" manifest:media-type="image/png"/>
  <manifest:file-entry manifest:full-path="Pictures/100000BA000000B9000003B8FCAC203DB60FA8C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Standard">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paragraph-properties fo:margin-top="0cm" fo:margin-bottom="0.529cm" loext:contextual-spacing="false" fo:text-align="center" style:justify-single-word="false"/>
    </style:style>
    <style:style style:name="T1" style:family="text">
      <style:text-properties fo:font-weight="bold"/>
    </style:style>
    <style:style style:name="T2" style:family="text">
      <style:text-properties fo:font-style="italic" fo:background-color="#faf5e1" loext:char-shading-value="0" loext:padding="0.265cm" loext:border="0.06pt dashed #9999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oquent: Relationships</text:h>
      <text:list xml:id="list452400343" text:style-name="L2">
        <text:list-item>
          <text:p text:style-name="P8"><text:a xlink:type="simple" xlink:href="https://laravel.com/docs/8.x/eloquent-relationships#introduction" text:style-name="Internet_20_link" text:visited-style-name="Visited_20_Internet_20_Link">Introduction</text:a> </text:p>
        </text:list-item>
        <text:list-item>
          <text:p text:style-name="P8"><text:a xlink:type="simple" xlink:href="https://laravel.com/docs/8.x/eloquent-relationships#defining-relationships" text:style-name="Internet_20_link" text:visited-style-name="Visited_20_Internet_20_Link">Defining Relationships</text:a> </text:p>
          <text:list>
            <text:list-item>
              <text:p text:style-name="P8"><text:a xlink:type="simple" xlink:href="https://laravel.com/docs/8.x/eloquent-relationships#one-to-one" text:style-name="Internet_20_link" text:visited-style-name="Visited_20_Internet_20_Link">One To One</text:a> </text:p>
            </text:list-item>
            <text:list-item>
              <text:p text:style-name="P8"><text:a xlink:type="simple" xlink:href="https://laravel.com/docs/8.x/eloquent-relationships#one-to-many" text:style-name="Internet_20_link" text:visited-style-name="Visited_20_Internet_20_Link">One To Many</text:a> </text:p>
            </text:list-item>
            <text:list-item>
              <text:p text:style-name="P8"><text:a xlink:type="simple" xlink:href="https://laravel.com/docs/8.x/eloquent-relationships#one-to-many-inverse" text:style-name="Internet_20_link" text:visited-style-name="Visited_20_Internet_20_Link">One To Many (Inverse) / Belongs To</text:a> </text:p>
            </text:list-item>
            <text:list-item>
              <text:p text:style-name="P8"><text:a xlink:type="simple" xlink:href="https://laravel.com/docs/8.x/eloquent-relationships#has-one-through" text:style-name="Internet_20_link" text:visited-style-name="Visited_20_Internet_20_Link">Has One Through</text:a> </text:p>
            </text:list-item>
            <text:list-item>
              <text:p text:style-name="P8"><text:a xlink:type="simple" xlink:href="https://laravel.com/docs/8.x/eloquent-relationships#has-many-through" text:style-name="Internet_20_link" text:visited-style-name="Visited_20_Internet_20_Link">Has Many Through</text:a> </text:p>
            </text:list-item>
          </text:list>
        </text:list-item>
        <text:list-item>
          <text:p text:style-name="P8"><text:a xlink:type="simple" xlink:href="https://laravel.com/docs/8.x/eloquent-relationships#many-to-many" text:style-name="Internet_20_link" text:visited-style-name="Visited_20_Internet_20_Link">Many To Many Relationships</text:a> </text:p>
          <text:list>
            <text:list-item>
              <text:p text:style-name="P8"><text:a xlink:type="simple" xlink:href="https://laravel.com/docs/8.x/eloquent-relationships#retrieving-intermediate-table-columns" text:style-name="Internet_20_link" text:visited-style-name="Visited_20_Internet_20_Link">Retrieving Intermediate Table Columns</text:a> </text:p>
            </text:list-item>
            <text:list-item>
              <text:p text:style-name="P8"><text:a xlink:type="simple" xlink:href="https://laravel.com/docs/8.x/eloquent-relationships#filtering-queries-via-intermediate-table-columns" text:style-name="Internet_20_link" text:visited-style-name="Visited_20_Internet_20_Link">Filtering Queries Via Intermediate Table Columns</text:a> </text:p>
            </text:list-item>
            <text:list-item>
              <text:p text:style-name="P8"><text:a xlink:type="simple" xlink:href="https://laravel.com/docs/8.x/eloquent-relationships#defining-custom-intermediate-table-models" text:style-name="Internet_20_link" text:visited-style-name="Visited_20_Internet_20_Link">Defining Custom Intermediate Table Models</text:a> </text:p>
            </text:list-item>
          </text:list>
        </text:list-item>
        <text:list-item>
          <text:p text:style-name="P8"><text:a xlink:type="simple" xlink:href="https://laravel.com/docs/8.x/eloquent-relationships#polymorphic-relationships" text:style-name="Internet_20_link" text:visited-style-name="Visited_20_Internet_20_Link">Polymorphic Relationships</text:a> </text:p>
          <text:list>
            <text:list-item>
              <text:p text:style-name="P8"><text:a xlink:type="simple" xlink:href="https://laravel.com/docs/8.x/eloquent-relationships#one-to-one-polymorphic-relations" text:style-name="Internet_20_link" text:visited-style-name="Visited_20_Internet_20_Link">One To One</text:a> </text:p>
            </text:list-item>
            <text:list-item>
              <text:p text:style-name="P8"><text:a xlink:type="simple" xlink:href="https://laravel.com/docs/8.x/eloquent-relationships#one-to-many-polymorphic-relations" text:style-name="Internet_20_link" text:visited-style-name="Visited_20_Internet_20_Link">One To Many</text:a> </text:p>
            </text:list-item>
            <text:list-item>
              <text:p text:style-name="P8"><text:a xlink:type="simple" xlink:href="https://laravel.com/docs/8.x/eloquent-relationships#many-to-many-polymorphic-relations" text:style-name="Internet_20_link" text:visited-style-name="Visited_20_Internet_20_Link">Many To Many</text:a> </text:p>
            </text:list-item>
            <text:list-item>
              <text:p text:style-name="P8"><text:a xlink:type="simple" xlink:href="https://laravel.com/docs/8.x/eloquent-relationships#custom-polymorphic-types" text:style-name="Internet_20_link" text:visited-style-name="Visited_20_Internet_20_Link">Custom Polymorphic Types</text:a> </text:p>
            </text:list-item>
          </text:list>
        </text:list-item>
        <text:list-item>
          <text:p text:style-name="P8"><text:a xlink:type="simple" xlink:href="https://laravel.com/docs/8.x/eloquent-relationships#dynamic-relationships" text:style-name="Internet_20_link" text:visited-style-name="Visited_20_Internet_20_Link">Dynamic Relationships</text:a> </text:p>
        </text:list-item>
        <text:list-item>
          <text:p text:style-name="P8"><text:a xlink:type="simple" xlink:href="https://laravel.com/docs/8.x/eloquent-relationships#querying-relations" text:style-name="Internet_20_link" text:visited-style-name="Visited_20_Internet_20_Link">Querying Relations</text:a> </text:p>
          <text:list>
            <text:list-item>
              <text:p text:style-name="P8"><text:a xlink:type="simple" xlink:href="https://laravel.com/docs/8.x/eloquent-relationships#relationship-methods-vs-dynamic-properties" text:style-name="Internet_20_link" text:visited-style-name="Visited_20_Internet_20_Link">Relationship Methods Vs. Dynamic Properties</text:a> </text:p>
            </text:list-item>
            <text:list-item>
              <text:p text:style-name="P8"><text:a xlink:type="simple" xlink:href="https://laravel.com/docs/8.x/eloquent-relationships#querying-relationship-existence" text:style-name="Internet_20_link" text:visited-style-name="Visited_20_Internet_20_Link">Querying Relationship Existence</text:a> </text:p>
            </text:list-item>
            <text:list-item>
              <text:p text:style-name="P8"><text:a xlink:type="simple" xlink:href="https://laravel.com/docs/8.x/eloquent-relationships#querying-relationship-absence" text:style-name="Internet_20_link" text:visited-style-name="Visited_20_Internet_20_Link">Querying Relationship Absence</text:a> </text:p>
            </text:list-item>
            <text:list-item>
              <text:p text:style-name="P8"><text:a xlink:type="simple" xlink:href="https://laravel.com/docs/8.x/eloquent-relationships#querying-morph-to-relationships" text:style-name="Internet_20_link" text:visited-style-name="Visited_20_Internet_20_Link">Querying Morph To Relationships</text:a> </text:p>
            </text:list-item>
          </text:list>
        </text:list-item>
        <text:list-item>
          <text:p text:style-name="P8"><text:a xlink:type="simple" xlink:href="https://laravel.com/docs/8.x/eloquent-relationships#aggregating-related-models" text:style-name="Internet_20_link" text:visited-style-name="Visited_20_Internet_20_Link">Aggregating Related Models</text:a> </text:p>
          <text:list>
            <text:list-item>
              <text:p text:style-name="P8"><text:a xlink:type="simple" xlink:href="https://laravel.com/docs/8.x/eloquent-relationships#counting-related-models" text:style-name="Internet_20_link" text:visited-style-name="Visited_20_Internet_20_Link">Counting Related Models</text:a> </text:p>
            </text:list-item>
            <text:list-item>
              <text:p text:style-name="P8"><text:a xlink:type="simple" xlink:href="https://laravel.com/docs/8.x/eloquent-relationships#other-aggregate-functions" text:style-name="Internet_20_link" text:visited-style-name="Visited_20_Internet_20_Link">Other Aggregate Functions</text:a> </text:p>
            </text:list-item>
            <text:list-item>
              <text:p text:style-name="P8"><text:a xlink:type="simple" xlink:href="https://laravel.com/docs/8.x/eloquent-relationships#counting-related-models-on-morph-to-relationships" text:style-name="Internet_20_link" text:visited-style-name="Visited_20_Internet_20_Link">Counting Related Models On Morph To Relationships</text:a> </text:p>
            </text:list-item>
          </text:list>
        </text:list-item>
        <text:list-item>
          <text:p text:style-name="P8"><text:a xlink:type="simple" xlink:href="https://laravel.com/docs/8.x/eloquent-relationships#eager-loading" text:style-name="Internet_20_link" text:visited-style-name="Visited_20_Internet_20_Link">Eager Loading</text:a> </text:p>
          <text:list>
            <text:list-item>
              <text:p text:style-name="P8"><text:a xlink:type="simple" xlink:href="https://laravel.com/docs/8.x/eloquent-relationships#constraining-eager-loads" text:style-name="Internet_20_link" text:visited-style-name="Visited_20_Internet_20_Link">Constraining Eager Loads</text:a> </text:p>
            </text:list-item>
            <text:list-item>
              <text:p text:style-name="P8"><text:a xlink:type="simple" xlink:href="https://laravel.com/docs/8.x/eloquent-relationships#lazy-eager-loading" text:style-name="Internet_20_link" text:visited-style-name="Visited_20_Internet_20_Link">Lazy Eager Loading</text:a> </text:p>
            </text:list-item>
          </text:list>
        </text:list-item>
        <text:list-item>
          <text:p text:style-name="P8"><text:a xlink:type="simple" xlink:href="https://laravel.com/docs/8.x/eloquent-relationships#inserting-and-updating-related-models" text:style-name="Internet_20_link" text:visited-style-name="Visited_20_Internet_20_Link">Inserting &amp; Updating Related Models</text:a> </text:p>
          <text:list>
            <text:list-item>
              <text:p text:style-name="P8"><text:a xlink:type="simple" xlink:href="https://laravel.com/docs/8.x/eloquent-relationships#the-save-method" text:style-name="Internet_20_link" text:visited-style-name="Visited_20_Internet_20_Link">The </text:a><text:a xlink:type="simple" xlink:href="https://laravel.com/docs/8.x/eloquent-relationships#the-save-method" text:style-name="Internet_20_link" text:visited-style-name="Visited_20_Internet_20_Link"><text:span text:style-name="Source_20_Text">save</text:span></text:a><text:a xlink:type="simple" xlink:href="https://laravel.com/docs/8.x/eloquent-relationships#the-save-method" text:style-name="Internet_20_link" text:visited-style-name="Visited_20_Internet_20_Link"> Method</text:a> </text:p>
            </text:list-item>
            <text:list-item>
              <text:p text:style-name="P8"><text:a xlink:type="simple" xlink:href="https://laravel.com/docs/8.x/eloquent-relationships#the-create-method" text:style-name="Internet_20_link" text:visited-style-name="Visited_20_Internet_20_Link">The </text:a><text:a xlink:type="simple" xlink:href="https://laravel.com/docs/8.x/eloquent-relationships#the-create-method" text:style-name="Internet_20_link" text:visited-style-name="Visited_20_Internet_20_Link"><text:span text:style-name="Source_20_Text">create</text:span></text:a><text:a xlink:type="simple" xlink:href="https://laravel.com/docs/8.x/eloquent-relationships#the-create-method" text:style-name="Internet_20_link" text:visited-style-name="Visited_20_Internet_20_Link"> Method</text:a> </text:p>
            </text:list-item>
            <text:list-item>
              <text:p text:style-name="P8"><text:a xlink:type="simple" xlink:href="https://laravel.com/docs/8.x/eloquent-relationships#updating-belongs-to-relationships" text:style-name="Internet_20_link" text:visited-style-name="Visited_20_Internet_20_Link">Belongs To Relationships</text:a> </text:p>
            </text:list-item>
            <text:list-item>
              <text:p text:style-name="P8"><text:a xlink:type="simple" xlink:href="https://laravel.com/docs/8.x/eloquent-relationships#updating-many-to-many-relationships" text:style-name="Internet_20_link" text:visited-style-name="Visited_20_Internet_20_Link">Many To Many Relationships</text:a> </text:p>
            </text:list-item>
          </text:list>
        </text:list-item>
        <text:list-item>
          <text:p text:style-name="P5"><text:a xlink:type="simple" xlink:href="https://laravel.com/docs/8.x/eloquent-relationships#touching-parent-timestamps" text:style-name="Internet_20_link" text:visited-style-name="Visited_20_Internet_20_Link">Touching Parent Timestamps</text:a> </text:p>
        </text:list-item>
      </text:list>
      <text:h text:style-name="Heading_20_2" text:outline-level="2"><text:bookmark text:name="introduction"/><text:a xlink:type="simple" xlink:href="https://laravel.com/docs/8.x/eloquent-relationships#introduction" text:style-name="Internet_20_link" text:visited-style-name="Visited_20_Internet_20_Link">Introduction</text:a></text:h>
      <text:p text:style-name="Text_20_body">Database tables are often related to one another. For example, a blog post may have many comments or an order could be related to the user who placed it. Eloquent makes managing and working with these relationships easy, and supports a variety of common relationships:</text:p>
      <text:list xml:id="list3402260230" text:style-name="L3">
        <text:list-item>
          <text:p text:style-name="P9"><text:a xlink:type="simple" xlink:href="https://laravel.com/docs/8.x/eloquent-relationships#one-to-one" text:style-name="Internet_20_link" text:visited-style-name="Visited_20_Internet_20_Link">One To One</text:a> </text:p>
        </text:list-item>
        <text:list-item>
          <text:p text:style-name="P9"><text:soft-page-break/><text:a xlink:type="simple" xlink:href="https://laravel.com/docs/8.x/eloquent-relationships#one-to-many" text:style-name="Internet_20_link" text:visited-style-name="Visited_20_Internet_20_Link">One To Many</text:a> </text:p>
        </text:list-item>
        <text:list-item>
          <text:p text:style-name="P9"><text:a xlink:type="simple" xlink:href="https://laravel.com/docs/8.x/eloquent-relationships#many-to-many" text:style-name="Internet_20_link" text:visited-style-name="Visited_20_Internet_20_Link">Many To Many</text:a> </text:p>
        </text:list-item>
        <text:list-item>
          <text:p text:style-name="P9"><text:a xlink:type="simple" xlink:href="https://laravel.com/docs/8.x/eloquent-relationships#has-one-through" text:style-name="Internet_20_link" text:visited-style-name="Visited_20_Internet_20_Link">Has One Through</text:a> </text:p>
        </text:list-item>
        <text:list-item>
          <text:p text:style-name="P9"><text:a xlink:type="simple" xlink:href="https://laravel.com/docs/8.x/eloquent-relationships#has-many-through" text:style-name="Internet_20_link" text:visited-style-name="Visited_20_Internet_20_Link">Has Many Through</text:a> </text:p>
        </text:list-item>
        <text:list-item>
          <text:p text:style-name="P9"><text:a xlink:type="simple" xlink:href="https://laravel.com/docs/8.x/eloquent-relationships#one-to-one-polymorphic-relations" text:style-name="Internet_20_link" text:visited-style-name="Visited_20_Internet_20_Link">One To One (Polymorphic)</text:a> </text:p>
        </text:list-item>
        <text:list-item>
          <text:p text:style-name="P9"><text:a xlink:type="simple" xlink:href="https://laravel.com/docs/8.x/eloquent-relationships#one-to-many-polymorphic-relations" text:style-name="Internet_20_link" text:visited-style-name="Visited_20_Internet_20_Link">One To Many (Polymorphic)</text:a> </text:p>
        </text:list-item>
        <text:list-item>
          <text:p text:style-name="P6"><text:a xlink:type="simple" xlink:href="https://laravel.com/docs/8.x/eloquent-relationships#many-to-many-polymorphic-relations" text:style-name="Internet_20_link" text:visited-style-name="Visited_20_Internet_20_Link">Many To Many (Polymorphic)</text:a> </text:p>
        </text:list-item>
      </text:list>
      <text:h text:style-name="Heading_20_2" text:outline-level="2"><text:bookmark text:name="defining-relationships"/><text:a xlink:type="simple" xlink:href="https://laravel.com/docs/8.x/eloquent-relationships#defining-relationships" text:style-name="Internet_20_link" text:visited-style-name="Visited_20_Internet_20_Link">Defining Relationships</text:a></text:h>
      <text:p text:style-name="Text_20_body">Eloquent relationships are defined as methods on your Eloquent model classes. Since relationships also serve as powerful <text:a xlink:type="simple" xlink:href="https://laravel.com/docs/8.x/queries" text:style-name="Internet_20_link" text:visited-style-name="Visited_20_Internet_20_Link">query builders</text:a>, defining relationships as methods provides powerful method chaining and querying capabilities. For example, we may chain additional query constraints on this <text:span text:style-name="Source_20_Text">posts</text:span> relationship:</text:p>
      <text:p text:style-name="P2"><text:span text:style-name="Source_20_Text">$user-&gt;posts()-&gt;where('active', 1)-&gt;get();</text:span></text:p>
      <text:p text:style-name="Text_20_body">But, before diving too deep into using relationships, let's learn how to define each type of relationship supported by Eloquent.</text:p>
      <text:h text:style-name="Heading_20_3" text:outline-level="3"><text:bookmark text:name="one-to-one"/><text:a xlink:type="simple" xlink:href="https://laravel.com/docs/8.x/eloquent-relationships#one-to-one" text:style-name="Internet_20_link" text:visited-style-name="Visited_20_Internet_20_Link">One To One</text:a></text:h>
      <text:p text:style-name="Text_20_body">A one-to-one relationship is a very basic type of database relationship. For example, a <text:span text:style-name="Source_20_Text">User</text:span> model might be associated with one <text:span text:style-name="Source_20_Text">Phone</text:span> model. To define this relationship, we will place a <text:span text:style-name="Source_20_Text">phone</text:span> method on the <text:span text:style-name="Source_20_Text">User</text:span> model. The <text:span text:style-name="Source_20_Text">phone</text:span> method should call the <text:span text:style-name="Source_20_Text">hasOne</text:span> method and return its result. The <text:span text:style-name="Source_20_Text">hasOne</text:span> method is available to your model via the model's <text:span text:style-name="Source_20_Text">Illuminate\Database\Eloquent\Model</text:span> base class:</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hone associated with the user.</text:span></text:p>
      <text:p text:style-name="Preformatted_20_Text"><text:span text:style-name="Source_20_Text"><text:s text:c="5"/>*/</text:span></text:p>
      <text:p text:style-name="Preformatted_20_Text"><text:span text:style-name="Source_20_Text"><text:s text:c="4"/>public function phone()</text:span></text:p>
      <text:p text:style-name="Preformatted_20_Text"><text:span text:style-name="Source_20_Text"><text:s text:c="4"/>{</text:span></text:p>
      <text:p text:style-name="Preformatted_20_Text"><text:span text:style-name="Source_20_Text"><text:s text:c="8"/>return $this-&gt;hasOne(Phone::class);</text:span></text:p>
      <text:p text:style-name="Preformatted_20_Text"><text:span text:style-name="Source_20_Text"><text:s text:c="4"/>}</text:span></text:p>
      <text:p text:style-name="P2"><text:span text:style-name="Source_20_Text">}</text:span></text:p>
      <text:p text:style-name="Text_20_body">The first argument passed to the <text:span text:style-name="Source_20_Text">hasOne</text:span> method is the name of the related model class. Once the relationship is defined, we may retrieve the related record using Eloquent's dynamic properties. Dynamic properties allow you to access relationship methods as if they were properties defined on the model:</text:p>
      <text:p text:style-name="P2"><text:span text:style-name="Source_20_Text">$phone = User::find(1)-&gt;phone;</text:span></text:p>
      <text:p text:style-name="Text_20_body"><text:soft-page-break/>Eloquent determines the foreign key of the relationship based on the parent model name. In this case, the <text:span text:style-name="Source_20_Text">Phone</text:span> model is automatically assumed to have a <text:span text:style-name="Source_20_Text">user_id</text:span> foreign key. If you wish to override this convention, you may pass a second argument to the <text:span text:style-name="Source_20_Text">hasOne</text:span> method:</text:p>
      <text:p text:style-name="P2"><text:span text:style-name="Source_20_Text">return $this-&gt;hasOne(Phone::class, 'foreign_key');</text:span></text:p>
      <text:p text:style-name="Text_20_body">Additionally, Eloquent assumes that the foreign key should have a value matching the primary key column of the parent. In other words, Eloquent will look for the value of the user's <text:span text:style-name="Source_20_Text">id</text:span> column in the <text:span text:style-name="Source_20_Text">user_id</text:span> column of the <text:span text:style-name="Source_20_Text">Phone</text:span> record. If you would like the relationship to use a primary key value other than <text:span text:style-name="Source_20_Text">id</text:span> or your model's <text:span text:style-name="Source_20_Text">$primaryKey</text:span> property, you may pass a third argument to the <text:span text:style-name="Source_20_Text">hasOne</text:span> method:</text:p>
      <text:p text:style-name="P2"><text:span text:style-name="Source_20_Text">return $this-&gt;hasOne(Phone::class, 'foreign_key', 'local_key');</text:span></text:p>
      <text:h text:style-name="Heading_20_4" text:outline-level="4"><text:bookmark text:name="one-to-one-defining-the-inverse-of-the-relationship"/><text:a xlink:type="simple" xlink:href="https://laravel.com/docs/8.x/eloquent-relationships#one-to-one-defining-the-inverse-of-the-relationship" text:style-name="Internet_20_link" text:visited-style-name="Visited_20_Internet_20_Link">Defining The Inverse Of The Relationship</text:a></text:h>
      <text:p text:style-name="Text_20_body">So, we can access the <text:span text:style-name="Source_20_Text">Phone</text:span> model from our <text:span text:style-name="Source_20_Text">User</text:span> model. Next, let's define a relationship on the <text:span text:style-name="Source_20_Text">Phone</text:span> model that will let us access the user that owns the phone. We can define the inverse of a <text:span text:style-name="Source_20_Text">hasOne</text:span> relationship using the <text:span text:style-name="Source_20_Text">belongsTo</text:span> method:</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hon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user that owns the phone.</text:span></text:p>
      <text:p text:style-name="Preformatted_20_Text"><text:span text:style-name="Source_20_Text"><text:s text:c="5"/>*/</text:span></text:p>
      <text:p text:style-name="Preformatted_20_Text"><text:span text:style-name="Source_20_Text"><text:s text:c="4"/>public function user()</text:span></text:p>
      <text:p text:style-name="Preformatted_20_Text"><text:span text:style-name="Source_20_Text"><text:s text:c="4"/>{</text:span></text:p>
      <text:p text:style-name="Preformatted_20_Text"><text:span text:style-name="Source_20_Text"><text:s text:c="8"/>return $this-&gt;belongsTo(User::class);</text:span></text:p>
      <text:p text:style-name="Preformatted_20_Text"><text:span text:style-name="Source_20_Text"><text:s text:c="4"/>}</text:span></text:p>
      <text:p text:style-name="P2"><text:span text:style-name="Source_20_Text">}</text:span></text:p>
      <text:p text:style-name="Text_20_body">When invoking the <text:span text:style-name="Source_20_Text">user</text:span> method, Eloquent will attempt to find a <text:span text:style-name="Source_20_Text">User</text:span> model that has an <text:span text:style-name="Source_20_Text">id</text:span> which matches the <text:span text:style-name="Source_20_Text">user_id</text:span> column on the <text:span text:style-name="Source_20_Text">Phone</text:span> model.</text:p>
      <text:p text:style-name="Text_20_body">Eloquent determines the foreign key name by examining the name of the relationship method and suffixing the method name with <text:span text:style-name="Source_20_Text">_id</text:span>. So, in this case, Eloquent assumes that the <text:span text:style-name="Source_20_Text">Phone</text:span> model has a <text:span text:style-name="Source_20_Text">user_id</text:span> column. However, if the foreign key on the <text:span text:style-name="Source_20_Text">Phone</text:span> model is not <text:span text:style-name="Source_20_Text">user_id</text:span>, you may pass a custom key name as the second argument to the <text:span text:style-name="Source_20_Text">belongsTo</text:span> method:</text:p>
      <text:p text:style-name="Preformatted_20_Text"><text:span text:style-name="Source_20_Text">/**</text:span></text:p>
      <text:p text:style-name="Preformatted_20_Text"><text:span text:style-name="Source_20_Text"><text:s/>* Get the user that owns the phone.</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User::class, 'foreign_key');</text:span></text:p>
      <text:p text:style-name="P2"><text:span text:style-name="Source_20_Text">}</text:span></text:p>
      <text:p text:style-name="Text_20_body"><text:soft-page-break/>If the parent model does not use <text:span text:style-name="Source_20_Text">id</text:span> as its primary key, or you wish to find the associated model using a different column, you may pass a third argument to the <text:span text:style-name="Source_20_Text">belongsTo</text:span> method specifying the parent table's custom key:</text:p>
      <text:p text:style-name="Preformatted_20_Text"><text:span text:style-name="Source_20_Text">/**</text:span></text:p>
      <text:p text:style-name="Preformatted_20_Text"><text:span text:style-name="Source_20_Text"><text:s/>* Get the user that owns the phone.</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User::class, 'foreign_key', 'owner_key');</text:span></text:p>
      <text:p text:style-name="P2"><text:span text:style-name="Source_20_Text">}</text:span></text:p>
      <text:h text:style-name="Heading_20_3" text:outline-level="3"><text:bookmark text:name="one-to-many"/><text:a xlink:type="simple" xlink:href="https://laravel.com/docs/8.x/eloquent-relationships#one-to-many" text:style-name="Internet_20_link" text:visited-style-name="Visited_20_Internet_20_Link">One To Many</text:a></text:h>
      <text:p text:style-name="Text_20_body">A one-to-many relationship is used to define relationships where a single model is the parent to one or more child models. For example, a blog post may have an infinite number of comments. Like all other Eloquent relationships, one-to-many relationships are defined by defining a method on your Eloquent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comments for the blog post.</text:span></text:p>
      <text:p text:style-name="Preformatted_20_Text"><text:span text:style-name="Source_20_Text"><text:s text:c="5"/>*/</text:span></text:p>
      <text:p text:style-name="Preformatted_20_Text"><text:span text:style-name="Source_20_Text"><text:s text:c="4"/>public function comments()</text:span></text:p>
      <text:p text:style-name="Preformatted_20_Text"><text:span text:style-name="Source_20_Text"><text:s text:c="4"/>{</text:span></text:p>
      <text:p text:style-name="Preformatted_20_Text"><text:span text:style-name="Source_20_Text"><text:s text:c="8"/>return $this-&gt;hasMany(Comment::class);</text:span></text:p>
      <text:p text:style-name="Preformatted_20_Text"><text:span text:style-name="Source_20_Text"><text:s text:c="4"/>}</text:span></text:p>
      <text:p text:style-name="P2"><text:span text:style-name="Source_20_Text">}</text:span></text:p>
      <text:p text:style-name="Text_20_body">Remember, Eloquent will automatically determine the proper foreign key column for the <text:span text:style-name="Source_20_Text">Comment</text:span> model. By convention, Eloquent will take the "snake case" name of the parent model and suffix it with <text:span text:style-name="Source_20_Text">_id</text:span>. So, in this example, Eloquent will assume the foreign key column on the <text:span text:style-name="Source_20_Text">Comment</text:span> model is <text:span text:style-name="Source_20_Text">post_id</text:span>.</text:p>
      <text:p text:style-name="Text_20_body">Once the relationship method has been defined, we can access the <text:a xlink:type="simple" xlink:href="https://laravel.com/docs/8.x/eloquent-collections" text:style-name="Internet_20_link" text:visited-style-name="Visited_20_Internet_20_Link">collection</text:a> of related comments by accessing the <text:span text:style-name="Source_20_Text">comments</text:span> property. Remember, since Eloquent provides "dynamic relationship properties", we can access relationship methods as if they were defined as properties on the model:</text:p>
      <text:p text:style-name="Preformatted_20_Text"><text:span text:style-name="Source_20_Text">use App\Models\Post;</text:span></text:p>
      <text:p text:style-name="Preformatted_20_Text"/>
      <text:p text:style-name="Preformatted_20_Text"><text:span text:style-name="Source_20_Text">$comments = Post::find(1)-&gt;comments;</text:span></text:p>
      <text:p text:style-name="Preformatted_20_Text"/>
      <text:p text:style-name="Preformatted_20_Text"><text:span text:style-name="Source_20_Text">foreach ($comments as $comment) {</text:span></text:p>
      <text:p text:style-name="Preformatted_20_Text"><text:span text:style-name="Source_20_Text"><text:s text:c="4"/>//</text:span></text:p>
      <text:p text:style-name="P2"><text:span text:style-name="Source_20_Text">}</text:span></text:p>
      <text:p text:style-name="Text_20_body">Since all relationships also serve as query builders, you may add further constraints to the relationship query by calling the <text:span text:style-name="Source_20_Text">comments</text:span> method and continuing to chain conditions onto the query:</text:p>
      <text:p text:style-name="Preformatted_20_Text"><text:soft-page-break/><text:span text:style-name="Source_20_Text">$comment = Post::find(1)-&gt;comments()</text:span></text:p>
      <text:p text:style-name="Preformatted_20_Text"><text:span text:style-name="Source_20_Text"><text:s text:c="20"/>-&gt;where('title', 'foo')</text:span></text:p>
      <text:p text:style-name="P2"><text:span text:style-name="Source_20_Text"><text:s text:c="20"/>-&gt;first();</text:span></text:p>
      <text:p text:style-name="Text_20_body">Like the <text:span text:style-name="Source_20_Text">hasOne</text:span> method, you may also override the foreign and local keys by passing additional arguments to the <text:span text:style-name="Source_20_Text">hasMany</text:span> method:</text:p>
      <text:p text:style-name="Preformatted_20_Text"><text:span text:style-name="Source_20_Text">return $this-&gt;hasMany(Comment::class, 'foreign_key');</text:span></text:p>
      <text:p text:style-name="Preformatted_20_Text"/>
      <text:p text:style-name="P2"><text:span text:style-name="Source_20_Text">return $this-&gt;hasMany(Comment::class, 'foreign_key', 'local_key');</text:span></text:p>
      <text:h text:style-name="Heading_20_3" text:outline-level="3"><text:bookmark text:name="one-to-many-inverse"/><text:a xlink:type="simple" xlink:href="https://laravel.com/docs/8.x/eloquent-relationships#one-to-many-inverse" text:style-name="Internet_20_link" text:visited-style-name="Visited_20_Internet_20_Link">One To Many (Inverse) / Belongs To</text:a></text:h>
      <text:p text:style-name="Text_20_body">Now that we can access all of a post's comments, let's define a relationship to allow a comment to access its parent post. To define the inverse of a <text:span text:style-name="Source_20_Text">hasMany</text:span> relationship, define a relationship method on the child model which calls the <text:span text:style-name="Source_20_Text">belongsTo</text:span> method:</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mmen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ost that owns the comment.</text:span></text:p>
      <text:p text:style-name="Preformatted_20_Text"><text:span text:style-name="Source_20_Text"><text:s text:c="5"/>*/</text:span></text:p>
      <text:p text:style-name="Preformatted_20_Text"><text:span text:style-name="Source_20_Text"><text:s text:c="4"/>public function post()</text:span></text:p>
      <text:p text:style-name="Preformatted_20_Text"><text:span text:style-name="Source_20_Text"><text:s text:c="4"/>{</text:span></text:p>
      <text:p text:style-name="Preformatted_20_Text"><text:span text:style-name="Source_20_Text"><text:s text:c="8"/>return $this-&gt;belongsTo(Post::class);</text:span></text:p>
      <text:p text:style-name="Preformatted_20_Text"><text:span text:style-name="Source_20_Text"><text:s text:c="4"/>}</text:span></text:p>
      <text:p text:style-name="P2"><text:span text:style-name="Source_20_Text">}</text:span></text:p>
      <text:p text:style-name="Text_20_body">Once the relationship has been defined, we can retrieve a comment's parent post by accessing the <text:span text:style-name="Source_20_Text">post</text:span> "dynamic relationship property":</text:p>
      <text:p text:style-name="Preformatted_20_Text"><text:span text:style-name="Source_20_Text">use App\Models\Comment;</text:span></text:p>
      <text:p text:style-name="Preformatted_20_Text"/>
      <text:p text:style-name="Preformatted_20_Text"><text:span text:style-name="Source_20_Text">$comment = Comment::find(1);</text:span></text:p>
      <text:p text:style-name="Preformatted_20_Text"/>
      <text:p text:style-name="P2"><text:span text:style-name="Source_20_Text">return $comment-&gt;post-&gt;title;</text:span></text:p>
      <text:p text:style-name="Text_20_body">In the example above, Eloquent will attempt to find a <text:span text:style-name="Source_20_Text">Post</text:span> model that has an <text:span text:style-name="Source_20_Text">id</text:span> which matches the <text:span text:style-name="Source_20_Text">post_id</text:span> column on the <text:span text:style-name="Source_20_Text">Comment</text:span> model.</text:p>
      <text:p text:style-name="Text_20_body">Eloquent determines the default foreign key name by examining the name of the relationship method and suffixing the method name with a <text:span text:style-name="Source_20_Text">_</text:span> followed by the name of the parent model's primary key column. So, in this example, Eloquent will assume the <text:span text:style-name="Source_20_Text">Post</text:span> model's foreign key on the <text:span text:style-name="Source_20_Text">comments</text:span> table is <text:span text:style-name="Source_20_Text">post_id</text:span>.</text:p>
      <text:p text:style-name="Text_20_body">However, if the foreign key for your relationship does not follow these conventions, you may pass a custom foreign key name as the second argument to the <text:span text:style-name="Source_20_Text">belongsTo</text:span> method:</text:p>
      <text:p text:style-name="Preformatted_20_Text"><text:span text:style-name="Source_20_Text">/**</text:span></text:p>
      <text:p text:style-name="Preformatted_20_Text"><text:span text:style-name="Source_20_Text"><text:s/>* Get the post that owns the comment.</text:span></text:p>
      <text:p text:style-name="Preformatted_20_Text"><text:span text:style-name="Source_20_Text"><text:s/>*/</text:span></text:p>
      <text:p text:style-name="Preformatted_20_Text"><text:soft-page-break/><text:span text:style-name="Source_20_Text">public function post()</text:span></text:p>
      <text:p text:style-name="Preformatted_20_Text"><text:span text:style-name="Source_20_Text">{</text:span></text:p>
      <text:p text:style-name="Preformatted_20_Text"><text:span text:style-name="Source_20_Text"><text:s text:c="4"/>return $this-&gt;belongsTo(Post::class, 'foreign_key');</text:span></text:p>
      <text:p text:style-name="P2"><text:span text:style-name="Source_20_Text">}</text:span></text:p>
      <text:p text:style-name="Text_20_body">If your parent model does not use <text:span text:style-name="Source_20_Text">id</text:span> as its primary key, or you wish to find the associated model using a different column, you may pass a third argument to the <text:span text:style-name="Source_20_Text">belongsTo</text:span> method specifying your parent table's custom key:</text:p>
      <text:p text:style-name="Preformatted_20_Text"><text:span text:style-name="Source_20_Text">/**</text:span></text:p>
      <text:p text:style-name="Preformatted_20_Text"><text:span text:style-name="Source_20_Text"><text:s/>* Get the post that owns the comment.</text:span></text:p>
      <text:p text:style-name="Preformatted_20_Text"><text:span text:style-name="Source_20_Text"><text:s/>*/</text:span></text:p>
      <text:p text:style-name="Preformatted_20_Text"><text:span text:style-name="Source_20_Text">public function post()</text:span></text:p>
      <text:p text:style-name="Preformatted_20_Text"><text:span text:style-name="Source_20_Text">{</text:span></text:p>
      <text:p text:style-name="Preformatted_20_Text"><text:span text:style-name="Source_20_Text"><text:s text:c="4"/>return $this-&gt;belongsTo(Post::class, 'foreign_key', 'owner_key');</text:span></text:p>
      <text:p text:style-name="P2"><text:span text:style-name="Source_20_Text">}</text:span></text:p>
      <text:h text:style-name="Heading_20_4" text:outline-level="4"><text:bookmark text:name="default-models"/><text:a xlink:type="simple" xlink:href="https://laravel.com/docs/8.x/eloquent-relationships#default-models" text:style-name="Internet_20_link" text:visited-style-name="Visited_20_Internet_20_Link">Default Models</text:a></text:h>
      <text:p text:style-name="Text_20_body">The <text:span text:style-name="Source_20_Text">belongsTo</text:span>, <text:span text:style-name="Source_20_Text">hasOne</text:span>, <text:span text:style-name="Source_20_Text">hasOneThrough</text:span>, and <text:span text:style-name="Source_20_Text">morphOne</text:span> relationships allow you to define a default model that will be returned if the given relationship is <text:span text:style-name="Source_20_Text">null</text:span>. This pattern is often referred to as the <text:a xlink:type="simple" xlink:href="https://en.wikipedia.org/wiki/Null_Object_pattern" text:style-name="Internet_20_link" text:visited-style-name="Visited_20_Internet_20_Link">Null Object pattern</text:a> and can help remove conditional checks in your code. In the following example, the <text:span text:style-name="Source_20_Text">user</text:span> relation will return an empty <text:span text:style-name="Source_20_Text">App\Models\User</text:span> model if no user is attached to the <text:span text:style-name="Source_20_Text">Post</text:span> model:</text:p>
      <text:p text:style-name="Preformatted_20_Text"><text:span text:style-name="Source_20_Text">/**</text:span></text:p>
      <text:p text:style-name="Preformatted_20_Text"><text:span text:style-name="Source_20_Text"><text:s/>* Get the author of the post.</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User::class)-&gt;withDefault();</text:span></text:p>
      <text:p text:style-name="P2"><text:span text:style-name="Source_20_Text">}</text:span></text:p>
      <text:p text:style-name="Text_20_body">To populate the default model with attributes, you may pass an array or closure to the <text:span text:style-name="Source_20_Text">withDefault</text:span> method:</text:p>
      <text:p text:style-name="Preformatted_20_Text"><text:span text:style-name="Source_20_Text">/**</text:span></text:p>
      <text:p text:style-name="Preformatted_20_Text"><text:span text:style-name="Source_20_Text"><text:s/>* Get the author of the post.</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User::class)-&gt;withDefault([</text:span></text:p>
      <text:p text:style-name="Preformatted_20_Text"><text:span text:style-name="Source_20_Text"><text:s text:c="8"/>'name' =&gt; 'Guest Autho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Get the author of the post.</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User::class)-&gt;withDefault(function ($user, $post) {</text:span></text:p>
      <text:p text:style-name="Preformatted_20_Text"><text:span text:style-name="Source_20_Text"><text:s text:c="8"/>$user-&gt;name = 'Guest Author';</text:span></text:p>
      <text:p text:style-name="Preformatted_20_Text"><text:span text:style-name="Source_20_Text"><text:s text:c="4"/>});</text:span></text:p>
      <text:p text:style-name="P2"><text:span text:style-name="Source_20_Text">}</text:span></text:p>
      <text:h text:style-name="Heading_20_3" text:outline-level="3"><text:bookmark text:name="has-one-through"/><text:soft-page-break/><text:a xlink:type="simple" xlink:href="https://laravel.com/docs/8.x/eloquent-relationships#has-one-through" text:style-name="Internet_20_link" text:visited-style-name="Visited_20_Internet_20_Link">Has One Through</text:a></text:h>
      <text:p text:style-name="Text_20_body">The "has-one-through" relationship defines a one-to-one relationship with another model. However, this relationship indicates that the declaring model can be matched with one instance of another model by proceeding <text:span text:style-name="Emphasis">through</text:span> a third model.</text:p>
      <text:p text:style-name="Text_20_body">For example, in a vehicle repair shop application, each <text:span text:style-name="Source_20_Text">Mechanic</text:span> model may be associated with one <text:span text:style-name="Source_20_Text">Car</text:span> model, and each <text:span text:style-name="Source_20_Text">Car</text:span> model may be associated with one <text:span text:style-name="Source_20_Text">Owner</text:span> model. While the mechanic and the owner have no direct relationship within the database, the mechanic can access the owner <text:span text:style-name="Emphasis">through</text:span> the <text:span text:style-name="Source_20_Text">Car</text:span> model. Let's look at the tables necessary to define this relationship:</text:p>
      <text:p text:style-name="Preformatted_20_Text"><text:span text:style-name="Source_20_Text">mechanic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cars</text:span></text:p>
      <text:p text:style-name="Preformatted_20_Text"><text:span text:style-name="Source_20_Text"><text:s text:c="4"/>id - integer</text:span></text:p>
      <text:p text:style-name="Preformatted_20_Text"><text:span text:style-name="Source_20_Text"><text:s text:c="4"/>model - string</text:span></text:p>
      <text:p text:style-name="Preformatted_20_Text"><text:span text:style-name="Source_20_Text"><text:s text:c="4"/>mechanic_id - integer</text:span></text:p>
      <text:p text:style-name="Preformatted_20_Text"/>
      <text:p text:style-name="Preformatted_20_Text"><text:span text:style-name="Source_20_Text">owners</text:span></text:p>
      <text:p text:style-name="Preformatted_20_Text"><text:span text:style-name="Source_20_Text"><text:s text:c="4"/>id - integer</text:span></text:p>
      <text:p text:style-name="Preformatted_20_Text"><text:span text:style-name="Source_20_Text"><text:s text:c="4"/>name - string</text:span></text:p>
      <text:p text:style-name="P2"><text:span text:style-name="Source_20_Text"><text:s text:c="4"/>car_id - integer</text:span></text:p>
      <text:p text:style-name="Text_20_body">Now that we have examined the table structure for the relationship, let's define the relationship on the <text:span text:style-name="Source_20_Text">Mechanic</text:span>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Mechanic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car's owner.</text:span></text:p>
      <text:p text:style-name="Preformatted_20_Text"><text:span text:style-name="Source_20_Text"><text:s text:c="5"/>*/</text:span></text:p>
      <text:p text:style-name="Preformatted_20_Text"><text:span text:style-name="Source_20_Text"><text:s text:c="4"/>public function carOwner()</text:span></text:p>
      <text:p text:style-name="Preformatted_20_Text"><text:span text:style-name="Source_20_Text"><text:s text:c="4"/>{</text:span></text:p>
      <text:p text:style-name="Preformatted_20_Text"><text:span text:style-name="Source_20_Text"><text:s text:c="8"/>return $this-&gt;hasOneThrough(Owner::class, Car::class);</text:span></text:p>
      <text:p text:style-name="Preformatted_20_Text"><text:span text:style-name="Source_20_Text"><text:s text:c="4"/>}</text:span></text:p>
      <text:p text:style-name="P2"><text:span text:style-name="Source_20_Text">}</text:span></text:p>
      <text:p text:style-name="Text_20_body">The first argument passed to the <text:span text:style-name="Source_20_Text">hasOneThrough</text:span> method is the name of the final model we wish to access, while the second argument is the name of the intermediate model.</text:p>
      <text:h text:style-name="Heading_20_4" text:outline-level="4"><text:bookmark text:name="has-one-through-key-conventions"/><text:a xlink:type="simple" xlink:href="https://laravel.com/docs/8.x/eloquent-relationships#has-one-through-key-conventions" text:style-name="Internet_20_link" text:visited-style-name="Visited_20_Internet_20_Link">Key Conventions</text:a></text:h>
      <text:p text:style-name="Text_20_body">Typical Eloquent foreign key conventions will be used when performing the relationship's queries. If you would like to customize the keys of the relationship, you may pass them as the third and fourth arguments to the <text:span text:style-name="Source_20_Text">hasOneThrough</text:span> method. The third argument is the name of the foreign key on the intermediate model. The fourth argument is the name of the foreign key on the final model. The fifth argument is the local key, while the sixth argument is the local key of the intermediate model:</text:p>
      <text:p text:style-name="Preformatted_20_Text"><text:span text:style-name="Source_20_Text">class Mechanic extends Model</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Get the car's owner.</text:span></text:p>
      <text:p text:style-name="Preformatted_20_Text"><text:span text:style-name="Source_20_Text"><text:s text:c="5"/>*/</text:span></text:p>
      <text:p text:style-name="Preformatted_20_Text"><text:span text:style-name="Source_20_Text"><text:s text:c="4"/>public function carOwner()</text:span></text:p>
      <text:p text:style-name="Preformatted_20_Text"><text:span text:style-name="Source_20_Text"><text:s text:c="4"/>{</text:span></text:p>
      <text:p text:style-name="Preformatted_20_Text"><text:span text:style-name="Source_20_Text"><text:s text:c="8"/>return $this-&gt;hasOneThrough(</text:span></text:p>
      <text:p text:style-name="Preformatted_20_Text"><text:span text:style-name="Source_20_Text"><text:s text:c="12"/>Owner::class,</text:span></text:p>
      <text:p text:style-name="Preformatted_20_Text"><text:span text:style-name="Source_20_Text"><text:s text:c="12"/>Car::class,</text:span></text:p>
      <text:p text:style-name="Preformatted_20_Text"><text:span text:style-name="Source_20_Text"><text:s text:c="12"/>'mechanic_id', // Foreign key on the cars table...</text:span></text:p>
      <text:p text:style-name="Preformatted_20_Text"><text:span text:style-name="Source_20_Text"><text:s text:c="12"/>'car_id', // Foreign key on the owners table...</text:span></text:p>
      <text:p text:style-name="Preformatted_20_Text"><text:span text:style-name="Source_20_Text"><text:s text:c="12"/>'id', // Local key on the mechanics table...</text:span></text:p>
      <text:p text:style-name="Preformatted_20_Text"><text:span text:style-name="Source_20_Text"><text:s text:c="12"/>'id' // Local key on the cars tabl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h text:style-name="Heading_20_3" text:outline-level="3"><text:bookmark text:name="has-many-through"/><text:a xlink:type="simple" xlink:href="https://laravel.com/docs/8.x/eloquent-relationships#has-many-through" text:style-name="Internet_20_link" text:visited-style-name="Visited_20_Internet_20_Link">Has Many Through</text:a></text:h>
      <text:p text:style-name="Text_20_body">The "has-many-through" relationship provides a convenient way to access distant relations via an intermediate relation. For example, let's assume we are building a deployment platform like <text:a xlink:type="simple" xlink:href="https://vapor.laravel.com/" text:style-name="Internet_20_link" text:visited-style-name="Visited_20_Internet_20_Link">Laravel Vapor</text:a>. A <text:span text:style-name="Source_20_Text">Project</text:span> model might access many <text:span text:style-name="Source_20_Text">Deployment</text:span> models through an intermediate <text:span text:style-name="Source_20_Text">Environment</text:span> model. Using this example, you could easily gather all deployments for a given environment. Let's look at the tables required to define this relationship:</text:p>
      <text:p text:style-name="Preformatted_20_Text"><text:span text:style-name="Source_20_Text">project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environments</text:span></text:p>
      <text:p text:style-name="Preformatted_20_Text"><text:span text:style-name="Source_20_Text"><text:s text:c="4"/>id - integer</text:span></text:p>
      <text:p text:style-name="Preformatted_20_Text"><text:span text:style-name="Source_20_Text"><text:s text:c="4"/>project_id - integer</text:span></text:p>
      <text:p text:style-name="Preformatted_20_Text"><text:span text:style-name="Source_20_Text"><text:s text:c="4"/>name - string</text:span></text:p>
      <text:p text:style-name="Preformatted_20_Text"/>
      <text:p text:style-name="Preformatted_20_Text"><text:span text:style-name="Source_20_Text">deployments</text:span></text:p>
      <text:p text:style-name="Preformatted_20_Text"><text:span text:style-name="Source_20_Text"><text:s text:c="4"/>id - integer</text:span></text:p>
      <text:p text:style-name="Preformatted_20_Text"><text:span text:style-name="Source_20_Text"><text:s text:c="4"/>environment_id - integer</text:span></text:p>
      <text:p text:style-name="P2"><text:span text:style-name="Source_20_Text"><text:s text:c="4"/>commit_hash - string</text:span></text:p>
      <text:p text:style-name="Text_20_body">Now that we have examined the table structure for the relationship, let's define the relationship on the <text:span text:style-name="Source_20_Text">Project</text:span>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rojec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deployments for the project.</text:span></text:p>
      <text:p text:style-name="Preformatted_20_Text"><text:span text:style-name="Source_20_Text"><text:s text:c="5"/>*/</text:span></text:p>
      <text:p text:style-name="Preformatted_20_Text"><text:span text:style-name="Source_20_Text"><text:s text:c="4"/>public function deployments()</text:span></text:p>
      <text:p text:style-name="Preformatted_20_Text"><text:span text:style-name="Source_20_Text"><text:s text:c="4"/>{</text:span></text:p>
      <text:p text:style-name="Preformatted_20_Text"><text:span text:style-name="Source_20_Text"><text:s text:c="8"/>return $this-&gt;hasManyThrough(Deployment::class, Environment::class);</text:span></text:p>
      <text:p text:style-name="Preformatted_20_Text"><text:span text:style-name="Source_20_Text"><text:s text:c="4"/>}</text:span></text:p>
      <text:p text:style-name="P2"><text:span text:style-name="Source_20_Text">}</text:span></text:p>
      <text:p text:style-name="Text_20_body"><text:soft-page-break/>The first argument passed to the <text:span text:style-name="Source_20_Text">hasManyThrough</text:span> method is the name of the final model we wish to access, while the second argument is the name of the intermediate model.</text:p>
      <text:p text:style-name="Text_20_body">Though the <text:span text:style-name="Source_20_Text">Deployment</text:span> model's table does not contain a <text:span text:style-name="Source_20_Text">project_id</text:span> column, the <text:span text:style-name="Source_20_Text">hasManyThrough</text:span> relation provides access to a project's deployments via <text:span text:style-name="Source_20_Text">$project-&gt;deployments</text:span>. To retrieve these models, Eloquent inspects the <text:span text:style-name="Source_20_Text">project_id</text:span> column on the intermediate <text:span text:style-name="Source_20_Text">Environment</text:span> model's table. After finding the relevant environment IDs, they are used to query the <text:span text:style-name="Source_20_Text">Deployment</text:span> model's table.</text:p>
      <text:h text:style-name="Heading_20_4" text:outline-level="4"><text:bookmark text:name="has-many-through-key-conventions"/><text:a xlink:type="simple" xlink:href="https://laravel.com/docs/8.x/eloquent-relationships#has-many-through-key-conventions" text:style-name="Internet_20_link" text:visited-style-name="Visited_20_Internet_20_Link">Key Conventions</text:a></text:h>
      <text:p text:style-name="Text_20_body">Typical Eloquent foreign key conventions will be used when performing the relationship's queries. If you would like to customize the keys of the relationship, you may pass them as the third and fourth arguments to the <text:span text:style-name="Source_20_Text">hasManyThrough</text:span> method. The third argument is the name of the foreign key on the intermediate model. The fourth argument is the name of the foreign key on the final model. The fifth argument is the local key, while the sixth argument is the local key of the intermediate model:</text:p>
      <text:p text:style-name="Preformatted_20_Text"><text:span text:style-name="Source_20_Text">class Project extends Model</text:span></text:p>
      <text:p text:style-name="Preformatted_20_Text"><text:span text:style-name="Source_20_Text">{</text:span></text:p>
      <text:p text:style-name="Preformatted_20_Text"><text:span text:style-name="Source_20_Text"><text:s text:c="4"/>public function deployments()</text:span></text:p>
      <text:p text:style-name="Preformatted_20_Text"><text:span text:style-name="Source_20_Text"><text:s text:c="4"/>{</text:span></text:p>
      <text:p text:style-name="Preformatted_20_Text"><text:span text:style-name="Source_20_Text"><text:s text:c="8"/>return $this-&gt;hasManyThrough(</text:span></text:p>
      <text:p text:style-name="Preformatted_20_Text"><text:span text:style-name="Source_20_Text"><text:s text:c="12"/>Deployment::class,</text:span></text:p>
      <text:p text:style-name="Preformatted_20_Text"><text:span text:style-name="Source_20_Text"><text:s text:c="12"/>Environment::class,</text:span></text:p>
      <text:p text:style-name="Preformatted_20_Text"><text:span text:style-name="Source_20_Text"><text:s text:c="12"/>'project_id', // Foreign key on the environments table...</text:span></text:p>
      <text:p text:style-name="Preformatted_20_Text"><text:span text:style-name="Source_20_Text"><text:s text:c="12"/>'environment_id', // Foreign key on the deployments table...</text:span></text:p>
      <text:p text:style-name="Preformatted_20_Text"><text:span text:style-name="Source_20_Text"><text:s text:c="12"/>'id', // Local key on the projects table...</text:span></text:p>
      <text:p text:style-name="Preformatted_20_Text"><text:span text:style-name="Source_20_Text"><text:s text:c="12"/>'id' // Local key on the environments tabl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h text:style-name="Heading_20_2" text:outline-level="2"><text:bookmark text:name="many-to-many"/><text:a xlink:type="simple" xlink:href="https://laravel.com/docs/8.x/eloquent-relationships#many-to-many" text:style-name="Internet_20_link" text:visited-style-name="Visited_20_Internet_20_Link">Many To Many Relationships</text:a></text:h>
      <text:p text:style-name="Text_20_body">Many-to-many relations are slightly more complicated than <text:span text:style-name="Source_20_Text">hasOne</text:span> and <text:span text:style-name="Source_20_Text">hasMany</text:span> relationships. An example of a many-to-many relationship is a user that has many roles and those roles are also shared by other users in the application. For example, a user may be assigned the role of "Author" and "Editor"; however, those roles may also be assigned to other users as well. So, a user has many roles and a role has many users.</text:p>
      <text:h text:style-name="Heading_20_4" text:outline-level="4"><text:bookmark text:name="many-to-many-table-structure"/><text:a xlink:type="simple" xlink:href="https://laravel.com/docs/8.x/eloquent-relationships#many-to-many-table-structure" text:style-name="Internet_20_link" text:visited-style-name="Visited_20_Internet_20_Link">Table Structure</text:a></text:h>
      <text:p text:style-name="Text_20_body">To define this relationship, three database tables are needed: <text:span text:style-name="Source_20_Text">users</text:span>, <text:span text:style-name="Source_20_Text">roles</text:span>, and <text:span text:style-name="Source_20_Text">role_user</text:span>. The <text:span text:style-name="Source_20_Text">role_user</text:span> table is derived from the alphabetical order of the related model names and contains <text:span text:style-name="Source_20_Text">user_id</text:span> and <text:span text:style-name="Source_20_Text">role_id</text:span> columns. This table is used as an intermediate table linking the users and roles.</text:p>
      <text:p text:style-name="Text_20_body">Remember, since a role can belong to many users, we cannot simply place a <text:span text:style-name="Source_20_Text">user_id</text:span> column on the <text:span text:style-name="Source_20_Text">roles</text:span> table. This would mean that a role could only belong to a single user. In order to provide support for roles being assigned to multiple users, the <text:span text:style-name="Source_20_Text">role_user</text:span> table is needed. We can summarize the relationship's table structure like so:</text:p>
      <text:p text:style-name="Preformatted_20_Text"><text:soft-page-break/><text:span text:style-name="Source_20_Text">user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role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role_user</text:span></text:p>
      <text:p text:style-name="Preformatted_20_Text"><text:span text:style-name="Source_20_Text"><text:s text:c="4"/>user_id - integer</text:span></text:p>
      <text:p text:style-name="P2"><text:span text:style-name="Source_20_Text"><text:s text:c="4"/>role_id - integer</text:span></text:p>
      <text:h text:style-name="Heading_20_4" text:outline-level="4"><text:bookmark text:name="many-to-many-model-structure"/><text:a xlink:type="simple" xlink:href="https://laravel.com/docs/8.x/eloquent-relationships#many-to-many-model-structure" text:style-name="Internet_20_link" text:visited-style-name="Visited_20_Internet_20_Link">Model Structure</text:a></text:h>
      <text:p text:style-name="Text_20_body">Many-to-many relationships are defined by writing a method that returns the result of the <text:span text:style-name="Source_20_Text">belongsToMany</text:span> method. The <text:span text:style-name="Source_20_Text">belongsToMany</text:span> method is provided by the <text:span text:style-name="Source_20_Text">Illuminate\Database\Eloquent\Model</text:span> base class that is used by all of your application's Eloquent models. For example, let's define a <text:span text:style-name="Source_20_Text">roles</text:span> method on our <text:span text:style-name="Source_20_Text">User</text:span> model. The first argument passed to this method is the name of the related model class:</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roles that belong to the user.</text:span></text:p>
      <text:p text:style-name="Preformatted_20_Text"><text:span text:style-name="Source_20_Text"><text:s text:c="5"/>*/</text:span></text:p>
      <text:p text:style-name="Preformatted_20_Text"><text:span text:style-name="Source_20_Text"><text:s text:c="4"/>public function roles()</text:span></text:p>
      <text:p text:style-name="Preformatted_20_Text"><text:span text:style-name="Source_20_Text"><text:s text:c="4"/>{</text:span></text:p>
      <text:p text:style-name="Preformatted_20_Text"><text:span text:style-name="Source_20_Text"><text:s text:c="8"/>return $this-&gt;belongsToMany(Role::class);</text:span></text:p>
      <text:p text:style-name="Preformatted_20_Text"><text:span text:style-name="Source_20_Text"><text:s text:c="4"/>}</text:span></text:p>
      <text:p text:style-name="P2"><text:span text:style-name="Source_20_Text">}</text:span></text:p>
      <text:p text:style-name="Text_20_body">Once the relationship is defined, you may access the user's roles using the <text:span text:style-name="Source_20_Text">roles</text:span> dynamic relationship property:</text:p>
      <text:p text:style-name="Preformatted_20_Text"><text:span text:style-name="Source_20_Text">use App\Models\User;</text:span></text:p>
      <text:p text:style-name="Preformatted_20_Text"/>
      <text:p text:style-name="Preformatted_20_Text"><text:span text:style-name="Source_20_Text">$user = User::find(1);</text:span></text:p>
      <text:p text:style-name="Preformatted_20_Text"/>
      <text:p text:style-name="Preformatted_20_Text"><text:span text:style-name="Source_20_Text">foreach ($user-&gt;roles as $role) {</text:span></text:p>
      <text:p text:style-name="Preformatted_20_Text"><text:span text:style-name="Source_20_Text"><text:s text:c="4"/>//</text:span></text:p>
      <text:p text:style-name="P2"><text:span text:style-name="Source_20_Text">}</text:span></text:p>
      <text:p text:style-name="Text_20_body">Since all relationships also serve as query builders, you may add further constraints to the relationship query by calling the <text:span text:style-name="Source_20_Text">roles</text:span> method and continuing to chain conditions onto the query:</text:p>
      <text:p text:style-name="P2"><text:span text:style-name="Source_20_Text">$roles = User::find(1)-&gt;roles()-&gt;orderBy('name')-&gt;get();</text:span></text:p>
      <text:p text:style-name="Text_20_body">To determine the table name of the relationship's intermediate table, Eloquent will join the two related model names in alphabetical order. However, you are free to override this convention. You may do so by passing a second argument to the <text:span text:style-name="Source_20_Text">belongsToMany</text:span> method:</text:p>
      <text:p text:style-name="P2"><text:span text:style-name="Source_20_Text">return $this-&gt;belongsToMany(Role::class, 'role_user');</text:span></text:p>
      <text:p text:style-name="Text_20_body"><text:soft-page-break/>In addition to customizing the name of the intermediate table, you may also customize the column names of the keys on the table by passing additional arguments to the <text:span text:style-name="Source_20_Text">belongsToMany</text:span> method. The third argument is the foreign key name of the model on which you are defining the relationship, while the fourth argument is the foreign key name of the model that you are joining to:</text:p>
      <text:p text:style-name="P2"><text:span text:style-name="Source_20_Text">return $this-&gt;belongsToMany(Role::class, 'role_user', 'user_id', 'role_id');</text:span></text:p>
      <text:h text:style-name="Heading_20_4" text:outline-level="4"><text:bookmark text:name="many-to-many-defining-the-inverse-of-the-relationship"/><text:a xlink:type="simple" xlink:href="https://laravel.com/docs/8.x/eloquent-relationships#many-to-many-defining-the-inverse-of-the-relationship" text:style-name="Internet_20_link" text:visited-style-name="Visited_20_Internet_20_Link">Defining The Inverse Of The Relationship</text:a></text:h>
      <text:p text:style-name="Text_20_body">To define the "inverse" of a many-to-many relationship, you should define a method on the related model which also returns the result of the <text:span text:style-name="Source_20_Text">belongsToMany</text:span> method. To complete our user / role example, let's define the <text:span text:style-name="Source_20_Text">users</text:span> method on the <text:span text:style-name="Source_20_Text">Role</text:span>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Rol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users that belong to the role.</text:span></text:p>
      <text:p text:style-name="Preformatted_20_Text"><text:span text:style-name="Source_20_Text"><text:s text:c="5"/>*/</text:span></text:p>
      <text:p text:style-name="Preformatted_20_Text"><text:span text:style-name="Source_20_Text"><text:s text:c="4"/>public function users()</text:span></text:p>
      <text:p text:style-name="Preformatted_20_Text"><text:span text:style-name="Source_20_Text"><text:s text:c="4"/>{</text:span></text:p>
      <text:p text:style-name="Preformatted_20_Text"><text:span text:style-name="Source_20_Text"><text:s text:c="8"/>return $this-&gt;belongsToMany(User::class);</text:span></text:p>
      <text:p text:style-name="Preformatted_20_Text"><text:span text:style-name="Source_20_Text"><text:s text:c="4"/>}</text:span></text:p>
      <text:p text:style-name="P2"><text:span text:style-name="Source_20_Text">}</text:span></text:p>
      <text:p text:style-name="Text_20_body">As you can see, the relationship is defined exactly the same as its <text:span text:style-name="Source_20_Text">User</text:span> model counterpart with the exception of referencing the <text:span text:style-name="Source_20_Text">App\Models\User</text:span> model. Since we're reusing the <text:span text:style-name="Source_20_Text">belongsToMany</text:span> method, all of the usual table and key customization options are available when defining the "inverse" of many-to-many relationships.</text:p>
      <text:h text:style-name="Heading_20_3" text:outline-level="3"><text:bookmark text:name="retrieving-intermediate-table-columns"/><text:a xlink:type="simple" xlink:href="https://laravel.com/docs/8.x/eloquent-relationships#retrieving-intermediate-table-columns" text:style-name="Internet_20_link" text:visited-style-name="Visited_20_Internet_20_Link">Retrieving Intermediate Table Columns</text:a></text:h>
      <text:p text:style-name="Text_20_body">As you have already learned, working with many-to-many relations requires the presence of an intermediate table. Eloquent provides some very helpful ways of interacting with this table. For example, let's assume our <text:span text:style-name="Source_20_Text">User</text:span> model has many <text:span text:style-name="Source_20_Text">Role</text:span> models that it is related to. After accessing this relationship, we may access the intermediate table using the <text:span text:style-name="Source_20_Text">pivot</text:span> attribute on the models:</text:p>
      <text:p text:style-name="Preformatted_20_Text"><text:span text:style-name="Source_20_Text">use App\Models\User;</text:span></text:p>
      <text:p text:style-name="Preformatted_20_Text"/>
      <text:p text:style-name="Preformatted_20_Text"><text:span text:style-name="Source_20_Text">$user = User::find(1);</text:span></text:p>
      <text:p text:style-name="Preformatted_20_Text"/>
      <text:p text:style-name="Preformatted_20_Text"><text:span text:style-name="Source_20_Text">foreach ($user-&gt;roles as $role) {</text:span></text:p>
      <text:p text:style-name="Preformatted_20_Text"><text:span text:style-name="Source_20_Text"><text:s text:c="4"/>echo $role-&gt;pivot-&gt;created_at;</text:span></text:p>
      <text:p text:style-name="P2"><text:span text:style-name="Source_20_Text">}</text:span></text:p>
      <text:p text:style-name="Text_20_body">Notice that each <text:span text:style-name="Source_20_Text">Role</text:span> model we retrieve is automatically assigned a <text:span text:style-name="Source_20_Text">pivot</text:span> attribute. This attribute contains a model representing the intermediate table.</text:p>
      <text:p text:style-name="Text_20_body">By default, only the model keys will be present on the <text:span text:style-name="Source_20_Text">pivot</text:span> model. If your intermediate table contains extra attributes, you must specify them when defining the relationship:</text:p>
      <text:p text:style-name="P2"><text:soft-page-break/><text:span text:style-name="Source_20_Text">return $this-&gt;belongsToMany(Role::class)-&gt;withPivot('active', 'created_by');</text:span></text:p>
      <text:p text:style-name="Text_20_body">If you would like your intermediate table to have <text:span text:style-name="Source_20_Text">created_at</text:span> and <text:span text:style-name="Source_20_Text">updated_at</text:span> timestamps that are automatically maintained by Eloquent, call the <text:span text:style-name="Source_20_Text">withTimestamps</text:span> method when defining the relationship:</text:p>
      <text:p text:style-name="P2"><text:span text:style-name="Source_20_Text">return $this-&gt;belongsToMany(Role::class)-&gt;withTimestamps();</text:span></text:p>
      <text:p text:style-name="Quotations"><draw:frame draw:style-name="fr1" draw:name="Figura1" text:anchor-type="as-char" svg:width="0.185cm" svg:height="0.953cm" draw:z-index="0"><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Intermediate tables that utilize Eloquent's automatically maintained timestamps are required to have both <text:span text:style-name="Source_20_Text">created_at</text:span> and <text:span text:style-name="Source_20_Text">updated_at</text:span> timestamp columns.</text:p>
      <text:h text:style-name="Heading_20_4" text:outline-level="4"><text:bookmark text:name="customizing-the-pivot-attribute-name"/><text:a xlink:type="simple" xlink:href="https://laravel.com/docs/8.x/eloquent-relationships#customizing-the-pivot-attribute-name" text:style-name="Internet_20_link" text:visited-style-name="Visited_20_Internet_20_Link">Customizing The </text:a><text:a xlink:type="simple" xlink:href="https://laravel.com/docs/8.x/eloquent-relationships#customizing-the-pivot-attribute-name" text:style-name="Internet_20_link" text:visited-style-name="Visited_20_Internet_20_Link"><text:span text:style-name="Source_20_Text">pivot</text:span></text:a><text:a xlink:type="simple" xlink:href="https://laravel.com/docs/8.x/eloquent-relationships#customizing-the-pivot-attribute-name" text:style-name="Internet_20_link" text:visited-style-name="Visited_20_Internet_20_Link"> Attribute Name</text:a></text:h>
      <text:p text:style-name="Text_20_body">As noted previously, attributes from the intermediate table may be accessed on models via the <text:span text:style-name="Source_20_Text">pivot</text:span> attribute. However, you are free to customize the name of this attribute to better reflect its purpose within your application.</text:p>
      <text:p text:style-name="Text_20_body">For example, if your application contains users that may subscribe to podcasts, you likely have a many-to-many relationship between users and podcasts. If this is the case, you may wish to rename your intermediate table attribute to <text:span text:style-name="Source_20_Text">subscription</text:span> instead of <text:span text:style-name="Source_20_Text">pivot</text:span>. This can be done using the <text:span text:style-name="Source_20_Text">as</text:span> method when defining the relationship:</text:p>
      <text:p text:style-name="Preformatted_20_Text"><text:span text:style-name="Source_20_Text">return $this-&gt;belongsToMany(Podcast::class)</text:span></text:p>
      <text:p text:style-name="Preformatted_20_Text"><text:span text:style-name="Source_20_Text"><text:s text:c="16"/>-&gt;as('subscription')</text:span></text:p>
      <text:p text:style-name="P2"><text:span text:style-name="Source_20_Text"><text:s text:c="16"/>-&gt;withTimestamps();</text:span></text:p>
      <text:p text:style-name="Text_20_body">Once the custom intermediate table attribute has been specified, you may access the intermediate table data using the customized name:</text:p>
      <text:p text:style-name="Preformatted_20_Text"><text:span text:style-name="Source_20_Text">$users = User::with('podcasts')-&gt;get();</text:span></text:p>
      <text:p text:style-name="Preformatted_20_Text"/>
      <text:p text:style-name="Preformatted_20_Text"><text:span text:style-name="Source_20_Text">foreach ($users-&gt;flatMap-&gt;podcasts as $podcast) {</text:span></text:p>
      <text:p text:style-name="Preformatted_20_Text"><text:span text:style-name="Source_20_Text"><text:s text:c="4"/>echo $podcast-&gt;subscription-&gt;created_at;</text:span></text:p>
      <text:p text:style-name="P2"><text:span text:style-name="Source_20_Text">}</text:span></text:p>
      <text:h text:style-name="Heading_20_3" text:outline-level="3"><text:bookmark text:name="filtering-queries-via-intermediate-table-columns"/><text:a xlink:type="simple" xlink:href="https://laravel.com/docs/8.x/eloquent-relationships#filtering-queries-via-intermediate-table-columns" text:style-name="Internet_20_link" text:visited-style-name="Visited_20_Internet_20_Link">Filtering Queries Via Intermediate Table Columns</text:a></text:h>
      <text:p text:style-name="Text_20_body">You can also filter the results returned by <text:span text:style-name="Source_20_Text">belongsToMany</text:span> relationship queries using the <text:span text:style-name="Source_20_Text">wherePivot</text:span>, <text:span text:style-name="Source_20_Text">wherePivotIn</text:span>, and <text:span text:style-name="Source_20_Text">wherePivotNotIn</text:span> methods when defining the relationship:</text:p>
      <text:p text:style-name="Preformatted_20_Text"><text:span text:style-name="Source_20_Text">return $this-&gt;belongsToMany(Role::class)</text:span></text:p>
      <text:p text:style-name="Preformatted_20_Text"><text:span text:style-name="Source_20_Text"><text:s text:c="16"/>-&gt;wherePivot('approved', 1);</text:span></text:p>
      <text:p text:style-name="Preformatted_20_Text"/>
      <text:p text:style-name="Preformatted_20_Text"><text:span text:style-name="Source_20_Text">return $this-&gt;belongsToMany(Role::class)</text:span></text:p>
      <text:p text:style-name="Preformatted_20_Text"><text:span text:style-name="Source_20_Text"><text:s text:c="16"/>-&gt;wherePivotIn('priority', [1, 2]);</text:span></text:p>
      <text:p text:style-name="Preformatted_20_Text"/>
      <text:p text:style-name="Preformatted_20_Text"><text:span text:style-name="Source_20_Text">return $this-&gt;belongsToMany(Role::class)</text:span></text:p>
      <text:p text:style-name="P2"><text:span text:style-name="Source_20_Text"><text:s text:c="16"/>-&gt;wherePivotNotIn('priority', [1, 2]);</text:span></text:p>
      <text:h text:style-name="Heading_20_3" text:outline-level="3"><text:bookmark text:name="defining-custom-intermediate-table-models"/><text:soft-page-break/><text:a xlink:type="simple" xlink:href="https://laravel.com/docs/8.x/eloquent-relationships#defining-custom-intermediate-table-models" text:style-name="Internet_20_link" text:visited-style-name="Visited_20_Internet_20_Link">Defining Custom Intermediate Table Models</text:a></text:h>
      <text:p text:style-name="Text_20_body">If you would like to define a custom model to represent the intermediate table of your many-to-many relationship, you may call the <text:span text:style-name="Source_20_Text">using</text:span> method when defining the relationship. Custom pivot models give you the opportunity to define additional methods on the pivot model.</text:p>
      <text:p text:style-name="Text_20_body">Custom many-to-many pivot models should extend the <text:span text:style-name="Source_20_Text">Illuminate\Database\Eloquent\Relations\Pivot</text:span> class while custom polymorphic many-to-many pivot models should extend the <text:span text:style-name="Source_20_Text">Illuminate\Database\Eloquent\Relations\MorphPivot</text:span> class. For example, we may define a <text:span text:style-name="Source_20_Text">Role</text:span> model which uses a custom <text:span text:style-name="Source_20_Text">RoleUser</text:span> pivot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Rol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users that belong to the role.</text:span></text:p>
      <text:p text:style-name="Preformatted_20_Text"><text:span text:style-name="Source_20_Text"><text:s text:c="5"/>*/</text:span></text:p>
      <text:p text:style-name="Preformatted_20_Text"><text:span text:style-name="Source_20_Text"><text:s text:c="4"/>public function users()</text:span></text:p>
      <text:p text:style-name="Preformatted_20_Text"><text:span text:style-name="Source_20_Text"><text:s text:c="4"/>{</text:span></text:p>
      <text:p text:style-name="Preformatted_20_Text"><text:span text:style-name="Source_20_Text"><text:s text:c="8"/>return $this-&gt;belongsToMany(User::class)-&gt;using(RoleUser::class);</text:span></text:p>
      <text:p text:style-name="Preformatted_20_Text"><text:span text:style-name="Source_20_Text"><text:s text:c="4"/>}</text:span></text:p>
      <text:p text:style-name="P2"><text:span text:style-name="Source_20_Text">}</text:span></text:p>
      <text:p text:style-name="Text_20_body">When defining the <text:span text:style-name="Source_20_Text">RoleUser</text:span> model, you should extend the <text:span text:style-name="Source_20_Text">Illuminate\Database\Eloquent\Relations\Pivot</text:span> class:</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Relations\Pivot;</text:span></text:p>
      <text:p text:style-name="Preformatted_20_Text"/>
      <text:p text:style-name="Preformatted_20_Text"><text:span text:style-name="Source_20_Text">class RoleUser extends Pivot</text:span></text:p>
      <text:p text:style-name="Preformatted_20_Text"><text:span text:style-name="Source_20_Text">{</text:span></text:p>
      <text:p text:style-name="Preformatted_20_Text"><text:span text:style-name="Source_20_Text"><text:s text:c="4"/>//</text:span></text:p>
      <text:p text:style-name="P2"><text:span text:style-name="Source_20_Text">}</text:span></text:p>
      <text:p text:style-name="Quotations"><draw:frame draw:style-name="fr1" draw:name="Figura2" text:anchor-type="as-char" svg:width="0.185cm" svg:height="0.953cm" draw:z-index="1"><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Pivot models may not use the <text:span text:style-name="Source_20_Text">SoftDeletes</text:span> trait. If you need to soft delete pivot records consider converting your pivot model to an actual Eloquent model.</text:p>
      <text:h text:style-name="Heading_20_4" text:outline-level="4"><text:bookmark text:name="custom-pivot-models-and-incrementing-ids"/><text:a xlink:type="simple" xlink:href="https://laravel.com/docs/8.x/eloquent-relationships#custom-pivot-models-and-incrementing-ids" text:style-name="Internet_20_link" text:visited-style-name="Visited_20_Internet_20_Link">Custom Pivot Models And Incrementing IDs</text:a></text:h>
      <text:p text:style-name="Text_20_body">If you have defined a many-to-many relationship that uses a custom pivot model, and that pivot model has an auto-incrementing primary key, you should ensure your custom pivot model class defines an <text:span text:style-name="Source_20_Text">incrementing</text:span> property that is set to <text:span text:style-name="Source_20_Text">true</text:span>.</text:p>
      <text:p text:style-name="Preformatted_20_Text"><text:span text:style-name="Source_20_Text">/**</text:span></text:p>
      <text:p text:style-name="Preformatted_20_Text"><text:span text:style-name="Source_20_Text"><text:s/>* Indicates if the IDs are auto-incrementing.</text:span></text:p>
      <text:p text:style-name="Preformatted_20_Text"><text:span text:style-name="Source_20_Text"><text:s/>*</text:span></text:p>
      <text:p text:style-name="Preformatted_20_Text"><text:span text:style-name="Source_20_Text"><text:s/>* @var bool</text:span></text:p>
      <text:p text:style-name="Preformatted_20_Text"><text:soft-page-break/><text:span text:style-name="Source_20_Text"><text:s/>*/</text:span></text:p>
      <text:p text:style-name="P2"><text:span text:style-name="Source_20_Text">public $incrementing = true;</text:span></text:p>
      <text:h text:style-name="Heading_20_2" text:outline-level="2"><text:bookmark text:name="polymorphic-relationships"/><text:a xlink:type="simple" xlink:href="https://laravel.com/docs/8.x/eloquent-relationships#polymorphic-relationships" text:style-name="Internet_20_link" text:visited-style-name="Visited_20_Internet_20_Link">Polymorphic Relationships</text:a></text:h>
      <text:p text:style-name="Text_20_body">A polymorphic relationship allows the child model to belong to more than one type of model using a single association. For example, imagine you are building an application that allows users to share blog posts and videos. In such an application, a <text:span text:style-name="Source_20_Text">Comment</text:span> model might belong to both the <text:span text:style-name="Source_20_Text">Post</text:span> and <text:span text:style-name="Source_20_Text">Video</text:span> models.</text:p>
      <text:h text:style-name="Heading_20_3" text:outline-level="3"><text:bookmark text:name="one-to-one-polymorphic-relations"/><text:a xlink:type="simple" xlink:href="https://laravel.com/docs/8.x/eloquent-relationships#one-to-one-polymorphic-relations" text:style-name="Internet_20_link" text:visited-style-name="Visited_20_Internet_20_Link">One To One (Polymorphic)</text:a></text:h>
      <text:h text:style-name="Heading_20_4" text:outline-level="4"><text:bookmark text:name="one-to-one-polymorphic-table-structure"/><text:a xlink:type="simple" xlink:href="https://laravel.com/docs/8.x/eloquent-relationships#one-to-one-polymorphic-table-structure" text:style-name="Internet_20_link" text:visited-style-name="Visited_20_Internet_20_Link">Table Structure</text:a></text:h>
      <text:p text:style-name="Text_20_body">A one-to-one polymorphic relation is similar to a typical one-to-one relation; however, the child model can belong to more than one type of model using a single association. For example, a blog <text:span text:style-name="Source_20_Text">Post</text:span> and a <text:span text:style-name="Source_20_Text">User</text:span> may share a polymorphic relation to an <text:span text:style-name="Source_20_Text">Image</text:span> model. Using a one-to-one polymorphic relation allows you to have a single table of unique images that may be associated with posts and users. First, let's examine the table structure:</text:p>
      <text:p text:style-name="Preformatted_20_Text"><text:span text:style-name="Source_20_Text">post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user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images</text:span></text:p>
      <text:p text:style-name="Preformatted_20_Text"><text:span text:style-name="Source_20_Text"><text:s text:c="4"/>id - integer</text:span></text:p>
      <text:p text:style-name="Preformatted_20_Text"><text:span text:style-name="Source_20_Text"><text:s text:c="4"/>url - string</text:span></text:p>
      <text:p text:style-name="Preformatted_20_Text"><text:span text:style-name="Source_20_Text"><text:s text:c="4"/>imageable_id - integer</text:span></text:p>
      <text:p text:style-name="P2"><text:span text:style-name="Source_20_Text"><text:s text:c="4"/>imageable_type - string</text:span></text:p>
      <text:p text:style-name="Text_20_body">Note the <text:span text:style-name="Source_20_Text">imageable_id</text:span> and <text:span text:style-name="Source_20_Text">imageable_type</text:span> columns on the <text:span text:style-name="Source_20_Text">images</text:span> table. The <text:span text:style-name="Source_20_Text">imageable_id</text:span> column will contain the ID value of the post or user, while the <text:span text:style-name="Source_20_Text">imageable_type</text:span> column will contain the class name of the parent model. The <text:span text:style-name="Source_20_Text">imageable_type</text:span> column is used by Eloquent to determine which "type" of parent model to return when accessing the <text:span text:style-name="Source_20_Text">imageable</text:span> relation. In this case, the column would contain either <text:span text:style-name="Source_20_Text">App\Models\Post</text:span> or <text:span text:style-name="Source_20_Text">App\Models\User</text:span>.</text:p>
      <text:h text:style-name="Heading_20_4" text:outline-level="4"><text:bookmark text:name="one-to-one-polymorphic-model-structure"/><text:a xlink:type="simple" xlink:href="https://laravel.com/docs/8.x/eloquent-relationships#one-to-one-polymorphic-model-structure" text:style-name="Internet_20_link" text:visited-style-name="Visited_20_Internet_20_Link">Model Structure</text:a></text:h>
      <text:p text:style-name="Text_20_body">Next, let's examine the model definitions needed to build this relationship:</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Imag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arent imageable model (user or post).</text:span></text:p>
      <text:p text:style-name="Preformatted_20_Text"><text:soft-page-break/><text:span text:style-name="Source_20_Text"><text:s text:c="5"/>*/</text:span></text:p>
      <text:p text:style-name="Preformatted_20_Text"><text:span text:style-name="Source_20_Text"><text:s text:c="4"/>public function image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ost's image.</text:span></text:p>
      <text:p text:style-name="Preformatted_20_Text"><text:span text:style-name="Source_20_Text"><text:s text:c="5"/>*/</text:span></text:p>
      <text:p text:style-name="Preformatted_20_Text"><text:span text:style-name="Source_20_Text"><text:s text:c="4"/>public function image()</text:span></text:p>
      <text:p text:style-name="Preformatted_20_Text"><text:span text:style-name="Source_20_Text"><text:s text:c="4"/>{</text:span></text:p>
      <text:p text:style-name="Preformatted_20_Text"><text:span text:style-name="Source_20_Text"><text:s text:c="8"/>return $this-&gt;morphOne(Image::class, 'imageabl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user's image.</text:span></text:p>
      <text:p text:style-name="Preformatted_20_Text"><text:span text:style-name="Source_20_Text"><text:s text:c="5"/>*/</text:span></text:p>
      <text:p text:style-name="Preformatted_20_Text"><text:span text:style-name="Source_20_Text"><text:s text:c="4"/>public function image()</text:span></text:p>
      <text:p text:style-name="Preformatted_20_Text"><text:span text:style-name="Source_20_Text"><text:s text:c="4"/>{</text:span></text:p>
      <text:p text:style-name="Preformatted_20_Text"><text:span text:style-name="Source_20_Text"><text:s text:c="8"/>return $this-&gt;morphOne(Image::class, 'imageable');</text:span></text:p>
      <text:p text:style-name="Preformatted_20_Text"><text:span text:style-name="Source_20_Text"><text:s text:c="4"/>}</text:span></text:p>
      <text:p text:style-name="P2"><text:span text:style-name="Source_20_Text">}</text:span></text:p>
      <text:h text:style-name="Heading_20_4" text:outline-level="4"><text:bookmark text:name="one-to-one-polymorphic-retrieving-the-relationship"/><text:a xlink:type="simple" xlink:href="https://laravel.com/docs/8.x/eloquent-relationships#one-to-one-polymorphic-retrieving-the-relationship" text:style-name="Internet_20_link" text:visited-style-name="Visited_20_Internet_20_Link">Retrieving The Relationship</text:a></text:h>
      <text:p text:style-name="Text_20_body">Once your database table and models are defined, you may access the relationships via your models. For example, to retrieve the image for a post, we can access the <text:span text:style-name="Source_20_Text">image</text:span> dynamic relationship property:</text:p>
      <text:p text:style-name="Preformatted_20_Text"><text:span text:style-name="Source_20_Text">use App\Models\Post;</text:span></text:p>
      <text:p text:style-name="Preformatted_20_Text"/>
      <text:p text:style-name="Preformatted_20_Text"><text:span text:style-name="Source_20_Text">$post = Post::find(1);</text:span></text:p>
      <text:p text:style-name="Preformatted_20_Text"/>
      <text:p text:style-name="P2"><text:span text:style-name="Source_20_Text">$image = $post-&gt;image;</text:span></text:p>
      <text:p text:style-name="Text_20_body">You may retrieve the parent of the polymorphic model by accessing the name of the method that performs the call to <text:span text:style-name="Source_20_Text">morphTo</text:span>. In this case, that is the <text:span text:style-name="Source_20_Text">imageable</text:span> method on the <text:span text:style-name="Source_20_Text">Image</text:span> model. So, we will access that method as a dynamic relationship property:</text:p>
      <text:p text:style-name="Preformatted_20_Text"><text:span text:style-name="Source_20_Text">use App\Models\Image;</text:span></text:p>
      <text:p text:style-name="Preformatted_20_Text"/>
      <text:p text:style-name="Preformatted_20_Text"><text:span text:style-name="Source_20_Text">$image = Image::find(1);</text:span></text:p>
      <text:p text:style-name="Preformatted_20_Text"/>
      <text:p text:style-name="P2"><text:span text:style-name="Source_20_Text">$imageable = $image-&gt;imageable;</text:span></text:p>
      <text:p text:style-name="Text_20_body">The <text:span text:style-name="Source_20_Text">imageable</text:span> relation on the <text:span text:style-name="Source_20_Text">Image</text:span> model will return either a <text:span text:style-name="Source_20_Text">Post</text:span> or <text:span text:style-name="Source_20_Text">User</text:span> instance, depending on which type of model owns the image.</text:p>
      <text:h text:style-name="Heading_20_4" text:outline-level="4"><text:bookmark text:name="morph-one-to-one-key-conventions"/><text:a xlink:type="simple" xlink:href="https://laravel.com/docs/8.x/eloquent-relationships#morph-one-to-one-key-conventions" text:style-name="Internet_20_link" text:visited-style-name="Visited_20_Internet_20_Link">Key Conventions</text:a></text:h>
      <text:p text:style-name="Text_20_body">If necessary, you may specify the name of the "id" and "type" columns utilized by your polymorphic child model. If you do so, ensure that you always pass the name of the relationship as <text:soft-page-break/>the first argument to the <text:span text:style-name="Source_20_Text">morphTo</text:span> method. Typically, this value should match the method name, so you may use PHP's <text:span text:style-name="Source_20_Text">__FUNCTION__</text:span> constant:</text:p>
      <text:p text:style-name="Preformatted_20_Text"><text:span text:style-name="Source_20_Text">/**</text:span></text:p>
      <text:p text:style-name="Preformatted_20_Text"><text:span text:style-name="Source_20_Text"><text:s/>* Get the model that the image belongs to.</text:span></text:p>
      <text:p text:style-name="Preformatted_20_Text"><text:span text:style-name="Source_20_Text"><text:s/>*/</text:span></text:p>
      <text:p text:style-name="Preformatted_20_Text"><text:span text:style-name="Source_20_Text">public function imageable()</text:span></text:p>
      <text:p text:style-name="Preformatted_20_Text"><text:span text:style-name="Source_20_Text">{</text:span></text:p>
      <text:p text:style-name="Preformatted_20_Text"><text:span text:style-name="Source_20_Text"><text:s text:c="4"/>return $this-&gt;morphTo(__FUNCTION__, 'imageable_type', 'imageable_id');</text:span></text:p>
      <text:p text:style-name="P2"><text:span text:style-name="Source_20_Text">}</text:span></text:p>
      <text:h text:style-name="Heading_20_3" text:outline-level="3"><text:bookmark text:name="one-to-many-polymorphic-relations"/><text:a xlink:type="simple" xlink:href="https://laravel.com/docs/8.x/eloquent-relationships#one-to-many-polymorphic-relations" text:style-name="Internet_20_link" text:visited-style-name="Visited_20_Internet_20_Link">One To Many (Polymorphic)</text:a></text:h>
      <text:h text:style-name="Heading_20_4" text:outline-level="4"><text:bookmark text:name="one-to-many-polymorphic-table-structure"/><text:a xlink:type="simple" xlink:href="https://laravel.com/docs/8.x/eloquent-relationships#one-to-many-polymorphic-table-structure" text:style-name="Internet_20_link" text:visited-style-name="Visited_20_Internet_20_Link">Table Structure</text:a></text:h>
      <text:p text:style-name="Text_20_body">A one-to-many polymorphic relation is similar to a typical one-to-many relation; however, the child model can belong to more than one type of model using a single association. For example, imagine users of your application can "comment" on posts and videos. Using polymorphic relationships, you may use a single <text:span text:style-name="Source_20_Text">comments</text:span> table to contain comments for both posts and videos. First, let's examine the table structure required to build this relationship:</text:p>
      <text:p text:style-name="Preformatted_20_Text"><text:span text:style-name="Source_20_Text">posts</text:span></text:p>
      <text:p text:style-name="Preformatted_20_Text"><text:span text:style-name="Source_20_Text"><text:s text:c="4"/>id - integer</text:span></text:p>
      <text:p text:style-name="Preformatted_20_Text"><text:span text:style-name="Source_20_Text"><text:s text:c="4"/>title - string</text:span></text:p>
      <text:p text:style-name="Preformatted_20_Text"><text:span text:style-name="Source_20_Text"><text:s text:c="4"/>body - text</text:span></text:p>
      <text:p text:style-name="Preformatted_20_Text"/>
      <text:p text:style-name="Preformatted_20_Text"><text:span text:style-name="Source_20_Text">videos</text:span></text:p>
      <text:p text:style-name="Preformatted_20_Text"><text:span text:style-name="Source_20_Text"><text:s text:c="4"/>id - integer</text:span></text:p>
      <text:p text:style-name="Preformatted_20_Text"><text:span text:style-name="Source_20_Text"><text:s text:c="4"/>title - string</text:span></text:p>
      <text:p text:style-name="Preformatted_20_Text"><text:span text:style-name="Source_20_Text"><text:s text:c="4"/>url - string</text:span></text:p>
      <text:p text:style-name="Preformatted_20_Text"/>
      <text:p text:style-name="Preformatted_20_Text"><text:span text:style-name="Source_20_Text">comments</text:span></text:p>
      <text:p text:style-name="Preformatted_20_Text"><text:span text:style-name="Source_20_Text"><text:s text:c="4"/>id - integer</text:span></text:p>
      <text:p text:style-name="Preformatted_20_Text"><text:span text:style-name="Source_20_Text"><text:s text:c="4"/>body - text</text:span></text:p>
      <text:p text:style-name="Preformatted_20_Text"><text:span text:style-name="Source_20_Text"><text:s text:c="4"/>commentable_id - integer</text:span></text:p>
      <text:p text:style-name="P2"><text:span text:style-name="Source_20_Text"><text:s text:c="4"/>commentable_type - string</text:span></text:p>
      <text:h text:style-name="Heading_20_4" text:outline-level="4"><text:bookmark text:name="one-to-many-polymorphic-model-structure"/><text:a xlink:type="simple" xlink:href="https://laravel.com/docs/8.x/eloquent-relationships#one-to-many-polymorphic-model-structure" text:style-name="Internet_20_link" text:visited-style-name="Visited_20_Internet_20_Link">Model Structure</text:a></text:h>
      <text:p text:style-name="Text_20_body">Next, let's examine the model definitions needed to build this relationship:</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mmen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arent commentable model (post or video).</text:span></text:p>
      <text:p text:style-name="Preformatted_20_Text"><text:span text:style-name="Source_20_Text"><text:s text:c="5"/>*/</text:span></text:p>
      <text:p text:style-name="Preformatted_20_Text"><text:span text:style-name="Source_20_Text"><text:s text:c="4"/>public function comment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oft-page-break/><text:span text:style-name="Source_20_Text"><text:s text:c="4"/>/**</text:span></text:p>
      <text:p text:style-name="Preformatted_20_Text"><text:span text:style-name="Source_20_Text"><text:s text:c="5"/>* Get all of the post's comments.</text:span></text:p>
      <text:p text:style-name="Preformatted_20_Text"><text:span text:style-name="Source_20_Text"><text:s text:c="5"/>*/</text:span></text:p>
      <text:p text:style-name="Preformatted_20_Text"><text:span text:style-name="Source_20_Text"><text:s text:c="4"/>public function comments()</text:span></text:p>
      <text:p text:style-name="Preformatted_20_Text"><text:span text:style-name="Source_20_Text"><text:s text:c="4"/>{</text:span></text:p>
      <text:p text:style-name="Preformatted_20_Text"><text:span text:style-name="Source_20_Text"><text:s text:c="8"/>return $this-&gt;morphMany(Comment::class, 'commentabl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Video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video's comments.</text:span></text:p>
      <text:p text:style-name="Preformatted_20_Text"><text:span text:style-name="Source_20_Text"><text:s text:c="5"/>*/</text:span></text:p>
      <text:p text:style-name="Preformatted_20_Text"><text:span text:style-name="Source_20_Text"><text:s text:c="4"/>public function comments()</text:span></text:p>
      <text:p text:style-name="Preformatted_20_Text"><text:span text:style-name="Source_20_Text"><text:s text:c="4"/>{</text:span></text:p>
      <text:p text:style-name="Preformatted_20_Text"><text:span text:style-name="Source_20_Text"><text:s text:c="8"/>return $this-&gt;morphMany(Comment::class, 'commentable');</text:span></text:p>
      <text:p text:style-name="Preformatted_20_Text"><text:span text:style-name="Source_20_Text"><text:s text:c="4"/>}</text:span></text:p>
      <text:p text:style-name="P2"><text:span text:style-name="Source_20_Text">}</text:span></text:p>
      <text:h text:style-name="Heading_20_4" text:outline-level="4"><text:bookmark text:name="one-to-many-polymorphic-retrieving-the-relationship"/><text:a xlink:type="simple" xlink:href="https://laravel.com/docs/8.x/eloquent-relationships#one-to-many-polymorphic-retrieving-the-relationship" text:style-name="Internet_20_link" text:visited-style-name="Visited_20_Internet_20_Link">Retrieving The Relationship</text:a></text:h>
      <text:p text:style-name="Text_20_body">Once your database table and models are defined, you may access the relationships via your model's dynamic relationship properties. For example, to access all of the comments for a post, we can use the <text:span text:style-name="Source_20_Text">comments</text:span> dynamic property:</text:p>
      <text:p text:style-name="Preformatted_20_Text"><text:span text:style-name="Source_20_Text">use App\Models\Post;</text:span></text:p>
      <text:p text:style-name="Preformatted_20_Text"/>
      <text:p text:style-name="Preformatted_20_Text"><text:span text:style-name="Source_20_Text">$post = Post::find(1);</text:span></text:p>
      <text:p text:style-name="Preformatted_20_Text"/>
      <text:p text:style-name="Preformatted_20_Text"><text:span text:style-name="Source_20_Text">foreach ($post-&gt;comments as $comment) {</text:span></text:p>
      <text:p text:style-name="Preformatted_20_Text"><text:span text:style-name="Source_20_Text"><text:s text:c="4"/>//</text:span></text:p>
      <text:p text:style-name="P2"><text:span text:style-name="Source_20_Text">}</text:span></text:p>
      <text:p text:style-name="Text_20_body">You may also retrieve the parent of a polymorphic child model by accessing the name of the method that performs the call to <text:span text:style-name="Source_20_Text">morphTo</text:span>. In this case, that is the <text:span text:style-name="Source_20_Text">commentable</text:span> method on the <text:span text:style-name="Source_20_Text">Comment</text:span> model. So, we will access that method as a dynamic relationship property in order to access the comment's parent model:</text:p>
      <text:p text:style-name="Preformatted_20_Text"><text:span text:style-name="Source_20_Text">use App\Models\Comment;</text:span></text:p>
      <text:p text:style-name="Preformatted_20_Text"/>
      <text:p text:style-name="Preformatted_20_Text"><text:span text:style-name="Source_20_Text">$comment = Comment::find(1);</text:span></text:p>
      <text:p text:style-name="Preformatted_20_Text"/>
      <text:p text:style-name="P2"><text:span text:style-name="Source_20_Text">$commentable = $comment-&gt;commentable;</text:span></text:p>
      <text:p text:style-name="Text_20_body">The <text:span text:style-name="Source_20_Text">commentable</text:span> relation on the <text:span text:style-name="Source_20_Text">Comment</text:span> model will return either a <text:span text:style-name="Source_20_Text">Post</text:span> or <text:span text:style-name="Source_20_Text">Video</text:span> instance, depending on which type of model is the comment's parent.</text:p>
      <text:h text:style-name="Heading_20_3" text:outline-level="3"><text:bookmark text:name="many-to-many-polymorphic-relations"/><text:a xlink:type="simple" xlink:href="https://laravel.com/docs/8.x/eloquent-relationships#many-to-many-polymorphic-relations" text:style-name="Internet_20_link" text:visited-style-name="Visited_20_Internet_20_Link">Many To Many (Polymorphic)</text:a></text:h>
      <text:h text:style-name="Heading_20_4" text:outline-level="4"><text:bookmark text:name="many-to-many-polymorphic-table-structure"/><text:a xlink:type="simple" xlink:href="https://laravel.com/docs/8.x/eloquent-relationships#many-to-many-polymorphic-table-structure" text:style-name="Internet_20_link" text:visited-style-name="Visited_20_Internet_20_Link">Table Structure</text:a></text:h>
      <text:p text:style-name="Text_20_body">Many-to-many polymorphic relations are slightly more complicated than "morph one" and "morph many" relationships. For example, a <text:span text:style-name="Source_20_Text">Post</text:span> model and <text:span text:style-name="Source_20_Text">Video</text:span> model could share a polymorphic relation to a <text:span text:style-name="Source_20_Text">Tag</text:span> model. Using a many-to-many polymorphic relation in this situation would allow your application to have a single table of unique tags that may be associated with posts or videos. First, let's examine the table structure required to build this relationship:</text:p>
      <text:p text:style-name="Preformatted_20_Text"><text:soft-page-break/><text:span text:style-name="Source_20_Text">post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video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tag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taggables</text:span></text:p>
      <text:p text:style-name="Preformatted_20_Text"><text:span text:style-name="Source_20_Text"><text:s text:c="4"/>tag_id - integer</text:span></text:p>
      <text:p text:style-name="Preformatted_20_Text"><text:span text:style-name="Source_20_Text"><text:s text:c="4"/>taggable_id - integer</text:span></text:p>
      <text:p text:style-name="P2"><text:span text:style-name="Source_20_Text"><text:s text:c="4"/>taggable_type - string</text:span></text:p>
      <text:p text:style-name="Quotations"><draw:frame draw:style-name="fr1" draw:name="Figura3" text:anchor-type="as-char" svg:width="0.767cm" svg:height="1.085cm" draw:z-index="2"><draw:image xlink:href="Pictures/10000167000002FF0000043D7FBBAEB6AD7A03D5.svg" xlink:type="simple" xlink:show="embed" xlink:actuate="onLoad" loext:mime-type="image/svg+xml"/><draw:image xlink:href="Pictures/100002010000001D000000294EB55EC17D53E927.png" xlink:type="simple" xlink:show="embed" xlink:actuate="onLoad" loext:mime-type="image/png"/></draw:frame></text:p>
      <text:p text:style-name="Quotations">Before diving into polymorphic many-to-many relationships, you may benefit from reading the documentation on typical <text:a xlink:type="simple" xlink:href="https://laravel.com/docs/8.x/eloquent-relationships#many-to-many" text:style-name="Internet_20_link" text:visited-style-name="Visited_20_Internet_20_Link">many-to-many relationships</text:a>.</text:p>
      <text:h text:style-name="Heading_20_4" text:outline-level="4"><text:bookmark text:name="many-to-many-polymorphic-model-structure"/><text:a xlink:type="simple" xlink:href="https://laravel.com/docs/8.x/eloquent-relationships#many-to-many-polymorphic-model-structure" text:style-name="Internet_20_link" text:visited-style-name="Visited_20_Internet_20_Link">Model Structure</text:a></text:h>
      <text:p text:style-name="Text_20_body">Next, we're ready to define the relationships on the models. The <text:span text:style-name="Source_20_Text">Post</text:span> and <text:span text:style-name="Source_20_Text">Video</text:span> models will both contain a <text:span text:style-name="Source_20_Text">tags</text:span> method that calls the <text:span text:style-name="Source_20_Text">morphToMany</text:span> method provided by the base Eloquent model class.</text:p>
      <text:p text:style-name="Text_20_body">The <text:span text:style-name="Source_20_Text">morphToMany</text:span> method accepts the name of the related model as well as the "relationship name". Based on the name we assigned to our intermediate table name and the keys it contains, we will refer to the relationship as "taggable":</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tags for the post.</text:span></text:p>
      <text:p text:style-name="Preformatted_20_Text"><text:span text:style-name="Source_20_Text"><text:s text:c="5"/>*/</text:span></text:p>
      <text:p text:style-name="Preformatted_20_Text"><text:span text:style-name="Source_20_Text"><text:s text:c="4"/>public function tags()</text:span></text:p>
      <text:p text:style-name="Preformatted_20_Text"><text:span text:style-name="Source_20_Text"><text:s text:c="4"/>{</text:span></text:p>
      <text:p text:style-name="Preformatted_20_Text"><text:span text:style-name="Source_20_Text"><text:s text:c="8"/>return $this-&gt;morphToMany(Tag::class, 'taggable');</text:span></text:p>
      <text:p text:style-name="Preformatted_20_Text"><text:span text:style-name="Source_20_Text"><text:s text:c="4"/>}</text:span></text:p>
      <text:p text:style-name="P2"><text:span text:style-name="Source_20_Text">}</text:span></text:p>
      <text:h text:style-name="Heading_20_4" text:outline-level="4"><text:bookmark text:name="many-to-many-polymorphic-defining-the-inverse-of-the-relationship"/><text:a xlink:type="simple" xlink:href="https://laravel.com/docs/8.x/eloquent-relationships#many-to-many-polymorphic-defining-the-inverse-of-the-relationship" text:style-name="Internet_20_link" text:visited-style-name="Visited_20_Internet_20_Link">Defining The Inverse Of The Relationship</text:a></text:h>
      <text:p text:style-name="Text_20_body">Next, on the <text:span text:style-name="Source_20_Text">Tag</text:span> model, you should define a method for each of its possible parent models. So, in this example, we will define a <text:span text:style-name="Source_20_Text">posts</text:span> method and a <text:span text:style-name="Source_20_Text">videos</text:span> method. Both of these methods should return the result of the <text:span text:style-name="Source_20_Text">morphedByMany</text:span> method.</text:p>
      <text:p text:style-name="Text_20_body"><text:soft-page-break/>The <text:span text:style-name="Source_20_Text">morphedByMany</text:span> method accepts the name of the related model as well as the "relationship name". Based on the name we assigned to our intermediate table name and the keys it contains, we will refer to the relationship as "taggable":</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Tag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posts that are assigned this tag.</text:span></text:p>
      <text:p text:style-name="Preformatted_20_Text"><text:span text:style-name="Source_20_Text"><text:s text:c="5"/>*/</text:span></text:p>
      <text:p text:style-name="Preformatted_20_Text"><text:span text:style-name="Source_20_Text"><text:s text:c="4"/>public function posts()</text:span></text:p>
      <text:p text:style-name="Preformatted_20_Text"><text:span text:style-name="Source_20_Text"><text:s text:c="4"/>{</text:span></text:p>
      <text:p text:style-name="Preformatted_20_Text"><text:span text:style-name="Source_20_Text"><text:s text:c="8"/>return $this-&gt;morphedByMany(Post::class, 'taggable');</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all of the videos that are assigned this tag.</text:span></text:p>
      <text:p text:style-name="Preformatted_20_Text"><text:span text:style-name="Source_20_Text"><text:s text:c="5"/>*/</text:span></text:p>
      <text:p text:style-name="Preformatted_20_Text"><text:span text:style-name="Source_20_Text"><text:s text:c="4"/>public function videos()</text:span></text:p>
      <text:p text:style-name="Preformatted_20_Text"><text:span text:style-name="Source_20_Text"><text:s text:c="4"/>{</text:span></text:p>
      <text:p text:style-name="Preformatted_20_Text"><text:span text:style-name="Source_20_Text"><text:s text:c="8"/>return $this-&gt;morphedByMany(Video::class, 'taggable');</text:span></text:p>
      <text:p text:style-name="Preformatted_20_Text"><text:span text:style-name="Source_20_Text"><text:s text:c="4"/>}</text:span></text:p>
      <text:p text:style-name="P2"><text:span text:style-name="Source_20_Text">}</text:span></text:p>
      <text:h text:style-name="Heading_20_4" text:outline-level="4"><text:bookmark text:name="many-to-many-polymorphic-retrieving-the-relationship"/><text:a xlink:type="simple" xlink:href="https://laravel.com/docs/8.x/eloquent-relationships#many-to-many-polymorphic-retrieving-the-relationship" text:style-name="Internet_20_link" text:visited-style-name="Visited_20_Internet_20_Link">Retrieving The Relationship</text:a></text:h>
      <text:p text:style-name="Text_20_body">Once your database table and models are defined, you may access the relationships via your models. For example, to access all of the tags for a post, you may use the <text:span text:style-name="Source_20_Text">tags</text:span> dynamic relationship property:</text:p>
      <text:p text:style-name="Preformatted_20_Text"><text:span text:style-name="Source_20_Text">use App\Models\Post;</text:span></text:p>
      <text:p text:style-name="Preformatted_20_Text"/>
      <text:p text:style-name="Preformatted_20_Text"><text:span text:style-name="Source_20_Text">$post = Post::find(1);</text:span></text:p>
      <text:p text:style-name="Preformatted_20_Text"/>
      <text:p text:style-name="Preformatted_20_Text"><text:span text:style-name="Source_20_Text">foreach ($post-&gt;tags as $tag) {</text:span></text:p>
      <text:p text:style-name="Preformatted_20_Text"><text:span text:style-name="Source_20_Text"><text:s text:c="4"/>//</text:span></text:p>
      <text:p text:style-name="P2"><text:span text:style-name="Source_20_Text">}</text:span></text:p>
      <text:p text:style-name="Text_20_body">You may retrieve the parent of a polymorphic relation from the polymorphic child model by accessing the name of the method that performs the call to <text:span text:style-name="Source_20_Text">morphedByMany</text:span>. In this case, that is the <text:span text:style-name="Source_20_Text">posts</text:span> or <text:span text:style-name="Source_20_Text">videos</text:span> methods on the <text:span text:style-name="Source_20_Text">Tag</text:span> model:</text:p>
      <text:p text:style-name="Preformatted_20_Text"><text:span text:style-name="Source_20_Text">use App\Models\Tag;</text:span></text:p>
      <text:p text:style-name="Preformatted_20_Text"/>
      <text:p text:style-name="Preformatted_20_Text"><text:span text:style-name="Source_20_Text">$tag = Tag::find(1);</text:span></text:p>
      <text:p text:style-name="Preformatted_20_Text"/>
      <text:p text:style-name="Preformatted_20_Text"><text:span text:style-name="Source_20_Text">foreach ($tag-&gt;posts as $post)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oreach ($tag-&gt;videos as $video) {</text:span></text:p>
      <text:p text:style-name="Preformatted_20_Text"><text:span text:style-name="Source_20_Text"><text:s text:c="4"/>//</text:span></text:p>
      <text:p text:style-name="P2"><text:span text:style-name="Source_20_Text">}</text:span></text:p>
      <text:h text:style-name="Heading_20_3" text:outline-level="3"><text:bookmark text:name="custom-polymorphic-types"/><text:soft-page-break/><text:a xlink:type="simple" xlink:href="https://laravel.com/docs/8.x/eloquent-relationships#custom-polymorphic-types" text:style-name="Internet_20_link" text:visited-style-name="Visited_20_Internet_20_Link">Custom Polymorphic Types</text:a></text:h>
      <text:p text:style-name="Text_20_body">By default, Laravel will use the fully qualified class name to store the "type" of the related model. For instance, given the one-to-many relationship example above where a <text:span text:style-name="Source_20_Text">Comment</text:span> model may belong to a <text:span text:style-name="Source_20_Text">Post</text:span> or a <text:span text:style-name="Source_20_Text">Video</text:span> model, the default <text:span text:style-name="Source_20_Text">commentable_type</text:span> would be either <text:span text:style-name="Source_20_Text">App\Models\Post</text:span> or <text:span text:style-name="Source_20_Text">App\Models\Video</text:span>, respectively. However, you may wish to decouple these values from your application's internal structure.</text:p>
      <text:p text:style-name="Text_20_body">For example, instead of using the model names as the "type", we may use simple strings such as <text:span text:style-name="Source_20_Text">post</text:span> and <text:span text:style-name="Source_20_Text">video</text:span>. By doing so, the polymorphic "type" column values in our database will remain valid even if the models are renamed:</text:p>
      <text:p text:style-name="Preformatted_20_Text"><text:span text:style-name="Source_20_Text">use Illuminate\Database\Eloquent\Relations\Relation;</text:span></text:p>
      <text:p text:style-name="Preformatted_20_Text"/>
      <text:p text:style-name="Preformatted_20_Text"><text:span text:style-name="Source_20_Text">Relation::morphMap([</text:span></text:p>
      <text:p text:style-name="Preformatted_20_Text"><text:span text:style-name="Source_20_Text"><text:s text:c="4"/>'post' =&gt; 'App\Models\Post',</text:span></text:p>
      <text:p text:style-name="Preformatted_20_Text"><text:span text:style-name="Source_20_Text"><text:s text:c="4"/>'video' =&gt; 'App\Models\Video',</text:span></text:p>
      <text:p text:style-name="P2"><text:span text:style-name="Source_20_Text">]);</text:span></text:p>
      <text:p text:style-name="Text_20_body">You may register the <text:span text:style-name="Source_20_Text">morphMap</text:span> in the <text:span text:style-name="Source_20_Text">boot</text:span> function of your <text:span text:style-name="Source_20_Text">App\Providers\AppServiceProvider</text:span> class or create a separate service provider if you wish.</text:p>
      <text:p text:style-name="Text_20_body">You may determine the morph alias of a given model at runtime using the model's <text:span text:style-name="Source_20_Text">getMorphClass</text:span> method. Conversely, you may determine the fully-qualified class name associated with a morph alias using the <text:span text:style-name="Source_20_Text">Relation::getMorphedModel</text:span> method:</text:p>
      <text:p text:style-name="Preformatted_20_Text"><text:span text:style-name="Source_20_Text">use Illuminate\Database\Eloquent\Relations\Relation;</text:span></text:p>
      <text:p text:style-name="Preformatted_20_Text"/>
      <text:p text:style-name="Preformatted_20_Text"><text:span text:style-name="Source_20_Text">$alias = $post-&gt;getMorphClass();</text:span></text:p>
      <text:p text:style-name="Preformatted_20_Text"/>
      <text:p text:style-name="P2"><text:span text:style-name="Source_20_Text">$class = Relation::getMorphedModel($alias);</text:span></text:p>
      <text:p text:style-name="Quotations"><draw:frame draw:style-name="fr1" draw:name="Figura4" text:anchor-type="as-char" svg:width="0.185cm" svg:height="0.953cm" draw:z-index="3"><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When adding a "morph map" to your existing application, every morphable <text:span text:style-name="Source_20_Text">*_type</text:span> column value in your database that still contains a fully-qualified class will need to be converted to its "map" name.</text:p>
      <text:h text:style-name="Heading_20_3" text:outline-level="3"><text:bookmark text:name="dynamic-relationships"/><text:a xlink:type="simple" xlink:href="https://laravel.com/docs/8.x/eloquent-relationships#dynamic-relationships" text:style-name="Internet_20_link" text:visited-style-name="Visited_20_Internet_20_Link">Dynamic Relationships</text:a></text:h>
      <text:p text:style-name="Text_20_body">You may use the <text:span text:style-name="Source_20_Text">resolveRelationUsing</text:span> method to define relations between Eloquent models at runtime. While not typically recommended for normal application development, this may occasionally be useful when developing Laravel packages.</text:p>
      <text:p text:style-name="Text_20_body">The <text:span text:style-name="Source_20_Text">resolveRelationUsing</text:span> method accepts the desired relationship name as its first argument. The second argument passed to the method should be a closure that accepts the model instance and returns a valid Eloquent relationship definition. Typically, you should configure dynamic relationships within the boot method of a <text:a xlink:type="simple" xlink:href="https://laravel.com/docs/8.x/providers" text:style-name="Internet_20_link" text:visited-style-name="Visited_20_Internet_20_Link">service provider</text:a>:</text:p>
      <text:p text:style-name="Preformatted_20_Text"><text:span text:style-name="Source_20_Text">use App\Models\Order;</text:span></text:p>
      <text:p text:style-name="Preformatted_20_Text"><text:span text:style-name="Source_20_Text">use App\Models\Customer;</text:span></text:p>
      <text:p text:style-name="Preformatted_20_Text"/>
      <text:p text:style-name="Preformatted_20_Text"><text:span text:style-name="Source_20_Text">Order::resolveRelationUsing('customer', function ($orderModel) {</text:span></text:p>
      <text:p text:style-name="Preformatted_20_Text"><text:soft-page-break/><text:span text:style-name="Source_20_Text"><text:s text:c="4"/>return $orderModel-&gt;belongsTo(Customer::class, 'customer_id');</text:span></text:p>
      <text:p text:style-name="P2"><text:span text:style-name="Source_20_Text">});</text:span></text:p>
      <text:p text:style-name="Quotations"><draw:frame draw:style-name="fr1" draw:name="Figura5" text:anchor-type="as-char" svg:width="0.185cm" svg:height="0.953cm" draw:z-index="4"><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When defining dynamic relationships, always provide explicit key name arguments to the Eloquent relationship methods.</text:p>
      <text:h text:style-name="Heading_20_2" text:outline-level="2"><text:bookmark text:name="querying-relations"/><text:a xlink:type="simple" xlink:href="https://laravel.com/docs/8.x/eloquent-relationships#querying-relations" text:style-name="Internet_20_link" text:visited-style-name="Visited_20_Internet_20_Link">Querying Relations</text:a></text:h>
      <text:p text:style-name="Text_20_body">Since all Eloquent relationships are defined via methods, you may call those methods to obtain an instance of the relationship without actually executing a query to load the related models. In addition, all types of Eloquent relationships also serve as <text:a xlink:type="simple" xlink:href="https://laravel.com/docs/8.x/queries" text:style-name="Internet_20_link" text:visited-style-name="Visited_20_Internet_20_Link">query builders</text:a>, allowing you to continue to chain constraints onto the relationship query before finally executing the SQL query against your database.</text:p>
      <text:p text:style-name="Text_20_body">For example, imagine a blog application in which a <text:span text:style-name="Source_20_Text">User</text:span> model has many associated <text:span text:style-name="Source_20_Text">Post</text:span> models:</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posts for the user.</text:span></text:p>
      <text:p text:style-name="Preformatted_20_Text"><text:span text:style-name="Source_20_Text"><text:s text:c="5"/>*/</text:span></text:p>
      <text:p text:style-name="Preformatted_20_Text"><text:span text:style-name="Source_20_Text"><text:s text:c="4"/>public function posts()</text:span></text:p>
      <text:p text:style-name="Preformatted_20_Text"><text:span text:style-name="Source_20_Text"><text:s text:c="4"/>{</text:span></text:p>
      <text:p text:style-name="Preformatted_20_Text"><text:span text:style-name="Source_20_Text"><text:s text:c="8"/>return $this-&gt;hasMany(Post::class);</text:span></text:p>
      <text:p text:style-name="Preformatted_20_Text"><text:span text:style-name="Source_20_Text"><text:s text:c="4"/>}</text:span></text:p>
      <text:p text:style-name="P2"><text:span text:style-name="Source_20_Text">}</text:span></text:p>
      <text:p text:style-name="Text_20_body">You may query the <text:span text:style-name="Source_20_Text">posts</text:span> relationship and add additional constraints to the relationship like so:</text:p>
      <text:p text:style-name="Preformatted_20_Text"><text:span text:style-name="Source_20_Text">use App\Models\User;</text:span></text:p>
      <text:p text:style-name="Preformatted_20_Text"/>
      <text:p text:style-name="Preformatted_20_Text"><text:span text:style-name="Source_20_Text">$user = User::find(1);</text:span></text:p>
      <text:p text:style-name="Preformatted_20_Text"/>
      <text:p text:style-name="P2"><text:span text:style-name="Source_20_Text">$user-&gt;posts()-&gt;where('active', 1)-&gt;get();</text:span></text:p>
      <text:p text:style-name="Text_20_body">You are able to use any of the Laravel <text:a xlink:type="simple" xlink:href="https://laravel.com/docs/8.x/queries" text:style-name="Internet_20_link" text:visited-style-name="Visited_20_Internet_20_Link">query builder's</text:a> methods on the relationship, so be sure to explore the query builder documentation to learn about all of the methods that are available to you.</text:p>
      <text:h text:style-name="Heading_20_4" text:outline-level="4"><text:bookmark text:name="chaining-orwhere-clauses-after-relationships"/><text:a xlink:type="simple" xlink:href="https://laravel.com/docs/8.x/eloquent-relationships#chaining-orwhere-clauses-after-relationships" text:style-name="Internet_20_link" text:visited-style-name="Visited_20_Internet_20_Link">Chaining </text:a><text:a xlink:type="simple" xlink:href="https://laravel.com/docs/8.x/eloquent-relationships#chaining-orwhere-clauses-after-relationships" text:style-name="Internet_20_link" text:visited-style-name="Visited_20_Internet_20_Link"><text:span text:style-name="Source_20_Text">orWhere</text:span></text:a><text:a xlink:type="simple" xlink:href="https://laravel.com/docs/8.x/eloquent-relationships#chaining-orwhere-clauses-after-relationships" text:style-name="Internet_20_link" text:visited-style-name="Visited_20_Internet_20_Link"> Clauses After Relationships</text:a></text:h>
      <text:p text:style-name="Text_20_body">As demonstrated in the example above, you are free to add additional constraints to relationships when querying them. However, use caution when chaining <text:span text:style-name="Source_20_Text">orWhere</text:span> clauses onto a relationship, as the <text:span text:style-name="Source_20_Text">orWhere</text:span> clauses will be logically grouped at the same level as the relationship constraint:</text:p>
      <text:p text:style-name="Preformatted_20_Text"><text:span text:style-name="Source_20_Text">$user-&gt;posts()</text:span></text:p>
      <text:p text:style-name="Preformatted_20_Text"><text:span text:style-name="Source_20_Text"><text:s text:c="8"/>-&gt;where('active', 1)</text:span></text:p>
      <text:p text:style-name="Preformatted_20_Text"><text:soft-page-break/><text:span text:style-name="Source_20_Text"><text:s text:c="8"/>-&gt;orWhere('votes', '&gt;=', 100)</text:span></text:p>
      <text:p text:style-name="P2"><text:span text:style-name="Source_20_Text"><text:s text:c="8"/>-&gt;get();</text:span></text:p>
      <text:p text:style-name="Text_20_body">The example above will generate the following SQL. As you can see, the <text:span text:style-name="Source_20_Text">or</text:span> clause instructs the query to return <text:span text:style-name="Emphasis">any</text:span> user with greater than 100 votes. The query is no longer constrained to a specific user:</text:p>
      <text:p text:style-name="Preformatted_20_Text"><text:span text:style-name="Source_20_Text">select *</text:span></text:p>
      <text:p text:style-name="Preformatted_20_Text"><text:span text:style-name="Source_20_Text">from posts</text:span></text:p>
      <text:p text:style-name="P2"><text:span text:style-name="Source_20_Text">where user_id = ? and active = 1 or votes &gt;= 100</text:span></text:p>
      <text:p text:style-name="Text_20_body">In most situations, you should use <text:a xlink:type="simple" xlink:href="https://laravel.com/docs/8.x/queries#logical-grouping" text:style-name="Internet_20_link" text:visited-style-name="Visited_20_Internet_20_Link">logical groups</text:a> to group the conditional checks between parentheses:</text:p>
      <text:p text:style-name="Preformatted_20_Text"><text:span text:style-name="Source_20_Text">use Illuminate\Database\Eloquent\Builder;</text:span></text:p>
      <text:p text:style-name="Preformatted_20_Text"/>
      <text:p text:style-name="Preformatted_20_Text"><text:span text:style-name="Source_20_Text">$user-&gt;posts()</text:span></text:p>
      <text:p text:style-name="Preformatted_20_Text"><text:span text:style-name="Source_20_Text"><text:s text:c="8"/>-&gt;where(function (Builder $query) {</text:span></text:p>
      <text:p text:style-name="Preformatted_20_Text"><text:span text:style-name="Source_20_Text"><text:s text:c="12"/>return $query-&gt;where('active', 1)</text:span></text:p>
      <text:p text:style-name="Preformatted_20_Text"><text:span text:style-name="Source_20_Text"><text:s text:c="25"/>-&gt;orWhere('votes', '&gt;=', 100);</text:span></text:p>
      <text:p text:style-name="Preformatted_20_Text"><text:span text:style-name="Source_20_Text"><text:s text:c="8"/>})</text:span></text:p>
      <text:p text:style-name="P2"><text:span text:style-name="Source_20_Text"><text:s text:c="8"/>-&gt;get();</text:span></text:p>
      <text:p text:style-name="Text_20_body">The example above will produce the following SQL. Note that the logical grouping has properly grouped the constraints and the query remains constrained to a specific user:</text:p>
      <text:p text:style-name="Preformatted_20_Text"><text:span text:style-name="Source_20_Text">select *</text:span></text:p>
      <text:p text:style-name="Preformatted_20_Text"><text:span text:style-name="Source_20_Text">from posts</text:span></text:p>
      <text:p text:style-name="P2"><text:span text:style-name="Source_20_Text">where user_id = ? and (active = 1 or votes &gt;= 100)</text:span></text:p>
      <text:h text:style-name="Heading_20_3" text:outline-level="3"><text:bookmark text:name="relationship-methods-vs-dynamic-properties"/><text:a xlink:type="simple" xlink:href="https://laravel.com/docs/8.x/eloquent-relationships#relationship-methods-vs-dynamic-properties" text:style-name="Internet_20_link" text:visited-style-name="Visited_20_Internet_20_Link">Relationship Methods Vs. Dynamic Properties</text:a></text:h>
      <text:p text:style-name="Text_20_body">If you do not need to add additional constraints to an Eloquent relationship query, you may access the relationship as if it were a property. For example, continuing to use our <text:span text:style-name="Source_20_Text">User</text:span> and <text:span text:style-name="Source_20_Text">Post</text:span> example models, we may access all of a user's posts like so:</text:p>
      <text:p text:style-name="Preformatted_20_Text"><text:span text:style-name="Source_20_Text">use App\Models\User;</text:span></text:p>
      <text:p text:style-name="Preformatted_20_Text"/>
      <text:p text:style-name="Preformatted_20_Text"><text:span text:style-name="Source_20_Text">$user = User::find(1);</text:span></text:p>
      <text:p text:style-name="Preformatted_20_Text"/>
      <text:p text:style-name="Preformatted_20_Text"><text:span text:style-name="Source_20_Text">foreach ($user-&gt;posts as $post) {</text:span></text:p>
      <text:p text:style-name="Preformatted_20_Text"><text:span text:style-name="Source_20_Text"><text:s text:c="4"/>//</text:span></text:p>
      <text:p text:style-name="P2"><text:span text:style-name="Source_20_Text">}</text:span></text:p>
      <text:p text:style-name="Text_20_body">Dynamic relationship properties perform "lazy loading", meaning they will only load their relationship data when you actually access them. Because of this, developers often use <text:a xlink:type="simple" xlink:href="https://laravel.com/docs/8.x/eloquent-relationships#eager-loading" text:style-name="Internet_20_link" text:visited-style-name="Visited_20_Internet_20_Link">eager loading</text:a> to pre-load relationships they know will be accessed after loading the model. Eager loading provides a significant reduction in SQL queries that must be executed to load a model's relations.</text:p>
      <text:h text:style-name="Heading_20_3" text:outline-level="3"><text:bookmark text:name="querying-relationship-existence"/><text:a xlink:type="simple" xlink:href="https://laravel.com/docs/8.x/eloquent-relationships#querying-relationship-existence" text:style-name="Internet_20_link" text:visited-style-name="Visited_20_Internet_20_Link">Querying Relationship Existence</text:a></text:h>
      <text:p text:style-name="Text_20_body">When retrieving model records, you may wish to limit your results based on the existence of a relationship. For example, imagine you want to retrieve all blog posts that have at least one comment. To do so, you may pass the name of the relationship to the <text:span text:style-name="Source_20_Text">has</text:span> and <text:span text:style-name="Source_20_Text">orHas</text:span> methods:</text:p>
      <text:p text:style-name="Preformatted_20_Text"><text:span text:style-name="Source_20_Text">use App\Models\Post;</text:span></text:p>
      <text:p text:style-name="Preformatted_20_Text"/>
      <text:p text:style-name="Preformatted_20_Text"><text:soft-page-break/><text:span text:style-name="Source_20_Text">// Retrieve all posts that have at least one comment...</text:span></text:p>
      <text:p text:style-name="P2"><text:span text:style-name="Source_20_Text">$posts = Post::has('comments')-&gt;get();</text:span></text:p>
      <text:p text:style-name="Text_20_body">You may also specify an operator and count value to further customize the query:</text:p>
      <text:p text:style-name="Preformatted_20_Text"><text:span text:style-name="Source_20_Text">// Retrieve all posts that have three or more comments...</text:span></text:p>
      <text:p text:style-name="P2"><text:span text:style-name="Source_20_Text">$posts = Post::has('comments', '&gt;=', 3)-&gt;get();</text:span></text:p>
      <text:p text:style-name="Text_20_body">Nested <text:span text:style-name="Source_20_Text">has</text:span> statements may be constructed using "dot" notation. For example, you may retrieve all posts that have at least one comment that has at least one image:</text:p>
      <text:p text:style-name="Preformatted_20_Text"><text:span text:style-name="Source_20_Text">// Retrieve posts that have at least one comment with images...</text:span></text:p>
      <text:p text:style-name="P2"><text:span text:style-name="Source_20_Text">$posts = Post::has('comments.images')-&gt;get();</text:span></text:p>
      <text:p text:style-name="Text_20_body">If you need even more power, you may use the <text:span text:style-name="Source_20_Text">whereHas</text:span> and <text:span text:style-name="Source_20_Text">orWhereHas</text:span> methods to define additional query constraints on your <text:span text:style-name="Source_20_Text">has</text:span> queries, such as inspecting the content of a comment:</text:p>
      <text:p text:style-name="Preformatted_20_Text"><text:span text:style-name="Source_20_Text">use Illuminate\Database\Eloquent\Builder;</text:span></text:p>
      <text:p text:style-name="Preformatted_20_Text"/>
      <text:p text:style-name="Preformatted_20_Text"><text:span text:style-name="Source_20_Text">// Retrieve posts with at least one comment containing words like code%...</text:span></text:p>
      <text:p text:style-name="Preformatted_20_Text"><text:span text:style-name="Source_20_Text">$posts = Post::whereHas('comments', function (Builder $query) {</text:span></text:p>
      <text:p text:style-name="Preformatted_20_Text"><text:span text:style-name="Source_20_Text"><text:s text:c="4"/>$query-&gt;where('content', 'like', 'code%');</text:span></text:p>
      <text:p text:style-name="Preformatted_20_Text"><text:span text:style-name="Source_20_Text">})-&gt;get();</text:span></text:p>
      <text:p text:style-name="Preformatted_20_Text"/>
      <text:p text:style-name="Preformatted_20_Text"><text:span text:style-name="Source_20_Text">// Retrieve posts with at least ten comments containing words like code%...</text:span></text:p>
      <text:p text:style-name="Preformatted_20_Text"><text:span text:style-name="Source_20_Text">$posts = Post::whereHas('comments', function (Builder $query) {</text:span></text:p>
      <text:p text:style-name="Preformatted_20_Text"><text:span text:style-name="Source_20_Text"><text:s text:c="4"/>$query-&gt;where('content', 'like', 'code%');</text:span></text:p>
      <text:p text:style-name="P2"><text:span text:style-name="Source_20_Text">}, '&gt;=', 10)-&gt;get();</text:span></text:p>
      <text:p text:style-name="Quotations"><draw:frame draw:style-name="fr1" draw:name="Figura6" text:anchor-type="as-char" svg:width="0.185cm" svg:height="0.953cm" draw:z-index="5"><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Eloquent does not currently support querying for relationship existence across databases. The relationships must exist within the same database.</text:p>
      <text:h text:style-name="Heading_20_3" text:outline-level="3"><text:bookmark text:name="querying-relationship-absence"/><text:a xlink:type="simple" xlink:href="https://laravel.com/docs/8.x/eloquent-relationships#querying-relationship-absence" text:style-name="Internet_20_link" text:visited-style-name="Visited_20_Internet_20_Link">Querying Relationship Absence</text:a></text:h>
      <text:p text:style-name="Text_20_body">When retrieving model records, you may wish to limit your results based on the absence of a relationship. For example, imagine you want to retrieve all blog posts that <text:span text:style-name="Strong_20_Emphasis">don't</text:span> have any comments. To do so, you may pass the name of the relationship to the <text:span text:style-name="Source_20_Text">doesntHave</text:span> and <text:span text:style-name="Source_20_Text">orDoesntHave</text:span> methods:</text:p>
      <text:p text:style-name="Preformatted_20_Text"><text:span text:style-name="Source_20_Text">use App\Models\Post;</text:span></text:p>
      <text:p text:style-name="Preformatted_20_Text"/>
      <text:p text:style-name="P2"><text:span text:style-name="Source_20_Text">$posts = Post::doesntHave('comments')-&gt;get();</text:span></text:p>
      <text:p text:style-name="Text_20_body">If you need even more power, you may use the <text:span text:style-name="Source_20_Text">whereDoesntHave</text:span> and <text:span text:style-name="Source_20_Text">orWhereDoesntHave</text:span> methods to add additional query constraints to your <text:span text:style-name="Source_20_Text">doesntHave</text:span> queries, such as inspecting the content of a comment:</text:p>
      <text:p text:style-name="Preformatted_20_Text"><text:span text:style-name="Source_20_Text">use Illuminate\Database\Eloquent\Builder;</text:span></text:p>
      <text:p text:style-name="Preformatted_20_Text"/>
      <text:p text:style-name="Preformatted_20_Text"><text:span text:style-name="Source_20_Text">$posts = Post::whereDoesntHave('comments', function (Builder $query) {</text:span></text:p>
      <text:p text:style-name="Preformatted_20_Text"><text:span text:style-name="Source_20_Text"><text:s text:c="4"/>$query-&gt;where('content', 'like', 'code%');</text:span></text:p>
      <text:p text:style-name="P2"><text:span text:style-name="Source_20_Text">})-&gt;get();</text:span></text:p>
      <text:p text:style-name="Text_20_body"><text:soft-page-break/>You may use "dot" notation to execute a query against a nested relationship. For example, the following query will retrieve all posts that do not have comments; however, posts that have comments from authors that are not banned will be included in the results:</text:p>
      <text:p text:style-name="Preformatted_20_Text"><text:span text:style-name="Source_20_Text">use Illuminate\Database\Eloquent\Builder;</text:span></text:p>
      <text:p text:style-name="Preformatted_20_Text"/>
      <text:p text:style-name="Preformatted_20_Text"><text:span text:style-name="Source_20_Text">$posts = Post::whereDoesntHave('comments.author', function (Builder $query) {</text:span></text:p>
      <text:p text:style-name="Preformatted_20_Text"><text:span text:style-name="Source_20_Text"><text:s text:c="4"/>$query-&gt;where('banned', 0);</text:span></text:p>
      <text:p text:style-name="P2"><text:span text:style-name="Source_20_Text">})-&gt;get();</text:span></text:p>
      <text:h text:style-name="Heading_20_3" text:outline-level="3"><text:bookmark text:name="querying-morph-to-relationships"/><text:a xlink:type="simple" xlink:href="https://laravel.com/docs/8.x/eloquent-relationships#querying-morph-to-relationships" text:style-name="Internet_20_link" text:visited-style-name="Visited_20_Internet_20_Link">Querying Morph To Relationships</text:a></text:h>
      <text:p text:style-name="Text_20_body">To query the existence of "morph to" relationships, you may use the <text:span text:style-name="Source_20_Text">whereHasMorph</text:span> and <text:span text:style-name="Source_20_Text">whereDoesntHaveMorph</text:span> methods. These methods accept the name of the relationship as their first argument. Next, the methods accept the names of the related models that you wish to include in the query. Finally, you may provide a closure which customizes the relationship query:</text:p>
      <text:p text:style-name="Preformatted_20_Text"><text:span text:style-name="Source_20_Text">use App\Models\Comment;</text:span></text:p>
      <text:p text:style-name="Preformatted_20_Text"><text:span text:style-name="Source_20_Text">use App\Models\Post;</text:span></text:p>
      <text:p text:style-name="Preformatted_20_Text"><text:span text:style-name="Source_20_Text">use App\Models\Video;</text:span></text:p>
      <text:p text:style-name="Preformatted_20_Text"><text:span text:style-name="Source_20_Text">use Illuminate\Database\Eloquent\Builder;</text:span></text:p>
      <text:p text:style-name="Preformatted_20_Text"/>
      <text:p text:style-name="Preformatted_20_Text"><text:span text:style-name="Source_20_Text">// Retrieve comments associated to posts or videos with a title like code%...</text:span></text:p>
      <text:p text:style-name="Preformatted_20_Text"><text:span text:style-name="Source_20_Text">$comments = Comment::whereHasMorph(</text:span></text:p>
      <text:p text:style-name="Preformatted_20_Text"><text:span text:style-name="Source_20_Text"><text:s text:c="4"/>'commentable',</text:span></text:p>
      <text:p text:style-name="Preformatted_20_Text"><text:span text:style-name="Source_20_Text"><text:s text:c="4"/>[Post::class, Video::class],</text:span></text:p>
      <text:p text:style-name="Preformatted_20_Text"><text:span text:style-name="Source_20_Text"><text:s text:c="4"/>function (Builder $query) {</text:span></text:p>
      <text:p text:style-name="Preformatted_20_Text"><text:span text:style-name="Source_20_Text"><text:s text:c="8"/>$query-&gt;where('title', 'like', 'code%');</text:span></text:p>
      <text:p text:style-name="Preformatted_20_Text"><text:span text:style-name="Source_20_Text"><text:s text:c="4"/>}</text:span></text:p>
      <text:p text:style-name="Preformatted_20_Text"><text:span text:style-name="Source_20_Text">)-&gt;get();</text:span></text:p>
      <text:p text:style-name="Preformatted_20_Text"/>
      <text:p text:style-name="Preformatted_20_Text"><text:span text:style-name="Source_20_Text">// Retrieve comments associated to posts with a title not like code%...</text:span></text:p>
      <text:p text:style-name="Preformatted_20_Text"><text:span text:style-name="Source_20_Text">$comments = Comment::whereDoesntHaveMorph(</text:span></text:p>
      <text:p text:style-name="Preformatted_20_Text"><text:span text:style-name="Source_20_Text"><text:s text:c="4"/>'commentable',</text:span></text:p>
      <text:p text:style-name="Preformatted_20_Text"><text:span text:style-name="Source_20_Text"><text:s text:c="4"/>Post::class,</text:span></text:p>
      <text:p text:style-name="Preformatted_20_Text"><text:span text:style-name="Source_20_Text"><text:s text:c="4"/>function (Builder $query) {</text:span></text:p>
      <text:p text:style-name="Preformatted_20_Text"><text:span text:style-name="Source_20_Text"><text:s text:c="8"/>$query-&gt;where('title', 'like', 'code%');</text:span></text:p>
      <text:p text:style-name="Preformatted_20_Text"><text:span text:style-name="Source_20_Text"><text:s text:c="4"/>}</text:span></text:p>
      <text:p text:style-name="P2"><text:span text:style-name="Source_20_Text">)-&gt;get();</text:span></text:p>
      <text:p text:style-name="Text_20_body">You may occasionally need to add query constraints based on the "type" of the related polymorphic model. The closure passed to the <text:span text:style-name="Source_20_Text">whereHasMorph</text:span> method may receive a <text:span text:style-name="Source_20_Text">$type</text:span> value as its second argument. This argument allows you to inspect the "type" of the query that is being built:</text:p>
      <text:p text:style-name="Preformatted_20_Text"><text:span text:style-name="Source_20_Text">use Illuminate\Database\Eloquent\Builder;</text:span></text:p>
      <text:p text:style-name="Preformatted_20_Text"/>
      <text:p text:style-name="Preformatted_20_Text"><text:span text:style-name="Source_20_Text">$comments = Comment::whereHasMorph(</text:span></text:p>
      <text:p text:style-name="Preformatted_20_Text"><text:span text:style-name="Source_20_Text"><text:s text:c="4"/>'commentable',</text:span></text:p>
      <text:p text:style-name="Preformatted_20_Text"><text:span text:style-name="Source_20_Text"><text:s text:c="4"/>[Post::class, Video::class],</text:span></text:p>
      <text:p text:style-name="Preformatted_20_Text"><text:span text:style-name="Source_20_Text"><text:s text:c="4"/>function (Builder $query, $type) {</text:span></text:p>
      <text:p text:style-name="Preformatted_20_Text"><text:span text:style-name="Source_20_Text"><text:s text:c="8"/>$column = $type === Post::class ? 'content' : 'title';</text:span></text:p>
      <text:p text:style-name="Preformatted_20_Text"/>
      <text:p text:style-name="Preformatted_20_Text"><text:span text:style-name="Source_20_Text"><text:s text:c="8"/>$query-&gt;where($column, 'like', 'code%');</text:span></text:p>
      <text:p text:style-name="Preformatted_20_Text"><text:span text:style-name="Source_20_Text"><text:s text:c="4"/>}</text:span></text:p>
      <text:p text:style-name="P2"><text:span text:style-name="Source_20_Text">)-&gt;get();</text:span></text:p>
      <text:h text:style-name="Heading_20_4" text:outline-level="4"><text:bookmark text:name="querying-all-morph-to-related-models"/><text:soft-page-break/><text:a xlink:type="simple" xlink:href="https://laravel.com/docs/8.x/eloquent-relationships#querying-all-morph-to-related-models" text:style-name="Internet_20_link" text:visited-style-name="Visited_20_Internet_20_Link">Querying All Related Models</text:a></text:h>
      <text:p text:style-name="Text_20_body">Instead of passing an array of possible polymorphic models, you may provide <text:span text:style-name="Source_20_Text">*</text:span> as a wildcard value. This will instruct Laravel to retrieve all of the possible polymorphic types from the database. Laravel will execute an additional query in order to perform this operation:</text:p>
      <text:p text:style-name="Preformatted_20_Text"><text:span text:style-name="Source_20_Text">use Illuminate\Database\Eloquent\Builder;</text:span></text:p>
      <text:p text:style-name="Preformatted_20_Text"/>
      <text:p text:style-name="Preformatted_20_Text"><text:span text:style-name="Source_20_Text">$comments = Comment::whereHasMorph('commentable', '*', function (Builder $query) {</text:span></text:p>
      <text:p text:style-name="Preformatted_20_Text"><text:span text:style-name="Source_20_Text"><text:s text:c="4"/>$query-&gt;where('title', 'like', 'foo%');</text:span></text:p>
      <text:p text:style-name="P2"><text:span text:style-name="Source_20_Text">})-&gt;get();</text:span></text:p>
      <text:h text:style-name="Heading_20_2" text:outline-level="2"><text:bookmark text:name="aggregating-related-models"/><text:a xlink:type="simple" xlink:href="https://laravel.com/docs/8.x/eloquent-relationships#aggregating-related-models" text:style-name="Internet_20_link" text:visited-style-name="Visited_20_Internet_20_Link">Aggregating Related Models</text:a></text:h>
      <text:h text:style-name="Heading_20_3" text:outline-level="3"><text:bookmark text:name="counting-related-models"/><text:a xlink:type="simple" xlink:href="https://laravel.com/docs/8.x/eloquent-relationships#counting-related-models" text:style-name="Internet_20_link" text:visited-style-name="Visited_20_Internet_20_Link">Counting Related Models</text:a></text:h>
      <text:p text:style-name="Text_20_body">Sometimes you may want to count the number of related models for a given relationship without actually loading the models. To accomplish this, you may use the <text:span text:style-name="Source_20_Text">withCount</text:span> method. The <text:span text:style-name="Source_20_Text">withCount</text:span> method which will place a <text:span text:style-name="Source_20_Text">{relation}_count</text:span> attribute on the resulting models:</text:p>
      <text:p text:style-name="Preformatted_20_Text"><text:span text:style-name="Source_20_Text">use App\Models\Post;</text:span></text:p>
      <text:p text:style-name="Preformatted_20_Text"/>
      <text:p text:style-name="Preformatted_20_Text"><text:span text:style-name="Source_20_Text">$posts = Post::withCount('comments')-&gt;get();</text:span></text:p>
      <text:p text:style-name="Preformatted_20_Text"/>
      <text:p text:style-name="Preformatted_20_Text"><text:span text:style-name="Source_20_Text">foreach ($posts as $post) {</text:span></text:p>
      <text:p text:style-name="Preformatted_20_Text"><text:span text:style-name="Source_20_Text"><text:s text:c="4"/>echo $post-&gt;comments_count;</text:span></text:p>
      <text:p text:style-name="P2"><text:span text:style-name="Source_20_Text">}</text:span></text:p>
      <text:p text:style-name="Text_20_body">By passing an array to the <text:span text:style-name="Source_20_Text">withCount</text:span> method, you may add the "counts" for multiple relations as well as add additional constraints to the queries:</text:p>
      <text:p text:style-name="Preformatted_20_Text"><text:span text:style-name="Source_20_Text">use Illuminate\Database\Eloquent\Builder;</text:span></text:p>
      <text:p text:style-name="Preformatted_20_Text"/>
      <text:p text:style-name="Preformatted_20_Text"><text:span text:style-name="Source_20_Text">$posts = Post::withCount(['votes', 'comments' =&gt; function (Builder $query) {</text:span></text:p>
      <text:p text:style-name="Preformatted_20_Text"><text:span text:style-name="Source_20_Text"><text:s text:c="4"/>$query-&gt;where('content', 'like', 'code%');</text:span></text:p>
      <text:p text:style-name="Preformatted_20_Text"><text:span text:style-name="Source_20_Text">}])-&gt;get();</text:span></text:p>
      <text:p text:style-name="Preformatted_20_Text"/>
      <text:p text:style-name="Preformatted_20_Text"><text:span text:style-name="Source_20_Text">echo $posts[0]-&gt;votes_count;</text:span></text:p>
      <text:p text:style-name="P2"><text:span text:style-name="Source_20_Text">echo $posts[0]-&gt;comments_count;</text:span></text:p>
      <text:p text:style-name="Text_20_body">You may also alias the relationship count result, allowing multiple counts on the same relationship:</text:p>
      <text:p text:style-name="Preformatted_20_Text"><text:span text:style-name="Source_20_Text">use Illuminate\Database\Eloquent\Builder;</text:span></text:p>
      <text:p text:style-name="Preformatted_20_Text"/>
      <text:p text:style-name="Preformatted_20_Text"><text:span text:style-name="Source_20_Text">$posts = Post::withCount([</text:span></text:p>
      <text:p text:style-name="Preformatted_20_Text"><text:span text:style-name="Source_20_Text"><text:s text:c="4"/>'comments',</text:span></text:p>
      <text:p text:style-name="Preformatted_20_Text"><text:span text:style-name="Source_20_Text"><text:s text:c="4"/>'comments as pending_comments_count' =&gt; function (Builder $query) {</text:span></text:p>
      <text:p text:style-name="Preformatted_20_Text"><text:span text:style-name="Source_20_Text"><text:s text:c="8"/>$query-&gt;where('approved', false);</text:span></text:p>
      <text:p text:style-name="Preformatted_20_Text"><text:span text:style-name="Source_20_Text"><text:s text:c="4"/>},</text:span></text:p>
      <text:p text:style-name="Preformatted_20_Text"><text:span text:style-name="Source_20_Text">])-&gt;get();</text:span></text:p>
      <text:p text:style-name="Preformatted_20_Text"/>
      <text:p text:style-name="Preformatted_20_Text"><text:span text:style-name="Source_20_Text">echo $posts[0]-&gt;comments_count;</text:span></text:p>
      <text:p text:style-name="P2"><text:span text:style-name="Source_20_Text">echo $posts[0]-&gt;pending_comments_count;</text:span></text:p>
      <text:h text:style-name="Heading_20_4" text:outline-level="4"><text:bookmark text:name="deferred-count-loading"/><text:soft-page-break/><text:a xlink:type="simple" xlink:href="https://laravel.com/docs/8.x/eloquent-relationships#deferred-count-loading" text:style-name="Internet_20_link" text:visited-style-name="Visited_20_Internet_20_Link">Deferred Count Loading</text:a></text:h>
      <text:p text:style-name="Text_20_body">Using the <text:span text:style-name="Source_20_Text">loadCount</text:span> method, you may load a relationship count after the parent model has already been retrieved:</text:p>
      <text:p text:style-name="Preformatted_20_Text"><text:span text:style-name="Source_20_Text">$book = Book::first();</text:span></text:p>
      <text:p text:style-name="Preformatted_20_Text"/>
      <text:p text:style-name="P2"><text:span text:style-name="Source_20_Text">$book-&gt;loadCount('genres');</text:span></text:p>
      <text:p text:style-name="Text_20_body">If you need to set additional query constraints on the count query, you may pass an array keyed by the relationships you wish to count. The array values should be closures which receive the query builder instance:</text:p>
      <text:p text:style-name="Preformatted_20_Text"><text:span text:style-name="Source_20_Text">$book-&gt;loadCount(['reviews' =&gt; function ($query) {</text:span></text:p>
      <text:p text:style-name="Preformatted_20_Text"><text:span text:style-name="Source_20_Text"><text:s text:c="4"/>$query-&gt;where('rating', 5);</text:span></text:p>
      <text:p text:style-name="P2"><text:span text:style-name="Source_20_Text">}])</text:span></text:p>
      <text:h text:style-name="Heading_20_4" text:outline-level="4"><text:bookmark text:name="relationship-counting-and-custom-select-statements"/><text:a xlink:type="simple" xlink:href="https://laravel.com/docs/8.x/eloquent-relationships#relationship-counting-and-custom-select-statements" text:style-name="Internet_20_link" text:visited-style-name="Visited_20_Internet_20_Link">Relationship Counting &amp; Custom Select Statements</text:a></text:h>
      <text:p text:style-name="Text_20_body">If you're combining <text:span text:style-name="Source_20_Text">withCount</text:span> with a <text:span text:style-name="Source_20_Text">select</text:span> statement, ensure that you call <text:span text:style-name="Source_20_Text">withCount</text:span> after the <text:span text:style-name="Source_20_Text">select</text:span> method:</text:p>
      <text:p text:style-name="Preformatted_20_Text"><text:span text:style-name="Source_20_Text">$posts = Post::select(['title', 'body'])</text:span></text:p>
      <text:p text:style-name="Preformatted_20_Text"><text:span text:style-name="Source_20_Text"><text:s text:c="16"/>-&gt;withCount('comments')</text:span></text:p>
      <text:p text:style-name="P2"><text:span text:style-name="Source_20_Text"><text:s text:c="16"/>-&gt;get();</text:span></text:p>
      <text:h text:style-name="Heading_20_3" text:outline-level="3"><text:bookmark text:name="other-aggregate-functions"/><text:a xlink:type="simple" xlink:href="https://laravel.com/docs/8.x/eloquent-relationships#other-aggregate-functions" text:style-name="Internet_20_link" text:visited-style-name="Visited_20_Internet_20_Link">Other Aggregate Functions</text:a></text:h>
      <text:p text:style-name="Text_20_body">In addition to the <text:span text:style-name="Source_20_Text">withCount</text:span> method, Eloquent provides <text:span text:style-name="Source_20_Text">withMin</text:span>, <text:span text:style-name="Source_20_Text">withMax</text:span>, <text:span text:style-name="Source_20_Text">withAvg</text:span>, and <text:span text:style-name="Source_20_Text">withSum</text:span> methods. These methods will place a <text:span text:style-name="Source_20_Text">{relation}_{function}_{column}</text:span> attribute on your resulting models:</text:p>
      <text:p text:style-name="Preformatted_20_Text"><text:span text:style-name="Source_20_Text">use App\Models\Post;</text:span></text:p>
      <text:p text:style-name="Preformatted_20_Text"/>
      <text:p text:style-name="Preformatted_20_Text"><text:span text:style-name="Source_20_Text">$posts = Post::withSum('comments', 'votes')-&gt;get();</text:span></text:p>
      <text:p text:style-name="Preformatted_20_Text"/>
      <text:p text:style-name="Preformatted_20_Text"><text:span text:style-name="Source_20_Text">foreach ($posts as $post) {</text:span></text:p>
      <text:p text:style-name="Preformatted_20_Text"><text:span text:style-name="Source_20_Text"><text:s text:c="4"/>echo $post-&gt;comments_sum_votes;</text:span></text:p>
      <text:p text:style-name="P2"><text:span text:style-name="Source_20_Text">}</text:span></text:p>
      <text:p text:style-name="Text_20_body">Like the <text:span text:style-name="Source_20_Text">loadCount</text:span> method, deferred versions of these methods are also available. These additional aggregate operations may be performed on Eloquent models that have already been retrieved:</text:p>
      <text:p text:style-name="Preformatted_20_Text"><text:span text:style-name="Source_20_Text">$post = Post::first();</text:span></text:p>
      <text:p text:style-name="Preformatted_20_Text"/>
      <text:p text:style-name="P2"><text:span text:style-name="Source_20_Text">$post-&gt;loadSum('comments', 'votes');</text:span></text:p>
      <text:h text:style-name="Heading_20_3" text:outline-level="3"><text:bookmark text:name="counting-related-models-on-morph-to-relationships"/><text:a xlink:type="simple" xlink:href="https://laravel.com/docs/8.x/eloquent-relationships#counting-related-models-on-morph-to-relationships" text:style-name="Internet_20_link" text:visited-style-name="Visited_20_Internet_20_Link">Counting Related Models On Morph To Relationships</text:a></text:h>
      <text:p text:style-name="Text_20_body">If you would like to eager load a "morph to" relationship, as well as related model counts for the various entities that may be returned by that relationship, you may utilize the <text:span text:style-name="Source_20_Text">with</text:span> method in combination with the <text:span text:style-name="Source_20_Text">morphTo</text:span> relationship's <text:span text:style-name="Source_20_Text">morphWithCount</text:span> method.</text:p>
      <text:p text:style-name="Text_20_body">In this example, let's assume that <text:span text:style-name="Source_20_Text">Photo</text:span> and <text:span text:style-name="Source_20_Text">Post</text:span> models may create <text:span text:style-name="Source_20_Text">ActivityFeed</text:span> models. We will assume the <text:span text:style-name="Source_20_Text">ActivityFeed</text:span> model defines a "morph to" relationship named <text:soft-page-break/><text:span text:style-name="Source_20_Text">parentable</text:span> that allows us to retrieve the parent <text:span text:style-name="Source_20_Text">Photo</text:span> or <text:span text:style-name="Source_20_Text">Post</text:span> model for a given <text:span text:style-name="Source_20_Text">ActivityFeed</text:span> instance. Additionally, let's assume that <text:span text:style-name="Source_20_Text">Photo</text:span> models "have many" <text:span text:style-name="Source_20_Text">Tag</text:span> models and <text:span text:style-name="Source_20_Text">Post</text:span> models "have many" <text:span text:style-name="Source_20_Text">Comment</text:span> models.</text:p>
      <text:p text:style-name="Text_20_body">Now, let's imagine we want to retrieve <text:span text:style-name="Source_20_Text">ActivityFeed</text:span> instances and eager load the <text:span text:style-name="Source_20_Text">parentable</text:span> parent models for each <text:span text:style-name="Source_20_Text">ActivityFeed</text:span> instance. In addition, we want to retrieve the number of tags that are associated with each parent photo and the number of comments that are associated with each parent post:</text:p>
      <text:p text:style-name="Preformatted_20_Text"><text:span text:style-name="Source_20_Text">use Illuminate\Database\Eloquent\Relations\MorphTo;</text:span></text:p>
      <text:p text:style-name="Preformatted_20_Text"/>
      <text:p text:style-name="Preformatted_20_Text"><text:span text:style-name="Source_20_Text">$activities = ActivityFeed::with([</text:span></text:p>
      <text:p text:style-name="Preformatted_20_Text"><text:span text:style-name="Source_20_Text"><text:s text:c="4"/>'parentable' =&gt; function (MorphTo $morphTo) {</text:span></text:p>
      <text:p text:style-name="Preformatted_20_Text"><text:span text:style-name="Source_20_Text"><text:s text:c="8"/>$morphTo-&gt;morphWithCount([</text:span></text:p>
      <text:p text:style-name="Preformatted_20_Text"><text:span text:style-name="Source_20_Text"><text:s text:c="12"/>Photo::class =&gt; ['tags'],</text:span></text:p>
      <text:p text:style-name="Preformatted_20_Text"><text:span text:style-name="Source_20_Text"><text:s text:c="12"/>Post::class =&gt; ['comments'],</text:span></text:p>
      <text:p text:style-name="Preformatted_20_Text"><text:span text:style-name="Source_20_Text"><text:s text:c="8"/>]);</text:span></text:p>
      <text:p text:style-name="P2"><text:span text:style-name="Source_20_Text"><text:s text:c="4"/>}])-&gt;get();</text:span></text:p>
      <text:h text:style-name="Heading_20_4" text:outline-level="4"><text:bookmark text:name="morph-to-deferred-count-loading"/><text:a xlink:type="simple" xlink:href="https://laravel.com/docs/8.x/eloquent-relationships#morph-to-deferred-count-loading" text:style-name="Internet_20_link" text:visited-style-name="Visited_20_Internet_20_Link">Deferred Count Loading</text:a></text:h>
      <text:p text:style-name="Text_20_body">Let's assume we have already retrieved a set of <text:span text:style-name="Source_20_Text">ActivityFeed</text:span> models and now we would like to load the nested relationship counts for the various <text:span text:style-name="Source_20_Text">parentable</text:span> models associated with the activity feeds. You may use the <text:span text:style-name="Source_20_Text">loadMorphCount</text:span> method to accomplish this:</text:p>
      <text:p text:style-name="Preformatted_20_Text"><text:span text:style-name="Source_20_Text">$activities = ActivityFeed::with('parentable')-&gt;get();</text:span></text:p>
      <text:p text:style-name="Preformatted_20_Text"/>
      <text:p text:style-name="Preformatted_20_Text"><text:span text:style-name="Source_20_Text">$activities-&gt;loadMorphCount('parentable', [</text:span></text:p>
      <text:p text:style-name="Preformatted_20_Text"><text:span text:style-name="Source_20_Text"><text:s text:c="4"/>Photo::class =&gt; ['tags'],</text:span></text:p>
      <text:p text:style-name="Preformatted_20_Text"><text:span text:style-name="Source_20_Text"><text:s text:c="4"/>Post::class =&gt; ['comments'],</text:span></text:p>
      <text:p text:style-name="P2"><text:span text:style-name="Source_20_Text">]);</text:span></text:p>
      <text:h text:style-name="Heading_20_2" text:outline-level="2"><text:bookmark text:name="eager-loading"/><text:a xlink:type="simple" xlink:href="https://laravel.com/docs/8.x/eloquent-relationships#eager-loading" text:style-name="Internet_20_link" text:visited-style-name="Visited_20_Internet_20_Link">Eager Loading</text:a></text:h>
      <text:p text:style-name="Text_20_body">When accessing Eloquent relationships as properties, the related models are "lazy loaded". This means the relationship data is not actually loaded until you first access the property. However, Eloquent can "eager load" relationships at the time you query the parent model. Eager loading alleviates the "N + 1" query problem. To illustrate the N + 1 query problem, consider a <text:span text:style-name="Source_20_Text">Book</text:span> model that "belongs to" to an <text:span text:style-name="Source_20_Text">Author</text:span>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Book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author that wrote the book.</text:span></text:p>
      <text:p text:style-name="Preformatted_20_Text"><text:span text:style-name="Source_20_Text"><text:s text:c="5"/>*/</text:span></text:p>
      <text:p text:style-name="Preformatted_20_Text"><text:span text:style-name="Source_20_Text"><text:s text:c="4"/>public function author()</text:span></text:p>
      <text:p text:style-name="Preformatted_20_Text"><text:span text:style-name="Source_20_Text"><text:s text:c="4"/>{</text:span></text:p>
      <text:p text:style-name="Preformatted_20_Text"><text:span text:style-name="Source_20_Text"><text:s text:c="8"/>return $this-&gt;belongsTo(Author::class);</text:span></text:p>
      <text:p text:style-name="Preformatted_20_Text"><text:span text:style-name="Source_20_Text"><text:s text:c="4"/>}</text:span></text:p>
      <text:p text:style-name="P2"><text:span text:style-name="Source_20_Text">}</text:span></text:p>
      <text:p text:style-name="Text_20_body"><text:soft-page-break/>Now, let's retrieve all books and their authors:</text:p>
      <text:p text:style-name="Preformatted_20_Text"><text:span text:style-name="Source_20_Text">use App\Models\Book;</text:span></text:p>
      <text:p text:style-name="Preformatted_20_Text"/>
      <text:p text:style-name="Preformatted_20_Text"><text:span text:style-name="Source_20_Text">$books = Book::all();</text:span></text:p>
      <text:p text:style-name="Preformatted_20_Text"/>
      <text:p text:style-name="Preformatted_20_Text"><text:span text:style-name="Source_20_Text">foreach ($books as $book) {</text:span></text:p>
      <text:p text:style-name="Preformatted_20_Text"><text:span text:style-name="Source_20_Text"><text:s text:c="4"/>echo $book-&gt;author-&gt;name;</text:span></text:p>
      <text:p text:style-name="P2"><text:span text:style-name="Source_20_Text">}</text:span></text:p>
      <text:p text:style-name="Text_20_body">This loop will execute one query to retrieve all of the books within the database table, then another query for each book in order to retrieve the book's author. So, if we have 25 books, the code above would run 26 queries: one for the original book, and 25 additional queries to retrieve the author of each book.</text:p>
      <text:p text:style-name="Text_20_body">Thankfully, we can use eager loading to reduce this operation to just two queries. When building a query, you may specify which relationships should be eager loaded using the <text:span text:style-name="Source_20_Text">with</text:span> method:</text:p>
      <text:p text:style-name="Preformatted_20_Text"><text:span text:style-name="Source_20_Text">$books = Book::with('author')-&gt;get();</text:span></text:p>
      <text:p text:style-name="Preformatted_20_Text"/>
      <text:p text:style-name="Preformatted_20_Text"><text:span text:style-name="Source_20_Text">foreach ($books as $book) {</text:span></text:p>
      <text:p text:style-name="Preformatted_20_Text"><text:span text:style-name="Source_20_Text"><text:s text:c="4"/>echo $book-&gt;author-&gt;name;</text:span></text:p>
      <text:p text:style-name="P2"><text:span text:style-name="Source_20_Text">}</text:span></text:p>
      <text:p text:style-name="Text_20_body">For this operation, only two queries will be executed - one query to retrieve all of the books and one query to retrieve all of the authors for all of the books:</text:p>
      <text:p text:style-name="Preformatted_20_Text"><text:span text:style-name="Source_20_Text">select * from books</text:span></text:p>
      <text:p text:style-name="Preformatted_20_Text"/>
      <text:p text:style-name="P2"><text:span text:style-name="Source_20_Text">select * from authors where id in (1, 2, 3, 4, 5, ...)</text:span></text:p>
      <text:h text:style-name="Heading_20_4" text:outline-level="4"><text:bookmark text:name="eager-loading-multiple-relationships"/><text:a xlink:type="simple" xlink:href="https://laravel.com/docs/8.x/eloquent-relationships#eager-loading-multiple-relationships" text:style-name="Internet_20_link" text:visited-style-name="Visited_20_Internet_20_Link">Eager Loading Multiple Relationships</text:a></text:h>
      <text:p text:style-name="Text_20_body">Sometimes you may need to eager load several different relationships. To do so, just pass an array of relationships to the <text:span text:style-name="Source_20_Text">with</text:span> method:</text:p>
      <text:p text:style-name="P2"><text:span text:style-name="Source_20_Text">$books = Book::with(['author', 'publisher'])-&gt;get();</text:span></text:p>
      <text:h text:style-name="Heading_20_4" text:outline-level="4"><text:bookmark text:name="nested-eager-loading"/><text:a xlink:type="simple" xlink:href="https://laravel.com/docs/8.x/eloquent-relationships#nested-eager-loading" text:style-name="Internet_20_link" text:visited-style-name="Visited_20_Internet_20_Link">Nested Eager Loading</text:a></text:h>
      <text:p text:style-name="Text_20_body">To eager load a relationship's relationships, you may use "dot" syntax. For example, let's eager load all of the book's authors and all of the author's personal contacts:</text:p>
      <text:p text:style-name="P2"><text:span text:style-name="Source_20_Text">$books = Book::with('author.contacts')-&gt;get();</text:span></text:p>
      <text:h text:style-name="Heading_20_4" text:outline-level="4"><text:bookmark text:name="nested-eager-loading-morphto-relationships"/><text:a xlink:type="simple" xlink:href="https://laravel.com/docs/8.x/eloquent-relationships#nested-eager-loading-morphto-relationships" text:style-name="Internet_20_link" text:visited-style-name="Visited_20_Internet_20_Link">Nested Eager Loading </text:a><text:a xlink:type="simple" xlink:href="https://laravel.com/docs/8.x/eloquent-relationships#nested-eager-loading-morphto-relationships" text:style-name="Internet_20_link" text:visited-style-name="Visited_20_Internet_20_Link"><text:span text:style-name="Source_20_Text">morphTo</text:span></text:a><text:a xlink:type="simple" xlink:href="https://laravel.com/docs/8.x/eloquent-relationships#nested-eager-loading-morphto-relationships" text:style-name="Internet_20_link" text:visited-style-name="Visited_20_Internet_20_Link"> Relationships</text:a></text:h>
      <text:p text:style-name="Text_20_body">If you would like to eager load a <text:span text:style-name="Source_20_Text">morphTo</text:span> relationship, as well as nested relationships on the various entities that may be returned by that relationship, you may use the <text:span text:style-name="Source_20_Text">with</text:span> method in combination with the <text:span text:style-name="Source_20_Text">morphTo</text:span> relationship's <text:span text:style-name="Source_20_Text">morphWith</text:span> method. To help illustrate this method, let's consider the following model:</text:p>
      <text:p text:style-name="Preformatted_20_Text"><text:span text:style-name="Source_20_Text">&lt;?php</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ActivityFeed extends Model</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Get the parent of the activity feed record.</text:span></text:p>
      <text:p text:style-name="Preformatted_20_Text"><text:span text:style-name="Source_20_Text"><text:s text:c="5"/>*/</text:span></text:p>
      <text:p text:style-name="Preformatted_20_Text"><text:span text:style-name="Source_20_Text"><text:s text:c="4"/>public function parent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2"><text:span text:style-name="Source_20_Text">}</text:span></text:p>
      <text:p text:style-name="Text_20_body">In this example, let's assume <text:span text:style-name="Source_20_Text">Event</text:span>, <text:span text:style-name="Source_20_Text">Photo</text:span>, and <text:span text:style-name="Source_20_Text">Post</text:span> models may create <text:span text:style-name="Source_20_Text">ActivityFeed</text:span> models. Additionally, let's assume that <text:span text:style-name="Source_20_Text">Event</text:span> models belong to a <text:span text:style-name="Source_20_Text">Calendar</text:span> model, <text:span text:style-name="Source_20_Text">Photo</text:span> models are associated with <text:span text:style-name="Source_20_Text">Tag</text:span> models, and <text:span text:style-name="Source_20_Text">Post</text:span> models belong to an <text:span text:style-name="Source_20_Text">Author</text:span> model.</text:p>
      <text:p text:style-name="Text_20_body">Using these model definitions and relationships, we may retrieve <text:span text:style-name="Source_20_Text">ActivityFeed</text:span> model instances and eager load all <text:span text:style-name="Source_20_Text">parentable</text:span> models and their respective nested relationships:</text:p>
      <text:p text:style-name="Preformatted_20_Text"><text:span text:style-name="Source_20_Text">use Illuminate\Database\Eloquent\Relations\MorphTo;</text:span></text:p>
      <text:p text:style-name="Preformatted_20_Text"/>
      <text:p text:style-name="Preformatted_20_Text"><text:span text:style-name="Source_20_Text">$activities = ActivityFeed::query()</text:span></text:p>
      <text:p text:style-name="Preformatted_20_Text"><text:span text:style-name="Source_20_Text"><text:s text:c="4"/>-&gt;with(['parentable' =&gt; function (MorphTo $morphTo) {</text:span></text:p>
      <text:p text:style-name="Preformatted_20_Text"><text:span text:style-name="Source_20_Text"><text:s text:c="8"/>$morphTo-&gt;morphWith([</text:span></text:p>
      <text:p text:style-name="Preformatted_20_Text"><text:span text:style-name="Source_20_Text"><text:s text:c="12"/>Event::class =&gt; ['calendar'],</text:span></text:p>
      <text:p text:style-name="Preformatted_20_Text"><text:span text:style-name="Source_20_Text"><text:s text:c="12"/>Photo::class =&gt; ['tags'],</text:span></text:p>
      <text:p text:style-name="Preformatted_20_Text"><text:span text:style-name="Source_20_Text"><text:s text:c="12"/>Post::class =&gt; ['author'],</text:span></text:p>
      <text:p text:style-name="Preformatted_20_Text"><text:span text:style-name="Source_20_Text"><text:s text:c="8"/>]);</text:span></text:p>
      <text:p text:style-name="P2"><text:span text:style-name="Source_20_Text"><text:s text:c="4"/>}])-&gt;get();</text:span></text:p>
      <text:h text:style-name="Heading_20_4" text:outline-level="4"><text:bookmark text:name="eager-loading-specific-columns"/><text:a xlink:type="simple" xlink:href="https://laravel.com/docs/8.x/eloquent-relationships#eager-loading-specific-columns" text:style-name="Internet_20_link" text:visited-style-name="Visited_20_Internet_20_Link">Eager Loading Specific Columns</text:a></text:h>
      <text:p text:style-name="Text_20_body">You may not always need every column from the relationships you are retrieving. For this reason, Eloquent allows you to specify which columns of the relationship you would like to retrieve:</text:p>
      <text:p text:style-name="P2"><text:span text:style-name="Source_20_Text">$books = Book::with('author:id,name')-&gt;get();</text:span></text:p>
      <text:p text:style-name="Quotations"><draw:frame draw:style-name="fr1" draw:name="Figura7" text:anchor-type="as-char" svg:width="0.185cm" svg:height="0.953cm" draw:z-index="6"><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When using this feature, you should always include the <text:span text:style-name="Source_20_Text">id</text:span> column and any relevant foreign key columns in the list of columns you wish to retrieve.</text:p>
      <text:h text:style-name="Heading_20_4" text:outline-level="4"><text:bookmark text:name="eager-loading-by-default"/><text:a xlink:type="simple" xlink:href="https://laravel.com/docs/8.x/eloquent-relationships#eager-loading-by-default" text:style-name="Internet_20_link" text:visited-style-name="Visited_20_Internet_20_Link">Eager Loading By Default</text:a></text:h>
      <text:p text:style-name="Text_20_body">Sometimes you might want to always load some relationships when retrieving a model. To accomplish this, you may define a <text:span text:style-name="Source_20_Text">$with</text:span> property on the model:</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Book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relationships that should always be loaded.</text:span></text:p>
      <text:p text:style-name="Preformatted_20_Text"><text:span text:style-name="Source_20_Text"><text:s text:c="5"/>*</text:span></text:p>
      <text:p text:style-name="Preformatted_20_Text"><text:span text:style-name="Source_20_Text"><text:s text:c="5"/>* @var array</text:span></text:p>
      <text:p text:style-name="Preformatted_20_Text"><text:soft-page-break/><text:span text:style-name="Source_20_Text"><text:s text:c="5"/>*/</text:span></text:p>
      <text:p text:style-name="Preformatted_20_Text"><text:span text:style-name="Source_20_Text"><text:s text:c="4"/>protected $with = ['author'];</text:span></text:p>
      <text:p text:style-name="Preformatted_20_Text"/>
      <text:p text:style-name="Preformatted_20_Text"><text:span text:style-name="Source_20_Text"><text:s text:c="4"/>/**</text:span></text:p>
      <text:p text:style-name="Preformatted_20_Text"><text:span text:style-name="Source_20_Text"><text:s text:c="5"/>* Get the author that wrote the book.</text:span></text:p>
      <text:p text:style-name="Preformatted_20_Text"><text:span text:style-name="Source_20_Text"><text:s text:c="5"/>*/</text:span></text:p>
      <text:p text:style-name="Preformatted_20_Text"><text:span text:style-name="Source_20_Text"><text:s text:c="4"/>public function author()</text:span></text:p>
      <text:p text:style-name="Preformatted_20_Text"><text:span text:style-name="Source_20_Text"><text:s text:c="4"/>{</text:span></text:p>
      <text:p text:style-name="Preformatted_20_Text"><text:span text:style-name="Source_20_Text"><text:s text:c="8"/>return $this-&gt;belongsTo(Author::class);</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the genre of the book.</text:span></text:p>
      <text:p text:style-name="Preformatted_20_Text"><text:span text:style-name="Source_20_Text"><text:s text:c="5"/>*/</text:span></text:p>
      <text:p text:style-name="Preformatted_20_Text"><text:span text:style-name="Source_20_Text"><text:s text:c="4"/>public function genre()</text:span></text:p>
      <text:p text:style-name="Preformatted_20_Text"><text:span text:style-name="Source_20_Text"><text:s text:c="4"/>{</text:span></text:p>
      <text:p text:style-name="Preformatted_20_Text"><text:span text:style-name="Source_20_Text"><text:s text:c="8"/>return $this-&gt;belongsTo(Genre::class);</text:span></text:p>
      <text:p text:style-name="Preformatted_20_Text"><text:span text:style-name="Source_20_Text"><text:s text:c="4"/>}</text:span></text:p>
      <text:p text:style-name="P2"><text:span text:style-name="Source_20_Text">}</text:span></text:p>
      <text:p text:style-name="Text_20_body">If you would like to remove an item from the <text:span text:style-name="Source_20_Text">$with</text:span> property for a single query, you may use the <text:span text:style-name="Source_20_Text">without</text:span> method:</text:p>
      <text:p text:style-name="P2"><text:span text:style-name="Source_20_Text">$books = Book::without('author')-&gt;get();</text:span></text:p>
      <text:p text:style-name="Text_20_body">If you would like to override all items within the <text:span text:style-name="Source_20_Text">$with</text:span> property for a single query, you may use the <text:span text:style-name="Source_20_Text">withOnly</text:span> method:</text:p>
      <text:p text:style-name="P2"><text:span text:style-name="Source_20_Text">$books = Book::withOnly('genre')-&gt;get();</text:span></text:p>
      <text:h text:style-name="Heading_20_3" text:outline-level="3"><text:bookmark text:name="constraining-eager-loads"/><text:a xlink:type="simple" xlink:href="https://laravel.com/docs/8.x/eloquent-relationships#constraining-eager-loads" text:style-name="Internet_20_link" text:visited-style-name="Visited_20_Internet_20_Link">Constraining Eager Loads</text:a></text:h>
      <text:p text:style-name="Text_20_body">Sometimes you may wish to eager load a relationship but also specify additional query conditions for the eager loading query. You can accomplish this by passing an array of relationships to the <text:span text:style-name="Source_20_Text">with</text:span> method where the array key is a relationship name and the array value is a closure that adds additional constraints to the eager loading query:</text:p>
      <text:p text:style-name="Preformatted_20_Text"><text:span text:style-name="Source_20_Text">use App\Models\User;</text:span></text:p>
      <text:p text:style-name="Preformatted_20_Text"/>
      <text:p text:style-name="Preformatted_20_Text"><text:span text:style-name="Source_20_Text">$users = User::with(['posts' =&gt; function ($query) {</text:span></text:p>
      <text:p text:style-name="Preformatted_20_Text"><text:span text:style-name="Source_20_Text"><text:s text:c="4"/>$query-&gt;where('title', 'like', '%code%');</text:span></text:p>
      <text:p text:style-name="P2"><text:span text:style-name="Source_20_Text">}])-&gt;get();</text:span></text:p>
      <text:p text:style-name="Text_20_body">In this example, Eloquent will only eager load posts where the post's <text:span text:style-name="Source_20_Text">title</text:span> column contains the word <text:span text:style-name="Source_20_Text">code</text:span>. You may call other <text:a xlink:type="simple" xlink:href="https://laravel.com/docs/8.x/queries" text:style-name="Internet_20_link" text:visited-style-name="Visited_20_Internet_20_Link">query builder</text:a> methods to further customize the eager loading operation:</text:p>
      <text:p text:style-name="Preformatted_20_Text"><text:span text:style-name="Source_20_Text">$users = User::with(['posts' =&gt; function ($query) {</text:span></text:p>
      <text:p text:style-name="Preformatted_20_Text"><text:span text:style-name="Source_20_Text"><text:s text:c="4"/>$query-&gt;orderBy('created_at', 'desc');</text:span></text:p>
      <text:p text:style-name="P2"><text:span text:style-name="Source_20_Text">}])-&gt;get();</text:span></text:p>
      <text:p text:style-name="Quotations"><draw:frame draw:style-name="fr1" draw:name="Figura8" text:anchor-type="as-char" svg:width="0.185cm" svg:height="0.953cm" draw:z-index="7"><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The <text:span text:style-name="Source_20_Text">limit</text:span> and <text:span text:style-name="Source_20_Text">take</text:span> query builder methods may not be used when constraining eager loads.</text:p>
      <text:h text:style-name="Heading_20_4" text:outline-level="4"><text:bookmark text:name="constraining-eager-loading-of-morph-to-relationships"/><text:soft-page-break/><text:a xlink:type="simple" xlink:href="https://laravel.com/docs/8.x/eloquent-relationships#constraining-eager-loading-of-morph-to-relationships" text:style-name="Internet_20_link" text:visited-style-name="Visited_20_Internet_20_Link">Constraining Eager Loading Of </text:a><text:a xlink:type="simple" xlink:href="https://laravel.com/docs/8.x/eloquent-relationships#constraining-eager-loading-of-morph-to-relationships" text:style-name="Internet_20_link" text:visited-style-name="Visited_20_Internet_20_Link"><text:span text:style-name="Source_20_Text">morphTo</text:span></text:a><text:a xlink:type="simple" xlink:href="https://laravel.com/docs/8.x/eloquent-relationships#constraining-eager-loading-of-morph-to-relationships" text:style-name="Internet_20_link" text:visited-style-name="Visited_20_Internet_20_Link"> Relationships</text:a></text:h>
      <text:p text:style-name="Text_20_body">If you are eager loading a <text:span text:style-name="Source_20_Text">morphTo</text:span> relationship, Eloquent will run multiple queries to fetch each type of related model. You may add additional constraints to each of these queries using the <text:span text:style-name="Source_20_Text">MorphTo</text:span> relation's <text:span text:style-name="Source_20_Text">constrain</text:span> method:</text:p>
      <text:p text:style-name="Preformatted_20_Text"><text:span text:style-name="Source_20_Text">use Illuminate\Database\Eloquent\Builder;</text:span></text:p>
      <text:p text:style-name="Preformatted_20_Text"><text:span text:style-name="Source_20_Text">use Illuminate\Database\Eloquent\Relations\MorphTo;</text:span></text:p>
      <text:p text:style-name="Preformatted_20_Text"/>
      <text:p text:style-name="Preformatted_20_Text"><text:span text:style-name="Source_20_Text">$comments = Comment::with(['commentable' =&gt; function (MorphTo $morphTo) {</text:span></text:p>
      <text:p text:style-name="Preformatted_20_Text"><text:span text:style-name="Source_20_Text"><text:s text:c="4"/>$morphTo-&gt;constrain([</text:span></text:p>
      <text:p text:style-name="Preformatted_20_Text"><text:span text:style-name="Source_20_Text"><text:s text:c="8"/>Post::class =&gt; function (Builder $query) {</text:span></text:p>
      <text:p text:style-name="Preformatted_20_Text"><text:span text:style-name="Source_20_Text"><text:s text:c="12"/>$query-&gt;whereNull('hidden_at');</text:span></text:p>
      <text:p text:style-name="Preformatted_20_Text"><text:span text:style-name="Source_20_Text"><text:s text:c="8"/>},</text:span></text:p>
      <text:p text:style-name="Preformatted_20_Text"><text:span text:style-name="Source_20_Text"><text:s text:c="8"/>Video::class =&gt; function (Builder $query) {</text:span></text:p>
      <text:p text:style-name="Preformatted_20_Text"><text:span text:style-name="Source_20_Text"><text:s text:c="12"/>$query-&gt;where('type', 'educational');</text:span></text:p>
      <text:p text:style-name="Preformatted_20_Text"><text:span text:style-name="Source_20_Text"><text:s text:c="8"/>},</text:span></text:p>
      <text:p text:style-name="Preformatted_20_Text"><text:span text:style-name="Source_20_Text"><text:s text:c="4"/>]);</text:span></text:p>
      <text:p text:style-name="P2"><text:span text:style-name="Source_20_Text">}])-&gt;get();</text:span></text:p>
      <text:p text:style-name="Text_20_body">In this example, Eloquent will only eager load posts that have not been hidden and videos have a <text:span text:style-name="Source_20_Text">type</text:span> value of "educational".</text:p>
      <text:h text:style-name="Heading_20_3" text:outline-level="3"><text:bookmark text:name="lazy-eager-loading"/><text:a xlink:type="simple" xlink:href="https://laravel.com/docs/8.x/eloquent-relationships#lazy-eager-loading" text:style-name="Internet_20_link" text:visited-style-name="Visited_20_Internet_20_Link">Lazy Eager Loading</text:a></text:h>
      <text:p text:style-name="Text_20_body">Sometimes you may need to eager load a relationship after the parent model has already been retrieved. For example, this may be useful if you need to dynamically decide whether to load related models:</text:p>
      <text:p text:style-name="Preformatted_20_Text"><text:span text:style-name="Source_20_Text">use App\Models\Book;</text:span></text:p>
      <text:p text:style-name="Preformatted_20_Text"/>
      <text:p text:style-name="Preformatted_20_Text"><text:span text:style-name="Source_20_Text">$books = Book::all();</text:span></text:p>
      <text:p text:style-name="Preformatted_20_Text"/>
      <text:p text:style-name="Preformatted_20_Text"><text:span text:style-name="Source_20_Text">if ($someCondition) {</text:span></text:p>
      <text:p text:style-name="Preformatted_20_Text"><text:span text:style-name="Source_20_Text"><text:s text:c="4"/>$books-&gt;load('author', 'publisher');</text:span></text:p>
      <text:p text:style-name="P2"><text:span text:style-name="Source_20_Text">}</text:span></text:p>
      <text:p text:style-name="Text_20_body">If you need to set additional query constraints on the eager loading query, you may pass an array keyed by the relationships you wish to load. The array values should be closure instances which receive the query instance:</text:p>
      <text:p text:style-name="Preformatted_20_Text"><text:span text:style-name="Source_20_Text">$author-&gt;load(['books' =&gt; function ($query) {</text:span></text:p>
      <text:p text:style-name="Preformatted_20_Text"><text:span text:style-name="Source_20_Text"><text:s text:c="4"/>$query-&gt;orderBy('published_date', 'asc');</text:span></text:p>
      <text:p text:style-name="P2"><text:span text:style-name="Source_20_Text">}]);</text:span></text:p>
      <text:p text:style-name="Text_20_body">To load a relationship only when it has not already been loaded, use the <text:span text:style-name="Source_20_Text">loadMissing</text:span> method:</text:p>
      <text:p text:style-name="P2"><text:span text:style-name="Source_20_Text">$book-&gt;loadMissing('author');</text:span></text:p>
      <text:h text:style-name="Heading_20_4" text:outline-level="4"><text:bookmark text:name="nested-lazy-eager-loading-morphto"/><text:a xlink:type="simple" xlink:href="https://laravel.com/docs/8.x/eloquent-relationships#nested-lazy-eager-loading-morphto" text:style-name="Internet_20_link" text:visited-style-name="Visited_20_Internet_20_Link">Nested Lazy Eager Loading &amp; </text:a><text:a xlink:type="simple" xlink:href="https://laravel.com/docs/8.x/eloquent-relationships#nested-lazy-eager-loading-morphto" text:style-name="Internet_20_link" text:visited-style-name="Visited_20_Internet_20_Link"><text:span text:style-name="Source_20_Text">morphTo</text:span></text:a></text:h>
      <text:p text:style-name="Text_20_body">If you would like to eager load a <text:span text:style-name="Source_20_Text">morphTo</text:span> relationship, as well as nested relationships on the various entities that may be returned by that relationship, you may use the <text:span text:style-name="Source_20_Text">loadMorph</text:span> method.</text:p>
      <text:p text:style-name="Text_20_body">This method accepts the name of the <text:span text:style-name="Source_20_Text">morphTo</text:span> relationship as its first argument, and an array of model / relationship pairs as its second argument. To help illustrate this method, let's consider the following model:</text:p>
      <text:p text:style-name="Preformatted_20_Text"><text:soft-page-break/><text:span text:style-name="Source_20_Text">&lt;?php</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ActivityFeed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arent of the activity feed record.</text:span></text:p>
      <text:p text:style-name="Preformatted_20_Text"><text:span text:style-name="Source_20_Text"><text:s text:c="5"/>*/</text:span></text:p>
      <text:p text:style-name="Preformatted_20_Text"><text:span text:style-name="Source_20_Text"><text:s text:c="4"/>public function parent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2"><text:span text:style-name="Source_20_Text">}</text:span></text:p>
      <text:p text:style-name="Text_20_body">In this example, let's assume <text:span text:style-name="Source_20_Text">Event</text:span>, <text:span text:style-name="Source_20_Text">Photo</text:span>, and <text:span text:style-name="Source_20_Text">Post</text:span> models may create <text:span text:style-name="Source_20_Text">ActivityFeed</text:span> models. Additionally, let's assume that <text:span text:style-name="Source_20_Text">Event</text:span> models belong to a <text:span text:style-name="Source_20_Text">Calendar</text:span> model, <text:span text:style-name="Source_20_Text">Photo</text:span> models are associated with <text:span text:style-name="Source_20_Text">Tag</text:span> models, and <text:span text:style-name="Source_20_Text">Post</text:span> models belong to an <text:span text:style-name="Source_20_Text">Author</text:span> model.</text:p>
      <text:p text:style-name="Text_20_body">Using these model definitions and relationships, we may retrieve <text:span text:style-name="Source_20_Text">ActivityFeed</text:span> model instances and eager load all <text:span text:style-name="Source_20_Text">parentable</text:span> models and their respective nested relationships:</text:p>
      <text:p text:style-name="Preformatted_20_Text"><text:span text:style-name="Source_20_Text">$activities = ActivityFeed::with('parentable')</text:span></text:p>
      <text:p text:style-name="Preformatted_20_Text"><text:span text:style-name="Source_20_Text"><text:s text:c="4"/>-&gt;get()</text:span></text:p>
      <text:p text:style-name="Preformatted_20_Text"><text:span text:style-name="Source_20_Text"><text:s text:c="4"/>-&gt;loadMorph('parentable', [</text:span></text:p>
      <text:p text:style-name="Preformatted_20_Text"><text:span text:style-name="Source_20_Text"><text:s text:c="8"/>Event::class =&gt; ['calendar'],</text:span></text:p>
      <text:p text:style-name="Preformatted_20_Text"><text:span text:style-name="Source_20_Text"><text:s text:c="8"/>Photo::class =&gt; ['tags'],</text:span></text:p>
      <text:p text:style-name="Preformatted_20_Text"><text:span text:style-name="Source_20_Text"><text:s text:c="8"/>Post::class =&gt; ['author'],</text:span></text:p>
      <text:p text:style-name="P2"><text:span text:style-name="Source_20_Text"><text:s text:c="4"/>]);</text:span></text:p>
      <text:h text:style-name="Heading_20_2" text:outline-level="2"><text:bookmark text:name="inserting-and-updating-related-models"/><text:a xlink:type="simple" xlink:href="https://laravel.com/docs/8.x/eloquent-relationships#inserting-and-updating-related-models" text:style-name="Internet_20_link" text:visited-style-name="Visited_20_Internet_20_Link">Inserting &amp; Updating Related Models</text:a></text:h>
      <text:h text:style-name="Heading_20_3" text:outline-level="3"><text:bookmark text:name="the-save-method"/><text:a xlink:type="simple" xlink:href="https://laravel.com/docs/8.x/eloquent-relationships#the-save-method" text:style-name="Internet_20_link" text:visited-style-name="Visited_20_Internet_20_Link">The </text:a><text:a xlink:type="simple" xlink:href="https://laravel.com/docs/8.x/eloquent-relationships#the-save-method" text:style-name="Internet_20_link" text:visited-style-name="Visited_20_Internet_20_Link"><text:span text:style-name="Source_20_Text">save</text:span></text:a><text:a xlink:type="simple" xlink:href="https://laravel.com/docs/8.x/eloquent-relationships#the-save-method" text:style-name="Internet_20_link" text:visited-style-name="Visited_20_Internet_20_Link"> Method</text:a></text:h>
      <text:p text:style-name="Text_20_body">Eloquent provides convenient methods for adding new models to relationships. For example, perhaps you need to add a new comment to a post. Instead of manually setting the <text:span text:style-name="Source_20_Text">post_id</text:span> attribute on the <text:span text:style-name="Source_20_Text">Comment</text:span> model you may insert the comment using the relationship's <text:span text:style-name="Source_20_Text">save</text:span> method:</text:p>
      <text:p text:style-name="Preformatted_20_Text"><text:span text:style-name="Source_20_Text">use App\Models\Comment;</text:span></text:p>
      <text:p text:style-name="Preformatted_20_Text"><text:span text:style-name="Source_20_Text">use App\Models\Post;</text:span></text:p>
      <text:p text:style-name="Preformatted_20_Text"/>
      <text:p text:style-name="Preformatted_20_Text"><text:span text:style-name="Source_20_Text">$comment = new Comment(['message' =&gt; 'A new comment.']);</text:span></text:p>
      <text:p text:style-name="Preformatted_20_Text"/>
      <text:p text:style-name="Preformatted_20_Text"><text:span text:style-name="Source_20_Text">$post = Post::find(1);</text:span></text:p>
      <text:p text:style-name="Preformatted_20_Text"/>
      <text:p text:style-name="P2"><text:span text:style-name="Source_20_Text">$post-&gt;comments()-&gt;save($comment);</text:span></text:p>
      <text:p text:style-name="Text_20_body">Note that we did not access the <text:span text:style-name="Source_20_Text">comments</text:span> relationship as a dynamic property. Instead, we called the <text:span text:style-name="Source_20_Text">comments</text:span> method to obtain an instance of the relationship. The <text:span text:style-name="Source_20_Text">save</text:span> method will automatically add the appropriate <text:span text:style-name="Source_20_Text">post_id</text:span> value to the new <text:span text:style-name="Source_20_Text">Comment</text:span> model.</text:p>
      <text:p text:style-name="Text_20_body">If you need to save multiple related models, you may use the <text:span text:style-name="Source_20_Text">saveMany</text:span> method:</text:p>
      <text:p text:style-name="Preformatted_20_Text"><text:span text:style-name="Source_20_Text">$post = Post::find(1);</text:span></text:p>
      <text:p text:style-name="Preformatted_20_Text"/>
      <text:p text:style-name="Preformatted_20_Text"><text:span text:style-name="Source_20_Text">$post-&gt;comments()-&gt;saveMany([</text:span></text:p>
      <text:p text:style-name="Preformatted_20_Text"><text:soft-page-break/><text:span text:style-name="Source_20_Text"><text:s text:c="4"/>new Comment(['message' =&gt; 'A new comment.']),</text:span></text:p>
      <text:p text:style-name="Preformatted_20_Text"><text:span text:style-name="Source_20_Text"><text:s text:c="4"/>new Comment(['message' =&gt; 'Another new comment.']),</text:span></text:p>
      <text:p text:style-name="P2"><text:span text:style-name="Source_20_Text">]);</text:span></text:p>
      <text:p text:style-name="Text_20_body">The <text:span text:style-name="Source_20_Text">save</text:span> and <text:span text:style-name="Source_20_Text">saveMany</text:span> methods will persist the given model instances, but will not add the newly persisted models to any in-memory relationships that are already loaded onto the parent model. If you plan on accessing the relationship after using the <text:span text:style-name="Source_20_Text">save</text:span> or <text:span text:style-name="Source_20_Text">saveMany</text:span> methods, you may wish to use the <text:span text:style-name="Source_20_Text">refresh</text:span> method to reload the model and its relationships:</text:p>
      <text:p text:style-name="Preformatted_20_Text"><text:span text:style-name="Source_20_Text">$post-&gt;comments()-&gt;save($comment);</text:span></text:p>
      <text:p text:style-name="Preformatted_20_Text"/>
      <text:p text:style-name="Preformatted_20_Text"><text:span text:style-name="Source_20_Text">$post-&gt;refresh();</text:span></text:p>
      <text:p text:style-name="Preformatted_20_Text"/>
      <text:p text:style-name="Preformatted_20_Text"><text:span text:style-name="Source_20_Text">// All comments, including the newly saved comment...</text:span></text:p>
      <text:p text:style-name="P2"><text:span text:style-name="Source_20_Text">$post-&gt;comments;</text:span></text:p>
      <text:h text:style-name="Heading_20_4" text:outline-level="4"><text:bookmark text:name="the-push-method"/><text:a xlink:type="simple" xlink:href="https://laravel.com/docs/8.x/eloquent-relationships#the-push-method" text:style-name="Internet_20_link" text:visited-style-name="Visited_20_Internet_20_Link">Recursively Saving Models &amp; Relationships</text:a></text:h>
      <text:p text:style-name="Text_20_body">If you would like to <text:span text:style-name="Source_20_Text">save</text:span> your model and all of its associated relationships, you may use the <text:span text:style-name="Source_20_Text">push</text:span> method. In this example, the <text:span text:style-name="Source_20_Text">Post</text:span> model will be saved as well as its comments and the comment's authors:</text:p>
      <text:p text:style-name="Preformatted_20_Text"><text:span text:style-name="Source_20_Text">$post = Post::find(1);</text:span></text:p>
      <text:p text:style-name="Preformatted_20_Text"/>
      <text:p text:style-name="Preformatted_20_Text"><text:span text:style-name="Source_20_Text">$post-&gt;comments[0]-&gt;message = 'Message';</text:span></text:p>
      <text:p text:style-name="Preformatted_20_Text"><text:span text:style-name="Source_20_Text">$post-&gt;comments[0]-&gt;author-&gt;name = 'Author Name';</text:span></text:p>
      <text:p text:style-name="Preformatted_20_Text"/>
      <text:p text:style-name="P2"><text:span text:style-name="Source_20_Text">$post-&gt;push();</text:span></text:p>
      <text:h text:style-name="Heading_20_3" text:outline-level="3"><text:bookmark text:name="the-create-method"/><text:a xlink:type="simple" xlink:href="https://laravel.com/docs/8.x/eloquent-relationships#the-create-method" text:style-name="Internet_20_link" text:visited-style-name="Visited_20_Internet_20_Link">The </text:a><text:a xlink:type="simple" xlink:href="https://laravel.com/docs/8.x/eloquent-relationships#the-create-method" text:style-name="Internet_20_link" text:visited-style-name="Visited_20_Internet_20_Link"><text:span text:style-name="Source_20_Text">create</text:span></text:a><text:a xlink:type="simple" xlink:href="https://laravel.com/docs/8.x/eloquent-relationships#the-create-method" text:style-name="Internet_20_link" text:visited-style-name="Visited_20_Internet_20_Link"> Method</text:a></text:h>
      <text:p text:style-name="Text_20_body">In addition to the <text:span text:style-name="Source_20_Text">save</text:span> and <text:span text:style-name="Source_20_Text">saveMany</text:span> methods, you may also use the <text:span text:style-name="Source_20_Text">create</text:span> method, which accepts an array of attributes, creates a model, and inserts it into the database. The difference between <text:span text:style-name="Source_20_Text">save</text:span> and <text:span text:style-name="Source_20_Text">create</text:span> is that <text:span text:style-name="Source_20_Text">save</text:span> accepts a full Eloquent model instance while <text:span text:style-name="Source_20_Text">create</text:span> accepts a plain PHP <text:span text:style-name="Source_20_Text">array</text:span>. The newly created model will be returned by the <text:span text:style-name="Source_20_Text">create</text:span> method:</text:p>
      <text:p text:style-name="Preformatted_20_Text"><text:span text:style-name="Source_20_Text">use App\Models\Post;</text:span></text:p>
      <text:p text:style-name="Preformatted_20_Text"/>
      <text:p text:style-name="Preformatted_20_Text"><text:span text:style-name="Source_20_Text">$post = Post::find(1);</text:span></text:p>
      <text:p text:style-name="Preformatted_20_Text"/>
      <text:p text:style-name="Preformatted_20_Text"><text:span text:style-name="Source_20_Text">$comment = $post-&gt;comments()-&gt;create([</text:span></text:p>
      <text:p text:style-name="Preformatted_20_Text"><text:span text:style-name="Source_20_Text"><text:s text:c="4"/>'message' =&gt; 'A new comment.',</text:span></text:p>
      <text:p text:style-name="P2"><text:span text:style-name="Source_20_Text">]);</text:span></text:p>
      <text:p text:style-name="Text_20_body">You may use the <text:span text:style-name="Source_20_Text">createMany</text:span> method to create multiple related models:</text:p>
      <text:p text:style-name="Preformatted_20_Text"><text:span text:style-name="Source_20_Text">$post = Post::find(1);</text:span></text:p>
      <text:p text:style-name="Preformatted_20_Text"/>
      <text:p text:style-name="Preformatted_20_Text"><text:span text:style-name="Source_20_Text">$post-&gt;comments()-&gt;createMany([</text:span></text:p>
      <text:p text:style-name="Preformatted_20_Text"><text:span text:style-name="Source_20_Text"><text:s text:c="4"/>['message' =&gt; 'A new comment.'],</text:span></text:p>
      <text:p text:style-name="Preformatted_20_Text"><text:span text:style-name="Source_20_Text"><text:s text:c="4"/>['message' =&gt; 'Another new comment.'],</text:span></text:p>
      <text:p text:style-name="P2"><text:span text:style-name="Source_20_Text">]);</text:span></text:p>
      <text:p text:style-name="Text_20_body">You may also use the <text:span text:style-name="Source_20_Text">findOrNew</text:span>, <text:span text:style-name="Source_20_Text">firstOrNew</text:span>, <text:span text:style-name="Source_20_Text">firstOrCreate</text:span>, and <text:span text:style-name="Source_20_Text">updateOrCreate</text:span> methods to <text:a xlink:type="simple" xlink:href="https://laravel.com/docs/8.x/eloquent#upserts" text:style-name="Internet_20_link" text:visited-style-name="Visited_20_Internet_20_Link">create and update models on relationships</text:a>.</text:p>
      <text:p text:style-name="Quotations"><text:soft-page-break/><draw:frame draw:style-name="fr1" draw:name="Figura9" text:anchor-type="as-char" svg:width="0.767cm" svg:height="1.085cm" draw:z-index="8"><draw:image xlink:href="Pictures/10000167000002FF0000043D7FBBAEB6AD7A03D5.svg" xlink:type="simple" xlink:show="embed" xlink:actuate="onLoad" loext:mime-type="image/svg+xml"/><draw:image xlink:href="Pictures/100002010000001D000000294EB55EC17D53E927.png" xlink:type="simple" xlink:show="embed" xlink:actuate="onLoad" loext:mime-type="image/png"/></draw:frame></text:p>
      <text:p text:style-name="Quotations">Before using the <text:span text:style-name="Source_20_Text">create</text:span> method, be sure to review the <text:a xlink:type="simple" xlink:href="https://laravel.com/docs/8.x/eloquent#mass-assignment" text:style-name="Internet_20_link" text:visited-style-name="Visited_20_Internet_20_Link">mass assignment</text:a> documentation.</text:p>
      <text:h text:style-name="Heading_20_3" text:outline-level="3"><text:bookmark text:name="updating-belongs-to-relationships"/><text:a xlink:type="simple" xlink:href="https://laravel.com/docs/8.x/eloquent-relationships#updating-belongs-to-relationships" text:style-name="Internet_20_link" text:visited-style-name="Visited_20_Internet_20_Link">Belongs To Relationships</text:a></text:h>
      <text:p text:style-name="Text_20_body">If you would like to assign a child model to a new parent model, you may use the <text:span text:style-name="Source_20_Text">associate</text:span> method. In this example, the <text:span text:style-name="Source_20_Text">User</text:span> model defines a <text:span text:style-name="Source_20_Text">belongsTo</text:span> relationship to the <text:span text:style-name="Source_20_Text">Account</text:span> model. This <text:span text:style-name="Source_20_Text">associate</text:span> method will set the foreign key on the child model:</text:p>
      <text:p text:style-name="Preformatted_20_Text"><text:span text:style-name="Source_20_Text">use App\Models\Account;</text:span></text:p>
      <text:p text:style-name="Preformatted_20_Text"/>
      <text:p text:style-name="Preformatted_20_Text"><text:span text:style-name="Source_20_Text">$account = Account::find(10);</text:span></text:p>
      <text:p text:style-name="Preformatted_20_Text"/>
      <text:p text:style-name="Preformatted_20_Text"><text:span text:style-name="Source_20_Text">$user-&gt;account()-&gt;associate($account);</text:span></text:p>
      <text:p text:style-name="Preformatted_20_Text"/>
      <text:p text:style-name="P2"><text:span text:style-name="Source_20_Text">$user-&gt;save();</text:span></text:p>
      <text:p text:style-name="Text_20_body">To remove a parent model from a child model, you may use the <text:span text:style-name="Source_20_Text">dissociate</text:span> method. This method will set the relationship's foreign key to <text:span text:style-name="Source_20_Text">null</text:span>:</text:p>
      <text:p text:style-name="Preformatted_20_Text"><text:span text:style-name="Source_20_Text">$user-&gt;account()-&gt;dissociate();</text:span></text:p>
      <text:p text:style-name="Preformatted_20_Text"/>
      <text:p text:style-name="P2"><text:span text:style-name="Source_20_Text">$user-&gt;save();</text:span></text:p>
      <text:h text:style-name="Heading_20_3" text:outline-level="3"><text:bookmark text:name="updating-many-to-many-relationships"/><text:a xlink:type="simple" xlink:href="https://laravel.com/docs/8.x/eloquent-relationships#updating-many-to-many-relationships" text:style-name="Internet_20_link" text:visited-style-name="Visited_20_Internet_20_Link">Many To Many Relationships</text:a></text:h>
      <text:h text:style-name="Heading_20_4" text:outline-level="4"><text:bookmark text:name="attaching-detaching"/><text:a xlink:type="simple" xlink:href="https://laravel.com/docs/8.x/eloquent-relationships#attaching-detaching" text:style-name="Internet_20_link" text:visited-style-name="Visited_20_Internet_20_Link">Attaching / Detaching</text:a></text:h>
      <text:p text:style-name="Text_20_body">Eloquent also provides methods to make working with many-to-many relationships more convenient. For example, let's imagine a user can have many roles and a role can have many users. You may use the <text:span text:style-name="Source_20_Text">attach</text:span> method to attach a role to a user by inserting a record in the relationship's intermediate table:</text:p>
      <text:p text:style-name="Preformatted_20_Text"><text:span text:style-name="Source_20_Text">use App\Models\User;</text:span></text:p>
      <text:p text:style-name="Preformatted_20_Text"/>
      <text:p text:style-name="Preformatted_20_Text"><text:span text:style-name="Source_20_Text">$user = User::find(1);</text:span></text:p>
      <text:p text:style-name="Preformatted_20_Text"/>
      <text:p text:style-name="P2"><text:span text:style-name="Source_20_Text">$user-&gt;roles()-&gt;attach($roleId);</text:span></text:p>
      <text:p text:style-name="Text_20_body">When attaching a relationship to a model, you may also pass an array of additional data to be inserted into the intermediate table:</text:p>
      <text:p text:style-name="P2"><text:span text:style-name="Source_20_Text">$user-&gt;roles()-&gt;attach($roleId, ['expires' =&gt; $expires]);</text:span></text:p>
      <text:p text:style-name="Text_20_body">Sometimes it may be necessary to remove a role from a user. To remove a many-to-many relationship record, use the <text:span text:style-name="Source_20_Text">detach</text:span> method. The <text:span text:style-name="Source_20_Text">detach</text:span> method will delete the appropriate record out of the intermediate table; however, both models will remain in the database:</text:p>
      <text:p text:style-name="Preformatted_20_Text"><text:span text:style-name="Source_20_Text">// Detach a single role from the user...</text:span></text:p>
      <text:p text:style-name="Preformatted_20_Text"><text:span text:style-name="Source_20_Text">$user-&gt;roles()-&gt;detach($roleId);</text:span></text:p>
      <text:p text:style-name="Preformatted_20_Text"/>
      <text:p text:style-name="Preformatted_20_Text"><text:span text:style-name="Source_20_Text">// Detach all roles from the user...</text:span></text:p>
      <text:p text:style-name="P2"><text:soft-page-break/><text:span text:style-name="Source_20_Text">$user-&gt;roles()-&gt;detach();</text:span></text:p>
      <text:p text:style-name="Text_20_body">For convenience, <text:span text:style-name="Source_20_Text">attach</text:span> and <text:span text:style-name="Source_20_Text">detach</text:span> also accept arrays of IDs as input:</text:p>
      <text:p text:style-name="Preformatted_20_Text"><text:span text:style-name="Source_20_Text">$user = User::find(1);</text:span></text:p>
      <text:p text:style-name="Preformatted_20_Text"/>
      <text:p text:style-name="Preformatted_20_Text"><text:span text:style-name="Source_20_Text">$user-&gt;roles()-&gt;detach([1, 2, 3]);</text:span></text:p>
      <text:p text:style-name="Preformatted_20_Text"/>
      <text:p text:style-name="Preformatted_20_Text"><text:span text:style-name="Source_20_Text">$user-&gt;roles()-&gt;attach([</text:span></text:p>
      <text:p text:style-name="Preformatted_20_Text"><text:span text:style-name="Source_20_Text"><text:s text:c="4"/>1 =&gt; ['expires' =&gt; $expires],</text:span></text:p>
      <text:p text:style-name="Preformatted_20_Text"><text:span text:style-name="Source_20_Text"><text:s text:c="4"/>2 =&gt; ['expires' =&gt; $expires],</text:span></text:p>
      <text:p text:style-name="P2"><text:span text:style-name="Source_20_Text">]);</text:span></text:p>
      <text:h text:style-name="Heading_20_4" text:outline-level="4"><text:bookmark text:name="syncing-associations"/><text:a xlink:type="simple" xlink:href="https://laravel.com/docs/8.x/eloquent-relationships#syncing-associations" text:style-name="Internet_20_link" text:visited-style-name="Visited_20_Internet_20_Link">Syncing Associations</text:a></text:h>
      <text:p text:style-name="Text_20_body">You may also use the <text:span text:style-name="Source_20_Text">sync</text:span> method to construct many-to-many associations. The <text:span text:style-name="Source_20_Text">sync</text:span> method accepts an array of IDs to place on the intermediate table. Any IDs that are not in the given array will be removed from the intermediate table. So, after this operation is complete, only the IDs in the given array will exist in the intermediate table:</text:p>
      <text:p text:style-name="P2"><text:span text:style-name="Source_20_Text">$user-&gt;roles()-&gt;sync([1, 2, 3]);</text:span></text:p>
      <text:p text:style-name="Text_20_body">You may also pass additional intermediate table values with the IDs:</text:p>
      <text:p text:style-name="P2"><text:span text:style-name="Source_20_Text">$user-&gt;roles()-&gt;sync([1 =&gt; ['expires' =&gt; true], 2, 3]);</text:span></text:p>
      <text:p text:style-name="Text_20_body">If you do not want to detach existing IDs that are missing from the given array, you may use the <text:span text:style-name="Source_20_Text">syncWithoutDetaching</text:span> method:</text:p>
      <text:p text:style-name="P2"><text:span text:style-name="Source_20_Text">$user-&gt;roles()-&gt;syncWithoutDetaching([1, 2, 3]);</text:span></text:p>
      <text:h text:style-name="Heading_20_4" text:outline-level="4"><text:bookmark text:name="toggling-associations"/><text:a xlink:type="simple" xlink:href="https://laravel.com/docs/8.x/eloquent-relationships#toggling-associations" text:style-name="Internet_20_link" text:visited-style-name="Visited_20_Internet_20_Link">Toggling Associations</text:a></text:h>
      <text:p text:style-name="Text_20_body">The many-to-many relationship also provides a <text:span text:style-name="Source_20_Text">toggle</text:span> method which "toggles" the attachment status of the given related model IDs. If the given ID is currently attached, it will be detached. Likewise, if it is currently detached, it will be attached:</text:p>
      <text:p text:style-name="P2"><text:span text:style-name="Source_20_Text">$user-&gt;roles()-&gt;toggle([1, 2, 3]);</text:span></text:p>
      <text:h text:style-name="Heading_20_4" text:outline-level="4"><text:bookmark text:name="updating-a-record-on-the-intermediate-table"/><text:a xlink:type="simple" xlink:href="https://laravel.com/docs/8.x/eloquent-relationships#updating-a-record-on-the-intermediate-table" text:style-name="Internet_20_link" text:visited-style-name="Visited_20_Internet_20_Link">Updating A Record On The Intermediate Table</text:a></text:h>
      <text:p text:style-name="Text_20_body">If you need to update an existing row in your relationship's intermediate table, you may use the <text:span text:style-name="Source_20_Text">updateExistingPivot</text:span> method. This method accepts the intermediate record foreign key and an array of attributes to update:</text:p>
      <text:p text:style-name="Preformatted_20_Text"><text:span text:style-name="Source_20_Text">$user = User::find(1);</text:span></text:p>
      <text:p text:style-name="Preformatted_20_Text"/>
      <text:p text:style-name="Preformatted_20_Text"><text:span text:style-name="Source_20_Text">$user-&gt;roles()-&gt;updateExistingPivot($roleId, [</text:span></text:p>
      <text:p text:style-name="Preformatted_20_Text"><text:span text:style-name="Source_20_Text"><text:s text:c="4"/>'active' =&gt; false,</text:span></text:p>
      <text:p text:style-name="P2"><text:span text:style-name="Source_20_Text">]);</text:span></text:p>
      <text:h text:style-name="Heading_20_2" text:outline-level="2"><text:bookmark text:name="touching-parent-timestamps"/><text:soft-page-break/><text:a xlink:type="simple" xlink:href="https://laravel.com/docs/8.x/eloquent-relationships#touching-parent-timestamps" text:style-name="Internet_20_link" text:visited-style-name="Visited_20_Internet_20_Link">Touching Parent Timestamps</text:a></text:h>
      <text:p text:style-name="Text_20_body">When a model defines a <text:span text:style-name="Source_20_Text">belongsTo</text:span> or <text:span text:style-name="Source_20_Text">belongsToMany</text:span> relationship to another model, such as a <text:span text:style-name="Source_20_Text">Comment</text:span> which belongs to a <text:span text:style-name="Source_20_Text">Post</text:span>, it is sometimes helpful to update the parent's timestamp when the child model is updated.</text:p>
      <text:p text:style-name="Text_20_body">For example, when a <text:span text:style-name="Source_20_Text">Comment</text:span> model is updated, you may want to automatically "touch" the <text:span text:style-name="Source_20_Text">updated_at</text:span> timestamp of the owning <text:span text:style-name="Source_20_Text">Post</text:span> so that it is set to the current date and time. To accomplish this, you may add a <text:span text:style-name="Source_20_Text">touches</text:span> property to your child model containing the names of the relationships that should have their <text:span text:style-name="Source_20_Text">updated_at</text:span> timestamps updated when the child model is updated:</text:p>
      <text:p text:style-name="Preformatted_20_Text"><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mmen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ll of the relationships to be touched.</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touches = ['post'];</text:span></text:p>
      <text:p text:style-name="Preformatted_20_Text"/>
      <text:p text:style-name="Preformatted_20_Text"><text:span text:style-name="Source_20_Text"><text:s text:c="4"/>/**</text:span></text:p>
      <text:p text:style-name="Preformatted_20_Text"><text:span text:style-name="Source_20_Text"><text:s text:c="5"/>* Get the post that the comment belongs to.</text:span></text:p>
      <text:p text:style-name="Preformatted_20_Text"><text:span text:style-name="Source_20_Text"><text:s text:c="5"/>*/</text:span></text:p>
      <text:p text:style-name="Preformatted_20_Text"><text:span text:style-name="Source_20_Text"><text:s text:c="4"/>public function post()</text:span></text:p>
      <text:p text:style-name="Preformatted_20_Text"><text:span text:style-name="Source_20_Text"><text:s text:c="4"/>{</text:span></text:p>
      <text:p text:style-name="Preformatted_20_Text"><text:span text:style-name="Source_20_Text"><text:s text:c="8"/>return $this-&gt;belongsTo(Post::class);</text:span></text:p>
      <text:p text:style-name="Preformatted_20_Text"><text:span text:style-name="Source_20_Text"><text:s text:c="4"/>}</text:span></text:p>
      <text:p text:style-name="P2"><text:span text:style-name="Source_20_Text">}</text:span></text:p>
      <text:p text:style-name="Quotations"><draw:frame draw:style-name="fr1" draw:name="Figura10" text:anchor-type="as-char" svg:width="0.185cm" svg:height="0.953cm" draw:z-index="9"><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Parent model timestamps will only be updated if the child model is updated using Eloquent's <text:span text:style-name="Source_20_Text">save</text:span> method.</text:p>
      <text:p text:style-name="Text_20_body"/>
      <text:h text:style-name="P1" text:outline-level="1">Pivot tables and many-to-many relationships</text:h>
      <text:p text:style-name="Text_20_body">Today I want to talk about a feature of Laravel which is really useful but can be potentially difficult to understand at first. Pivot table is an example of intermediate table with relationships between two other “main” tables.</text:p>
      <text:h text:style-name="Heading_20_2" text:outline-level="2">Real-life example of pivot tables</text:h>
      <text:p text:style-name="Text_20_body">In official documentation they show the example of User-Role relationships, where user potentially can belong to several roles, and vice versa. So to make things clearer – let’s take another real-life example: <text:span text:style-name="T1">Shops</text:span> and <text:span text:style-name="T1">Products</text:span>.</text:p>
      <text:p text:style-name="Text_20_body">Let’s say a company has a dozen of Shops all over city/country and a variety of products, and they want to store the information about which Product is sold in which Shop. It’s a perfect example of many-to-many relationship: one product can belong to several shops, and one shop can have multiple products.</text:p>
      <text:p text:style-name="Text_20_body">So here’s a potential database structure:<text:line-break/><text:span text:style-name="T1">shops</text:span><text:line-break/>– id<text:line-break/>– name</text:p>
      <text:p text:style-name="Text_20_body"><text:span text:style-name="T1">products</text:span><text:line-break/>– id<text:line-break/>– name</text:p>
      <text:p text:style-name="Text_20_body"><text:span text:style-name="T1">product_shop</text:span><text:line-break/>– product_id<text:line-break/>– shop_id</text:p>
      <text:p text:style-name="Text_20_body">The final table in the list – <text:span text:style-name="T1">product_shop</text:span> is called a “pivot” table, as mentioned in the topic title. Now, there are several things to mention here.</text:p>
      <text:list xml:id="list1635972206" text:style-name="L1">
        <text:list-item>
          <text:p text:style-name="P7"><text:span text:style-name="T1">Name of the pivot table</text:span> should consist of <text:span text:style-name="T1">singular</text:span> names of both tables, separated by undescore symbole and these names should be arranged in <text:span text:style-name="T1">alphabetical</text:span> order, so we have to have <text:span text:style-name="T1">product_shop</text:span>, not <text:span text:style-name="T1">shop_product</text:span>. </text:p>
        </text:list-item>
        <text:list-item>
          <text:p text:style-name="P7"><text:span text:style-name="T1">To create a pivot table</text:span> we can create a simple migration with <text:span text:style-name="T1">artisan make:migration</text:span> or use Jeffrey Way’s package <text:a xlink:type="simple" xlink:href="https://github.com/laracasts/Laravel-5-Generators-Extended#pivot-tables" office:target-frame-name="_blank" xlink:show="new" text:style-name="Internet_20_link" text:visited-style-name="Visited_20_Internet_20_Link">Laravel 5 Generators Extended</text:a> where we have a command <text:span text:style-name="T1">artisan make:migration:pivot</text:span>. </text:p>
        </text:list-item>
        <text:list-item>
          <text:p text:style-name="P4"><text:span text:style-name="T1">Pivot table fields:</text:span> by default, there should be only two fields – foreign key to each of the tables, in our case <text:span text:style-name="T1">product_id</text:span> and <text:span text:style-name="T1">shop_id</text:span>. You can add more fields if you want, then you need to add them to relationship assignment – we will discuss that later. </text:p>
        </text:list-item>
      </text:list>
      <text:h text:style-name="Heading_20_2" text:outline-level="2">Models for Many-to-Many Relationships: BelongsToMany</text:h>
      <text:p text:style-name="Text_20_body">Ok, we have DB tables and migrations, now let’s create models for them. The main part here is to assign a many-to-many relationship – it can be done from either of “main” tables models.</text:p>
      <text:p text:style-name="Text_20_body"><text:soft-page-break/>So, option 1:<text:line-break/><text:span text:style-name="T1">app/Shop.php:</text:span></text:p>
      <text:p text:style-name="Preformatted_20_Text">class Shop extends Model</text:p>
      <text:p text:style-name="Preformatted_20_Text">{</text:p>
      <text:p text:style-name="Preformatted_20_Text"><text:s text:c="4"/>/**</text:p>
      <text:p text:style-name="Preformatted_20_Text"><text:s text:c="5"/>* The products that belong to the shop.</text:p>
      <text:p text:style-name="Preformatted_20_Text"><text:s text:c="5"/>*/</text:p>
      <text:p text:style-name="Preformatted_20_Text"><text:s text:c="4"/>public function products()</text:p>
      <text:p text:style-name="Preformatted_20_Text"><text:s text:c="4"/>{</text:p>
      <text:p text:style-name="Preformatted_20_Text"><text:s text:c="8"/>return $this-&gt;belongsToMany('App\Product');</text:p>
      <text:p text:style-name="Preformatted_20_Text"><text:s text:c="4"/>}</text:p>
      <text:p text:style-name="P2">}</text:p>
      <text:p text:style-name="Text_20_body">Or option 2:<text:line-break/><text:span text:style-name="T1">app/Product.php:</text:span></text:p>
      <text:p text:style-name="Preformatted_20_Text">class Product extends Model</text:p>
      <text:p text:style-name="Preformatted_20_Text">{</text:p>
      <text:p text:style-name="Preformatted_20_Text"><text:s text:c="4"/>/**</text:p>
      <text:p text:style-name="Preformatted_20_Text"><text:s text:c="5"/>* The shops that belong to the product.</text:p>
      <text:p text:style-name="Preformatted_20_Text"><text:s text:c="5"/>*/</text:p>
      <text:p text:style-name="Preformatted_20_Text"><text:s text:c="4"/>public function shops()</text:p>
      <text:p text:style-name="Preformatted_20_Text"><text:s text:c="4"/>{</text:p>
      <text:p text:style-name="Preformatted_20_Text"><text:s text:c="8"/>return $this-&gt;belongsToMany('App\Shop');</text:p>
      <text:p text:style-name="Preformatted_20_Text"><text:s text:c="4"/>}</text:p>
      <text:p text:style-name="P2">}</text:p>
      <text:p text:style-name="Text_20_body">Actually, you can do both – it depends on how will you actuall use the relationship in other parts of the code: will you need <text:span text:style-name="T1">$shop-&gt;products</text:span> or more likely to query <text:span text:style-name="T1">$product-&gt;shops</text:span>, or both.</text:p>
      <text:p text:style-name="Text_20_body">Now, with such declaration of relationships Laravel “assumes” that pivot table name obeys the rules and is <text:span text:style-name="T1">product_shop</text:span>. But, if it’s actually different (for example, it’s plural), you can provide it as a second parameter:</text:p>
      <text:p text:style-name="Preformatted_20_Text">public function products()</text:p>
      <text:p text:style-name="Preformatted_20_Text">{</text:p>
      <text:p text:style-name="Preformatted_20_Text"><text:s text:c="4"/>return $this-&gt;belongsToMany('App\Product', 'products_shops');</text:p>
      <text:p text:style-name="P2">}</text:p>
      <text:p text:style-name="Text_20_body">Moreover, you can specify the actual field names of that pivot table, if they are different than default <text:span text:style-name="T1">product_id</text:span> and <text:span text:style-name="T1">shop_id</text:span>. Then just add two more parameters – first, the current model field, and then the field of the model being joined: </text:p>
      <text:p text:style-name="Preformatted_20_Text">public function products()</text:p>
      <text:p text:style-name="Preformatted_20_Text">{</text:p>
      <text:p text:style-name="Preformatted_20_Text"><text:s text:c="4"/>return $this-&gt;belongsToMany('App\Product', 'products_shops', </text:p>
      <text:p text:style-name="Preformatted_20_Text"><text:s text:c="6"/>'shops_id', 'products_id');</text:p>
      <text:p text:style-name="P2">}</text:p>
      <text:p text:style-name="Text_20_body">One of the main benefits here: <text:span text:style-name="T1">you don’t need to create a separate model for ProductShop</text:span> – you will be able to manage that table through pivot commands, we will discuss that right away.</text:p>
      <text:p text:style-name="P10"><text:span text:style-name="T2">Have you tried our tool to generate Laravel adminpanel without a line of code?<text:line-break/>Go to </text:span><text:a xlink:type="simple" xlink:href="https://quickadminpanel.com/" text:style-name="Internet_20_link" text:visited-style-name="Visited_20_Internet_20_Link"><text:span text:style-name="T2">QuickAdminPanel.com</text:span></text:a><text:span text:style-name="T2"> </text:span></text:p>
      <text:h text:style-name="Heading_20_2" text:outline-level="2"><text:soft-page-break/>Managing Many-to-Many Relationships: attach-detach-sync</text:h>
      <text:p text:style-name="Text_20_body">So, we have tables, and we have Models ready. Now, how do we actually save the data with a help of our two Models instead of the third intermediate one? Couple of things here.</text:p>
      <text:p text:style-name="Text_20_body">For example, if we want to add another <text:span text:style-name="T1">product</text:span> to the current <text:span text:style-name="T1">shop</text:span> instance, we use relationship function and then method <text:span text:style-name="T1">attach()</text:span>:</text:p>
      <text:p text:style-name="Preformatted_20_Text">$shop = Shop::find($shop_id);</text:p>
      <text:p text:style-name="P2">$shop-&gt;products()-&gt;attach($product_id);</text:p>
      <text:p text:style-name="Text_20_body">The result – a new row will be added to <text:span text:style-name="T1">product_shop</text:span> table, with <text:span text:style-name="T1">$product_id</text:span> and <text:span text:style-name="T1">$shop_id</text:span> values.</text:p>
      <text:p text:style-name="Text_20_body">Likewise, we can <text:span text:style-name="T1">detach</text:span> a relationship – let’s say, we want to remove a product from the shop:</text:p>
      <text:p text:style-name="P2">$shop-&gt;products()-&gt;detach($product_id);</text:p>
      <text:p text:style-name="Text_20_body">Or, more brutally, remove all products from a particular shop – then just call method without parameters:</text:p>
      <text:p text:style-name="P2">$shop-&gt;products()-&gt;detach();</text:p>
      <text:p text:style-name="Text_20_body">You can also attach and detach rows, passing array of values as parameters:</text:p>
      <text:p text:style-name="Preformatted_20_Text">$shop-&gt;products()-&gt;attach([123, 456, 789]);</text:p>
      <text:p text:style-name="P2">$shop-&gt;products()-&gt;detach([321, 654, 987]);</text:p>
      <text:p text:style-name="Text_20_body">And another REALLY useful function, in my experience, is updating the whole pivot table. Really often example – in your admin area there are checkboxes for shops for a particular product, and on <text:span text:style-name="T1">Update</text:span> operation you actually have to check all shops, delete those which are not in new checkbox array, and then add/update existing ones. Pain in the neck.</text:p>
      <text:p text:style-name="Text_20_body">Not anymore – there’s a method called <text:span text:style-name="T1">sync()</text:span> which accept new values as parameters array, and then takes care of all that “dirty work” of syncing:</text:p>
      <text:p text:style-name="P2">$product-&gt;shops()-&gt;sync([1, 2, 3]);</text:p>
      <text:p text:style-name="Text_20_body">Result – no matter what values were in <text:span text:style-name="T1">product_shop</text:span> table before, after this call there will be only three rows with shop_id equals 1, 2, or 3.</text:p>
      <text:h text:style-name="Heading_20_2" text:outline-level="2">Additional Columns in Pivot Tables</text:h>
      <text:p text:style-name="Text_20_body">As I mentioned above, it’s pretty likely that you would want more fields in that pivot tables. In our example it would make sense to save the <text:span text:style-name="T1">amount of products</text:span>, <text:span text:style-name="T1">price</text:span> in that particular shop and <text:span text:style-name="T1">timestamps</text:span>. We can add the fields through migration files, as usual, but for proper usage in relationships we have to make some additional changes to Models:</text:p>
      <text:p text:style-name="Preformatted_20_Text">public function products()</text:p>
      <text:p text:style-name="Preformatted_20_Text">{</text:p>
      <text:p text:style-name="Preformatted_20_Text"><text:s text:c="4"/>return $this-&gt;belongsToMany('App\Product')</text:p>
      <text:p text:style-name="Preformatted_20_Text"><text:s text:c="8"/>-&gt;withPivot('products_amount', 'price')</text:p>
      <text:p text:style-name="Preformatted_20_Text"><text:s text:c="8"/>-&gt;withTimestamps();</text:p>
      <text:p text:style-name="P2">}</text:p>
      <text:p text:style-name="Text_20_body"><text:soft-page-break/>As you can see, we can add timestamps with a simple method <text:span text:style-name="T1">withTimestamps</text:span> and additional fields are added just as parameters in method <text:span text:style-name="T1">withPivot</text:span>.</text:p>
      <text:p text:style-name="Text_20_body">Now, what it gives us is possibility to get those values in our loops in the code. With a property called <text:span text:style-name="T1">pivot</text:span>:</text:p>
      <text:p text:style-name="Preformatted_20_Text">foreach ($shop-&gt;products as $product)</text:p>
      <text:p text:style-name="Preformatted_20_Text">{</text:p>
      <text:p text:style-name="Preformatted_20_Text"><text:s text:c="4"/>echo $product-&gt;pivot-&gt;price;</text:p>
      <text:p text:style-name="P2">}</text:p>
      <text:p text:style-name="Text_20_body">Basically, <text:span text:style-name="T1">-&gt;pivot</text:span> represents that intermediate pivot table, and with this we can access any of our described fields, like <text:span text:style-name="T1">created_at</text:span>, for example.</text:p>
      <text:p text:style-name="Text_20_body">Now, how to add those values when calling <text:span text:style-name="T1">attach()</text:span>? The method accept another parameter as array, so you can specify all additional fields there:</text:p>
      <text:p text:style-name="P2">$shop-&gt;products()-&gt;attach(1, ['products_amount' =&gt; 100, 'price' =&gt; 49.99]);</text:p>
      <text:h text:style-name="Heading_20_2" text:outline-level="2">Conclusion</text:h>
      <text:p text:style-name="Text_20_body">So, pivot tables and many-to-many relationships are handled quite conveniently with Eloquent, so there’s no need to create a separate model for intermediate table. Hope that helps!</text:p>
      <text:p text:style-name="Standard"><text:a xlink:type="simple" xlink:href="https://laraveldaily.com/pivot-tables-and-many-to-many-relationships/" text:style-name="Internet_20_link" text:visited-style-name="Visited_20_Internet_20_Link">https://laraveldaily.com/pivot-tables-and-many-to-many-relationships/</text:a></text:p>
      <text:p text:style-name="Standard"/>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5:17:52.559928755</meta:creation-date>
    <dc:date>2021-05-04T15:20:18.572017694</dc:date>
    <meta:editing-duration>PT2M27S</meta:editing-duration>
    <meta:editing-cycles>1</meta:editing-cycles>
    <meta:document-statistic meta:table-count="0" meta:image-count="10" meta:object-count="0" meta:page-count="41" meta:paragraph-count="1199" meta:word-count="9976" meta:character-count="68307" meta:non-whitespace-character-count="57302"/>
    <meta:generator>LibreOffice/6.4.7.2$Linux_X86_64 LibreOffice_project/40$Build-2</meta:generator>
  </office:meta>
</office:document-meta>
</file>